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3.5403in" style:rel-column-width="32767*"/>
    </style:style>
    <style:style style:name="Table435.B" style:family="table-column">
      <style:table-column-properties style:column-width="3.5403in" style:rel-column-width="32768*"/>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5.A2" style:family="table-cell">
      <style:table-cell-properties fo:padding="0.0382in" fo:border-left="0.0007in solid #000000" fo:border-right="none" fo:border-top="none" fo:border-bottom="0.0007in solid #000000"/>
    </style:style>
    <style:style style:name="Table435.B2" style:family="table-cell">
      <style:table-cell-properties fo:padding="0.0382in" fo:border-left="0.0007in solid #000000" fo:border-right="0.0007in solid #000000" fo:border-top="none" fo:border-bottom="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3.5403in" style:rel-column-width="32767*"/>
    </style:style>
    <style:style style:name="Table314.B" style:family="table-column">
      <style:table-column-properties style:column-width="3.5403in" style:rel-column-width="32768*"/>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3.5403in" style:rel-column-width="32767*"/>
    </style:style>
    <style:style style:name="Table317.B" style:family="table-column">
      <style:table-column-properties style:column-width="3.5403in" style:rel-column-width="32768*"/>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3.5403in" style:rel-column-width="32767*"/>
    </style:style>
    <style:style style:name="Table318.B" style:family="table-column">
      <style:table-column-properties style:column-width="3.5403in" style:rel-column-width="32768*"/>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3.5403in" style:rel-column-width="32767*"/>
    </style:style>
    <style:style style:name="Table320.B" style:family="table-column">
      <style:table-column-properties style:column-width="3.5403in" style:rel-column-width="32768*"/>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3.5403in" style:rel-column-width="32767*"/>
    </style:style>
    <style:style style:name="Table322.B" style:family="table-column">
      <style:table-column-properties style:column-width="3.5403in" style:rel-column-width="32768*"/>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3.5403in" style:rel-column-width="32767*"/>
    </style:style>
    <style:style style:name="Table324.B" style:family="table-column">
      <style:table-column-properties style:column-width="3.5403in" style:rel-column-width="32768*"/>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3.5403in" style:rel-column-width="32767*"/>
    </style:style>
    <style:style style:name="Table325.B" style:family="table-column">
      <style:table-column-properties style:column-width="3.5403in" style:rel-column-width="32768*"/>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3.5403in" style:rel-column-width="32767*"/>
    </style:style>
    <style:style style:name="Table326.B" style:family="table-column">
      <style:table-column-properties style:column-width="3.5403in" style:rel-column-width="32768*"/>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3.5403in" style:rel-column-width="32767*"/>
    </style:style>
    <style:style style:name="Table327.B" style:family="table-column">
      <style:table-column-properties style:column-width="3.5403in" style:rel-column-width="32768*"/>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3.5403in" style:rel-column-width="32767*"/>
    </style:style>
    <style:style style:name="Table330.B" style:family="table-column">
      <style:table-column-properties style:column-width="3.5403in" style:rel-column-width="32768*"/>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3.5403in" style:rel-column-width="32767*"/>
    </style:style>
    <style:style style:name="Table331.B" style:family="table-column">
      <style:table-column-properties style:column-width="3.5403in" style:rel-column-width="32768*"/>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32767*"/>
    </style:style>
    <style:style style:name="Table339.B" style:family="table-column">
      <style:table-column-properties style:column-width="3.5403in" style:rel-column-width="3276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Text_20_body">
      <style:paragraph-properties fo:break-before="page"/>
      <style:text-properties style:use-window-font-color="true"/>
    </style:style>
    <style:style style:name="P64" style:family="paragraph" style:parent-style-name="Contents_20_Heading">
      <style:paragraph-properties fo:break-before="pag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Contents_20_1">
      <style:paragraph-properties>
        <style:tab-stops>
          <style:tab-stop style:position="7.0602in" style:type="right" style:leader-style="dotted" style:leader-text="."/>
        </style:tab-stops>
      </style:paragraph-properties>
    </style:style>
    <style:style style:name="P72" style:family="paragraph" style:parent-style-name="Contents_20_2">
      <style:paragraph-properties>
        <style:tab-stops>
          <style:tab-stop style:position="6.8839in" style:type="right"/>
        </style:tab-stops>
      </style:paragraph-properties>
    </style:style>
    <style:style style:name="P73" style:family="paragraph" style:parent-style-name="Index_20_1">
      <style:paragraph-properties>
        <style:tab-stops>
          <style:tab-stop style:position="7.0807in" style:type="right"/>
        </style:tab-stops>
      </style:paragraph-properties>
    </style:style>
    <style:style style:name="P74" style:family="paragraph" style:parent-style-name="Index_20_Separator">
      <style:paragraph-properties>
        <style:tab-stops/>
      </style:paragraph-properties>
    </style:style>
    <style:style style:name="P75" style:family="paragraph" style:parent-style-name="Heading_20_1">
      <style:paragraph-properties fo:text-align="justify" style:justify-single-word="false"/>
    </style:style>
    <style:style style:name="P76" style:family="paragraph" style:parent-style-name="Heading_20_1">
      <style:paragraph-properties fo:break-before="page"/>
    </style:style>
    <style:style style:name="P77" style:family="paragraph" style:parent-style-name="Snippet">
      <style:text-properties style:font-name="Courier New1"/>
    </style:style>
    <style:style style:name="P78" style:family="paragraph" style:parent-style-name="Text_20_body" style:master-page-name="Standard">
      <style:paragraph-properties style:page-number="auto"/>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paragraph-properties fo:text-align="justify" style:justify-single-word="false"/>
    </style:style>
    <style:style style:name="P82" style:family="paragraph" style:parent-style-name="Text_20_body" style:list-style-name="L5">
      <style:paragraph-properties fo:text-align="justify" style:justify-single-word="false"/>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8">
      <style:paragraph-properties fo:text-align="justify" style:justify-single-word="false"/>
    </style:style>
    <style:style style:name="P85" style:family="paragraph" style:parent-style-name="Text_20_body" style:list-style-name="L10">
      <style:paragraph-properties fo:text-align="justify" style:justify-single-word="false"/>
    </style:style>
    <style:style style:name="P86" style:family="paragraph" style:parent-style-name="Text_20_body" style:list-style-name="L11">
      <style:paragraph-properties fo:text-align="justify" style:justify-single-word="false"/>
    </style:style>
    <style:style style:name="P87" style:family="paragraph" style:parent-style-name="Text_20_body" style:list-style-name="L13">
      <style:paragraph-properties fo:text-align="justify" style:justify-single-word="false"/>
    </style:style>
    <style:style style:name="P88" style:family="paragraph" style:parent-style-name="Text_20_body" style:list-style-name="L14">
      <style:paragraph-properties fo:text-align="justify" style:justify-single-word="false"/>
    </style:style>
    <style:style style:name="P89" style:family="paragraph" style:parent-style-name="Text_20_body" style:list-style-name="L15">
      <style:paragraph-properties fo:text-align="justify" style:justify-single-word="false"/>
    </style:style>
    <style:style style:name="P90" style:family="paragraph" style:parent-style-name="Text_20_body" style:list-style-name="L16">
      <style:paragraph-properties fo:text-align="justify" style:justify-single-word="false"/>
    </style:style>
    <style:style style:name="P91" style:family="paragraph" style:parent-style-name="Text_20_body" style:list-style-name="L17">
      <style:paragraph-properties fo:text-align="justify" style:justify-single-word="false"/>
    </style:style>
    <style:style style:name="P92" style:family="paragraph" style:parent-style-name="Text_20_body" style:list-style-name="L18">
      <style:paragraph-properties fo:text-align="justify" style:justify-single-word="false"/>
    </style:style>
    <style:style style:name="P93" style:family="paragraph" style:parent-style-name="Text_20_body" style:list-style-name="L19">
      <style:paragraph-properties fo:text-align="justify" style:justify-single-word="false"/>
    </style:style>
    <style:style style:name="P94" style:family="paragraph" style:parent-style-name="Text_20_body" style:list-style-name="L20">
      <style:paragraph-properties fo:text-align="justify" style:justify-single-word="false"/>
    </style:style>
    <style:style style:name="P95" style:family="paragraph" style:parent-style-name="Text_20_body" style:list-style-name="L21">
      <style:paragraph-properties fo:text-align="justify" style:justify-single-word="false"/>
    </style:style>
    <style:style style:name="P96" style:family="paragraph" style:parent-style-name="Text_20_body" style:list-style-name="L22">
      <style:paragraph-properties fo:text-align="justify" style:justify-single-word="false"/>
    </style:style>
    <style:style style:name="P97" style:family="paragraph" style:parent-style-name="Text_20_body" style:list-style-name="L23">
      <style:paragraph-properties fo:text-align="justify" style:justify-single-word="false"/>
    </style:style>
    <style:style style:name="P98" style:family="paragraph" style:parent-style-name="Text_20_body" style:list-style-name="L24">
      <style:paragraph-properties fo:text-align="justify" style:justify-single-word="false"/>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2"/>
    <style:style style:name="P105"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6584632" text:id="ct236584632">
          <text:insertion>
            <office:change-info>
              <dc:creator>Peter Camilleri</dc:creator>
              <dc:date>2015-04-25T23:41:00</dc:date>
            </office:change-info>
          </text:insertion>
        </text:changed-region>
        <text:changed-region xml:id="ct236584736" text:id="ct236584736">
          <text:insertion>
            <office:change-info>
              <dc:creator>Peter Camilleri</dc:creator>
              <dc:date>2015-04-25T23:41:00</dc:date>
            </office:change-info>
          </text:insertion>
        </text:changed-region>
        <text:changed-region xml:id="ct236584840" text:id="ct236584840">
          <text:insertion>
            <office:change-info>
              <dc:creator>Peter Camilleri</dc:creator>
              <dc:date>2015-04-25T23:41:00</dc:date>
            </office:change-info>
          </text:insertion>
        </text:changed-region>
        <text:changed-region xml:id="ct236584944" text:id="ct236584944">
          <text:insertion>
            <office:change-info>
              <dc:creator>Peter Camilleri</dc:creator>
              <dc:date>2015-04-25T23:41:00</dc:date>
            </office:change-info>
          </text:insertion>
        </text:changed-region>
        <text:changed-region xml:id="ct236585048" text:id="ct236585048">
          <text:insertion>
            <office:change-info>
              <dc:creator>Peter Camilleri</dc:creator>
              <dc:date>2015-04-25T23:42:00</dc:date>
            </office:change-info>
          </text:insertion>
        </text:changed-region>
        <text:changed-region xml:id="ct236585152" text:id="ct236585152">
          <text:insertion>
            <office:change-info>
              <dc:creator>Peter Camilleri</dc:creator>
              <dc:date>2015-04-25T23:42:00</dc:date>
            </office:change-info>
          </text:insertion>
        </text:changed-region>
        <text:changed-region xml:id="ct236585256" text:id="ct236585256">
          <text:insertion>
            <office:change-info>
              <dc:creator>Peter Camilleri</dc:creator>
              <dc:date>2015-04-25T23:42:00</dc:date>
            </office:change-info>
          </text:insertion>
        </text:changed-region>
        <text:changed-region xml:id="ct236585360" text:id="ct236585360">
          <text:insertion>
            <office:change-info>
              <dc:creator>Peter Camilleri</dc:creator>
              <dc:date>2015-04-25T23:42:00</dc:date>
            </office:change-info>
          </text:insertion>
        </text:changed-region>
        <text:changed-region xml:id="ct236585464" text:id="ct236585464">
          <text:insertion>
            <office:change-info>
              <dc:creator>Peter Camilleri</dc:creator>
              <dc:date>2015-04-25T23:42:00</dc:date>
            </office:change-info>
          </text:insertion>
        </text:changed-region>
        <text:changed-region xml:id="ct236585568" text:id="ct236585568">
          <text:insertion>
            <office:change-info>
              <dc:creator>Peter Camilleri</dc:creator>
              <dc:date>2015-04-25T23:42:00</dc:date>
            </office:change-info>
          </text:insertion>
        </text:changed-region>
        <text:changed-region xml:id="ct236590288" text:id="ct236590288">
          <text:insertion>
            <office:change-info>
              <dc:creator>Peter Camilleri</dc:creator>
              <dc:date>2015-04-26T13:40:00</dc:date>
            </office:change-info>
          </text:insertion>
        </text:changed-region>
        <text:changed-region xml:id="ct236590392" text:id="ct236590392">
          <text:insertion>
            <office:change-info>
              <dc:creator>Peter Camilleri</dc:creator>
              <dc:date>2015-04-26T13:39:00</dc:date>
            </office:change-info>
          </text:insertion>
        </text:changed-region>
        <text:changed-region xml:id="ct236590496" text:id="ct236590496">
          <text:insertion>
            <office:change-info>
              <dc:creator>Peter Camilleri</dc:creator>
              <dc:date>2015-04-26T13:40:00</dc:date>
            </office:change-info>
          </text:insertion>
        </text:changed-region>
        <text:changed-region xml:id="ct236591536" text:id="ct236591536">
          <text:insertion>
            <office:change-info>
              <dc:creator>Peter Camilleri</dc:creator>
              <dc:date>2015-04-26T13:46:00</dc:date>
            </office:change-info>
          </text:insertion>
        </text:changed-region>
        <text:changed-region xml:id="ct236591640" text:id="ct236591640">
          <text:insertion>
            <office:change-info>
              <dc:creator>Peter Camilleri</dc:creator>
              <dc:date>2015-04-26T13:47:00</dc:date>
            </office:change-info>
          </text:insertion>
        </text:changed-region>
        <text:changed-region xml:id="ct234063448" text:id="ct234063448">
          <text:insertion>
            <office:change-info>
              <dc:creator>Peter Camilleri</dc:creator>
              <dc:date>2015-04-25T13:09:00</dc:date>
            </office:change-info>
          </text:insertion>
        </text:changed-region>
        <text:changed-region xml:id="ct234063552" text:id="ct234063552">
          <text:insertion>
            <office:change-info>
              <dc:creator>Peter Camilleri</dc:creator>
              <dc:date>2015-04-25T13:10:00</dc:date>
            </office:change-info>
          </text:insertion>
        </text:changed-region>
        <text:changed-region xml:id="ct234063760" text:id="ct234063760">
          <text:insertion>
            <office:change-info>
              <dc:creator>Peter Camilleri</dc:creator>
              <dc:date>2015-04-25T13:11:00</dc:date>
            </office:change-info>
          </text:insertion>
        </text:changed-region>
        <text:changed-region xml:id="ct234063864" text:id="ct234063864">
          <text:deletion>
            <office:change-info>
              <dc:creator>Peter Camilleri</dc:creator>
              <dc:date>2015-04-25T13:26:00</dc:date>
            </office:change-info>
            <text:p text:style-name="Text_20_body">.even?</text:p>
          </text:deletion>
        </text:changed-region>
        <text:changed-region xml:id="ct234063968" text:id="ct234063968">
          <text:insertion>
            <office:change-info>
              <dc:creator>Peter Camilleri</dc:creator>
              <dc:date>2015-04-25T13:25:00</dc:date>
            </office:change-info>
          </text:insertion>
        </text:changed-region>
        <text:changed-region xml:id="ct234064072" text:id="ct234064072">
          <text:insertion>
            <office:change-info>
              <dc:creator>Peter Camilleri</dc:creator>
              <dc:date>2015-04-25T13:25:00</dc:date>
            </office:change-info>
          </text:insertion>
        </text:changed-region>
        <text:changed-region xml:id="ct234064176" text:id="ct234064176">
          <text:insertion>
            <office:change-info>
              <dc:creator>Peter Camilleri</dc:creator>
              <dc:date>2015-04-25T13:25:00</dc:date>
            </office:change-info>
          </text:insertion>
        </text:changed-region>
        <text:changed-region xml:id="ct234064280" text:id="ct234064280">
          <text:insertion>
            <office:change-info>
              <dc:creator>Peter Camilleri</dc:creator>
              <dc:date>2015-04-25T13:25:00</dc:date>
            </office:change-info>
          </text:insertion>
        </text:changed-region>
        <text:changed-region xml:id="ct234064384" text:id="ct234064384">
          <text:insertion>
            <office:change-info>
              <dc:creator>Peter Camilleri</dc:creator>
              <dc:date>2015-04-25T13:25:00</dc:date>
            </office:change-info>
          </text:insertion>
        </text:changed-region>
        <text:changed-region xml:id="ct234064488" text:id="ct234064488">
          <text:insertion>
            <office:change-info>
              <dc:creator>Peter Camilleri</dc:creator>
              <dc:date>2015-04-25T13:27:00</dc:date>
            </office:change-info>
          </text:insertion>
        </text:changed-region>
        <text:changed-region xml:id="ct234064592" text:id="ct234064592">
          <text:insertion>
            <office:change-info>
              <dc:creator>Peter Camilleri</dc:creator>
              <dc:date>2015-04-25T13:27:00</dc:date>
            </office:change-info>
          </text:insertion>
        </text:changed-region>
        <text:changed-region xml:id="ct234064696" text:id="ct234064696">
          <text:deletion>
            <office:change-info>
              <dc:creator>Peter Camilleri</dc:creator>
              <dc:date>2015-04-25T13:29:00</dc:date>
            </office:change-info>
            <text:p text:style-name="Text_20_body">.gcd</text:p>
          </text:deletion>
        </text:changed-region>
        <text:changed-region xml:id="ct234064800" text:id="ct234064800">
          <text:insertion>
            <office:change-info>
              <dc:creator>Peter Camilleri</dc:creator>
              <dc:date>2015-04-25T13:25:00</dc:date>
            </office:change-info>
          </text:insertion>
        </text:changed-region>
        <text:changed-region xml:id="ct234064904" text:id="ct234064904">
          <text:deletion>
            <office:change-info>
              <dc:creator>Peter Camilleri</dc:creator>
              <dc:date>2015-04-25T13:31:00</dc:date>
            </office:change-info>
            <text:p text:style-name="Text_20_body">.lcm</text:p>
          </text:deletion>
        </text:changed-region>
        <text:changed-region xml:id="ct234065008" text:id="ct234065008">
          <text:insertion>
            <office:change-info>
              <dc:creator>Peter Camilleri</dc:creator>
              <dc:date>2015-04-25T13:25:00</dc:date>
            </office:change-info>
          </text:insertion>
        </text:changed-region>
        <text:changed-region xml:id="ct234065216" text:id="ct234065216">
          <text:deletion>
            <office:change-info>
              <dc:creator>Peter Camilleri</dc:creator>
              <dc:date>2015-04-25T13:37:00</dc:date>
            </office:change-info>
            <text:p text:style-name="Text_20_body">.odd?</text:p>
          </text:deletion>
        </text:changed-region>
        <text:changed-region xml:id="ct234065112" text:id="ct234065112">
          <text:deletion>
            <office:change-info>
              <dc:creator>Peter Camilleri</dc:creator>
              <dc:date>2015-04-25T13:39:00</dc:date>
            </office:change-info>
            <text:p text:style-name="Text_20_body"/>
            <text:p text:style-name="Text_20_body"/>
          </text:deletion>
        </text:changed-region>
        <text:changed-region xml:id="ct234065320" text:id="ct234065320">
          <text:insertion>
            <office:change-info>
              <dc:creator>Peter Camilleri</dc:creator>
              <dc:date>2015-04-25T13:25:00</dc:date>
            </office:change-info>
          </text:insertion>
        </text:changed-region>
        <text:changed-region xml:id="ct234065424" text:id="ct234065424">
          <text:deletion>
            <office:change-info>
              <dc:creator>Peter Camilleri</dc:creator>
              <dc:date>2015-04-25T13:41:00</dc:date>
            </office:change-info>
            <text:p text:style-name="Text_20_body">2*</text:p>
          </text:deletion>
        </text:changed-region>
        <text:changed-region xml:id="ct234065528" text:id="ct234065528">
          <text:insertion>
            <office:change-info>
              <dc:creator>Peter Camilleri</dc:creator>
              <dc:date>2015-04-25T13:24:00</dc:date>
            </office:change-info>
          </text:insertion>
        </text:changed-region>
        <text:changed-region xml:id="ct234065632" text:id="ct234065632">
          <text:insertion>
            <office:change-info>
              <dc:creator>Peter Camilleri</dc:creator>
              <dc:date>2015-04-25T13:25:00</dc:date>
            </office:change-info>
          </text:insertion>
        </text:changed-region>
        <text:changed-region xml:id="ct234065736" text:id="ct234065736">
          <text:insertion>
            <office:change-info>
              <dc:creator>Peter Camilleri</dc:creator>
              <dc:date>2015-04-25T13:42:00</dc:date>
            </office:change-info>
          </text:insertion>
        </text:changed-region>
        <text:changed-region xml:id="ct234065840" text:id="ct234065840">
          <text:insertion>
            <office:change-info>
              <dc:creator>Peter Camilleri</dc:creator>
              <dc:date>2015-04-25T13:25:00</dc:date>
            </office:change-info>
          </text:insertion>
        </text:changed-region>
        <text:changed-region xml:id="ct234065944" text:id="ct234065944">
          <text:insertion>
            <office:change-info>
              <dc:creator>Peter Camilleri</dc:creator>
              <dc:date>2015-04-25T13:25:00</dc:date>
            </office:change-info>
          </text:insertion>
        </text:changed-region>
        <text:changed-region xml:id="ct236543552" text:id="ct236543552">
          <text:insertion>
            <office:change-info>
              <dc:creator>Peter Camilleri</dc:creator>
              <dc:date>2015-04-25T13:42:00</dc:date>
            </office:change-info>
          </text:insertion>
        </text:changed-region>
        <text:changed-region xml:id="ct236543656" text:id="ct236543656">
          <text:insertion>
            <office:change-info>
              <dc:creator>Peter Camilleri</dc:creator>
              <dc:date>2015-04-25T13:42:00</dc:date>
            </office:change-info>
          </text:insertion>
        </text:changed-region>
        <text:changed-region xml:id="ct236543760" text:id="ct236543760">
          <text:deletion>
            <office:change-info>
              <dc:creator>Peter Camilleri</dc:creator>
              <dc:date>2015-04-25T13:42:00</dc:date>
            </office:change-info>
            <text:p text:style-name="Text_20_body">2/</text:p>
          </text:deletion>
        </text:changed-region>
        <text:changed-region xml:id="ct236543864" text:id="ct236543864">
          <text:insertion>
            <office:change-info>
              <dc:creator>Peter Camilleri</dc:creator>
              <dc:date>2015-04-25T13:25:00</dc:date>
            </office:change-info>
          </text:insertion>
        </text:changed-region>
        <text:changed-region xml:id="ct236543968" text:id="ct236543968">
          <text:deletion>
            <office:change-info>
              <dc:creator>Peter Camilleri</dc:creator>
              <dc:date>2015-04-25T13:46:00</dc:date>
            </office:change-info>
            <text:p text:style-name="Standard"/>
            <text:p text:style-name="Text_20_body">&lt;&lt;</text:p>
          </text:deletion>
        </text:changed-region>
        <text:changed-region xml:id="ct236544072" text:id="ct236544072">
          <text:insertion>
            <office:change-info>
              <dc:creator>Peter Camilleri</dc:creator>
              <dc:date>2015-04-25T13:25:00</dc:date>
            </office:change-info>
          </text:insertion>
        </text:changed-region>
        <text:changed-region xml:id="ct236544176" text:id="ct236544176">
          <text:deletion>
            <office:change-info>
              <dc:creator>Peter Camilleri</dc:creator>
              <dc:date>2015-04-25T13:55:00</dc:date>
            </office:change-info>
            <text:p text:style-name="Standard"/>
            <text:p text:style-name="Text_20_body">&gt;&gt;</text:p>
          </text:deletion>
        </text:changed-region>
        <text:changed-region xml:id="ct236544280" text:id="ct236544280">
          <text:insertion>
            <office:change-info>
              <dc:creator>Peter Camilleri</dc:creator>
              <dc:date>2015-04-25T13:25:00</dc:date>
            </office:change-info>
          </text:insertion>
        </text:changed-region>
        <text:changed-region xml:id="ct236544384" text:id="ct236544384">
          <text:deletion>
            <office:change-info>
              <dc:creator>Peter Camilleri</dc:creator>
              <dc:date>2015-04-25T14:29:00</dc:date>
            </office:change-info>
            <text:p text:style-name="Standard"/>
            <text:p text:style-name="Text_20_body">and</text:p>
          </text:deletion>
        </text:changed-region>
        <text:changed-region xml:id="ct236544488" text:id="ct236544488">
          <text:insertion>
            <office:change-info>
              <dc:creator>Peter Camilleri</dc:creator>
              <dc:date>2015-04-25T13:25:00</dc:date>
            </office:change-info>
          </text:insertion>
        </text:changed-region>
        <text:changed-region xml:id="ct236544592" text:id="ct236544592">
          <text:deletion>
            <office:change-info>
              <dc:creator>Peter Camilleri</dc:creator>
              <dc:date>2015-04-25T14:31:00</dc:date>
            </office:change-info>
            <text:p text:style-name="Text_20_body"/>
            <text:p text:style-name="Text_20_body">com</text:p>
          </text:deletion>
        </text:changed-region>
        <text:changed-region xml:id="ct236544696" text:id="ct236544696">
          <text:insertion>
            <office:change-info>
              <dc:creator>Peter Camilleri</dc:creator>
              <dc:date>2015-04-25T13:25:00</dc:date>
            </office:change-info>
          </text:insertion>
        </text:changed-region>
        <text:changed-region xml:id="ct236544800" text:id="ct236544800">
          <text:deletion>
            <office:change-info>
              <dc:creator>Peter Camilleri</dc:creator>
              <dc:date>2015-04-25T14:33:00</dc:date>
            </office:change-info>
            <text:p text:style-name="Text_20_body"/>
            <text:p text:style-name="Text_20_body">or</text:p>
          </text:deletion>
        </text:changed-region>
        <text:changed-region xml:id="ct236544904" text:id="ct236544904">
          <text:insertion>
            <office:change-info>
              <dc:creator>Peter Camilleri</dc:creator>
              <dc:date>2015-04-25T13:25:00</dc:date>
            </office:change-info>
          </text:insertion>
        </text:changed-region>
        <text:changed-region xml:id="ct236545008" text:id="ct236545008">
          <text:insertion>
            <office:change-info>
              <dc:creator>Peter Camilleri</dc:creator>
              <dc:date>2015-04-25T14:34:00</dc:date>
            </office:change-info>
          </text:insertion>
        </text:changed-region>
        <text:changed-region xml:id="ct236545112" text:id="ct236545112">
          <text:insertion>
            <office:change-info>
              <dc:creator>Peter Camilleri</dc:creator>
              <dc:date>2015-04-25T13:25:00</dc:date>
            </office:change-info>
          </text:insertion>
        </text:changed-region>
        <text:changed-region xml:id="ct236545216" text:id="ct236545216">
          <text:insertion>
            <office:change-info>
              <dc:creator>Peter Camilleri</dc:creator>
              <dc:date>2015-04-25T13:25:00</dc:date>
            </office:change-info>
          </text:insertion>
        </text:changed-region>
        <text:changed-region xml:id="ct236545320" text:id="ct236545320">
          <text:insertion>
            <office:change-info>
              <dc:creator>Peter Camilleri</dc:creator>
              <dc:date>2015-04-25T14:35:00</dc:date>
            </office:change-info>
          </text:insertion>
        </text:changed-region>
        <text:changed-region xml:id="ct236545424" text:id="ct236545424">
          <text:insertion>
            <office:change-info>
              <dc:creator>Peter Camilleri</dc:creator>
              <dc:date>2015-04-25T14:35:00</dc:date>
            </office:change-info>
          </text:insertion>
        </text:changed-region>
        <text:changed-region xml:id="ct236545528" text:id="ct236545528">
          <text:deletion>
            <office:change-info>
              <dc:creator>Peter Camilleri</dc:creator>
              <dc:date>2015-04-25T14:35:00</dc:date>
            </office:change-info>
            <text:p text:style-name="Standard"/>
            <text:p text:style-name="Text_20_body">xor</text:p>
          </text:deletion>
        </text:changed-region>
        <text:changed-region xml:id="ct236545632" text:id="ct236545632">
          <text:insertion>
            <office:change-info>
              <dc:creator>Peter Camilleri</dc:creator>
              <dc:date>2015-04-25T13:25:00</dc:date>
            </office:change-info>
          </text:insertion>
        </text:changed-region>
        <text:changed-region xml:id="ct236545736" text:id="ct236545736">
          <text:insertion>
            <office:change-info>
              <dc:creator>Peter Camilleri</dc:creator>
              <dc:date>2015-04-25T15:11:00</dc:date>
            </office:change-info>
          </text:insertion>
        </text:changed-region>
        <text:changed-region xml:id="ct236545840" text:id="ct236545840">
          <text:insertion>
            <office:change-info>
              <dc:creator>Peter Camilleri</dc:creator>
              <dc:date>2015-04-25T15:09:00</dc:date>
            </office:change-info>
          </text:insertion>
        </text:changed-region>
        <text:changed-region xml:id="ct236545944" text:id="ct236545944">
          <text:insertion>
            <office:change-info>
              <dc:creator>Peter Camilleri</dc:creator>
              <dc:date>2015-04-25T15:09:00</dc:date>
            </office:change-info>
          </text:insertion>
        </text:changed-region>
        <text:changed-region xml:id="ct236546048" text:id="ct236546048">
          <text:insertion>
            <office:change-info>
              <dc:creator>Peter Camilleri</dc:creator>
              <dc:date>2015-04-25T15:09:00</dc:date>
            </office:change-info>
          </text:insertion>
        </text:changed-region>
        <text:changed-region xml:id="ct236546152" text:id="ct236546152">
          <text:insertion>
            <office:change-info>
              <dc:creator>Peter Camilleri</dc:creator>
              <dc:date>2015-04-25T15:10:00</dc:date>
            </office:change-info>
          </text:insertion>
        </text:changed-region>
        <text:changed-region xml:id="ct236546256" text:id="ct236546256">
          <text:insertion>
            <office:change-info>
              <dc:creator>Peter Camilleri</dc:creator>
              <dc:date>2015-04-25T15:10:00</dc:date>
            </office:change-info>
          </text:insertion>
        </text:changed-region>
        <text:changed-region xml:id="ct236546360" text:id="ct236546360">
          <text:insertion>
            <office:change-info>
              <dc:creator>Peter Camilleri</dc:creator>
              <dc:date>2015-04-25T15:10:00</dc:date>
            </office:change-info>
          </text:insertion>
        </text:changed-region>
        <text:changed-region xml:id="ct236546464" text:id="ct236546464">
          <text:insertion>
            <office:change-info>
              <dc:creator>Peter Camilleri</dc:creator>
              <dc:date>2015-04-25T15:10:00</dc:date>
            </office:change-info>
          </text:insertion>
        </text:changed-region>
        <text:changed-region xml:id="ct236546568" text:id="ct236546568">
          <text:insertion>
            <office:change-info>
              <dc:creator>Peter Camilleri</dc:creator>
              <dc:date>2015-04-25T15:10:00</dc:date>
            </office:change-info>
          </text:insertion>
        </text:changed-region>
        <text:changed-region xml:id="ct236546672" text:id="ct236546672">
          <text:insertion>
            <office:change-info>
              <dc:creator>Peter Camilleri</dc:creator>
              <dc:date>2015-04-25T15:10:00</dc:date>
            </office:change-info>
          </text:insertion>
        </text:changed-region>
        <text:changed-region xml:id="ct236546776" text:id="ct236546776">
          <text:insertion>
            <office:change-info>
              <dc:creator>Peter Camilleri</dc:creator>
              <dc:date>2015-04-25T15:10:00</dc:date>
            </office:change-info>
          </text:insertion>
        </text:changed-region>
        <text:changed-region xml:id="ct236546880" text:id="ct236546880">
          <text:insertion>
            <office:change-info>
              <dc:creator>Peter Camilleri</dc:creator>
              <dc:date>2015-04-25T15:10:00</dc:date>
            </office:change-info>
          </text:insertion>
        </text:changed-region>
        <text:changed-region xml:id="ct236546984" text:id="ct236546984">
          <text:deletion>
            <office:change-info>
              <dc:creator>Peter Camilleri</dc:creator>
              <dc:date>2015-04-25T17:35:00</dc:date>
            </office:change-info>
            <text:p text:style-name="P1">Ipsum lorem</text:p>
          </text:deletion>
        </text:changed-region>
        <text:changed-region xml:id="ct236547088" text:id="ct236547088">
          <text:insertion>
            <office:change-info>
              <dc:creator>Peter Camilleri</dc:creator>
              <dc:date>2015-04-25T17:35:00</dc:date>
            </office:change-info>
          </text:insertion>
        </text:changed-region>
        <text:changed-region xml:id="ct236547192" text:id="ct236547192">
          <text:insertion>
            <office:change-info>
              <dc:creator>Peter Camilleri</dc:creator>
              <dc:date>2015-04-25T17:36:00</dc:date>
            </office:change-info>
          </text:insertion>
        </text:changed-region>
        <text:changed-region xml:id="ct236547296" text:id="ct236547296">
          <text:insertion>
            <office:change-info>
              <dc:creator>Peter Camilleri</dc:creator>
              <dc:date>2015-04-25T17:37:00</dc:date>
            </office:change-info>
          </text:insertion>
        </text:changed-region>
        <text:changed-region xml:id="ct236547400" text:id="ct236547400">
          <text:insertion>
            <office:change-info>
              <dc:creator>Peter Camilleri</dc:creator>
              <dc:date>2015-04-25T18:11:00</dc:date>
            </office:change-info>
          </text:insertion>
        </text:changed-region>
        <text:changed-region xml:id="ct236547504" text:id="ct236547504">
          <text:insertion>
            <office:change-info>
              <dc:creator>Peter Camilleri</dc:creator>
              <dc:date>2015-04-25T18:12:00</dc:date>
            </office:change-info>
          </text:insertion>
        </text:changed-region>
        <text:changed-region xml:id="ct236584424" text:id="ct236584424">
          <text:insertion>
            <office:change-info>
              <dc:creator>Peter Camilleri</dc:creator>
              <dc:date>2015-04-25T18:14:00</dc:date>
            </office:change-info>
          </text:insertion>
        </text:changed-region>
        <text:changed-region xml:id="ct236584528" text:id="ct236584528">
          <text:insertion>
            <office:change-info>
              <dc:creator>Peter Camilleri</dc:creator>
              <dc:date>2015-04-25T18:13:00</dc:date>
            </office:change-info>
          </text:insertion>
        </text:changed-region>
        <text:changed-region xml:id="ct236585672" text:id="ct236585672">
          <text:insertion>
            <office:change-info>
              <dc:creator>Peter Camilleri</dc:creator>
              <dc:date>2015-04-25T18:13:00</dc:date>
            </office:change-info>
          </text:insertion>
        </text:changed-region>
        <text:changed-region xml:id="ct236585776" text:id="ct236585776">
          <text:deletion>
            <office:change-info>
              <dc:creator>Peter Camilleri</dc:creator>
              <dc:date>2015-04-25T17:45:00</dc:date>
            </office:change-info>
            <text:p text:style-name="Text_20_body"/>
            <text:p text:style-name="Text_20_body">*</text:p>
          </text:deletion>
        </text:changed-region>
        <text:changed-region xml:id="ct236585880" text:id="ct236585880">
          <text:insertion>
            <office:change-info>
              <dc:creator>Peter Camilleri</dc:creator>
              <dc:date>2015-04-25T17:38:00</dc:date>
            </office:change-info>
          </text:insertion>
        </text:changed-region>
        <text:changed-region xml:id="ct236585984" text:id="ct236585984">
          <text:deletion>
            <office:change-info>
              <dc:creator>Peter Camilleri</dc:creator>
              <dc:date>2015-04-25T18:16:00</dc:date>
            </office:change-info>
            <text:p text:style-name="Standard"/>
            <text:p text:style-name="Text_20_body">**</text:p>
          </text:deletion>
        </text:changed-region>
        <text:changed-region xml:id="ct236586088" text:id="ct236586088">
          <text:insertion>
            <office:change-info>
              <dc:creator>Peter Camilleri</dc:creator>
              <dc:date>2015-04-25T17:38:00</dc:date>
            </office:change-info>
          </text:insertion>
        </text:changed-region>
        <text:changed-region xml:id="ct236586192" text:id="ct236586192">
          <text:insertion>
            <office:change-info>
              <dc:creator>Peter Camilleri</dc:creator>
              <dc:date>2015-04-25T22:45:00</dc:date>
            </office:change-info>
          </text:insertion>
        </text:changed-region>
        <text:changed-region xml:id="ct236586296" text:id="ct236586296">
          <text:insertion>
            <office:change-info>
              <dc:creator>Peter Camilleri</dc:creator>
              <dc:date>2015-04-25T22:46:00</dc:date>
            </office:change-info>
          </text:insertion>
        </text:changed-region>
        <text:changed-region xml:id="ct236586400" text:id="ct236586400">
          <text:insertion>
            <office:change-info>
              <dc:creator>Peter Camilleri</dc:creator>
              <dc:date>2015-04-25T17:38:00</dc:date>
            </office:change-info>
          </text:insertion>
        </text:changed-region>
        <text:changed-region xml:id="ct236586504" text:id="ct236586504">
          <text:insertion>
            <office:change-info>
              <dc:creator>Peter Camilleri</dc:creator>
              <dc:date>2015-04-25T17:38:00</dc:date>
            </office:change-info>
          </text:insertion>
        </text:changed-region>
        <text:changed-region xml:id="ct236586608" text:id="ct236586608">
          <text:insertion>
            <office:change-info>
              <dc:creator>Peter Camilleri</dc:creator>
              <dc:date>2015-04-25T17:38:00</dc:date>
            </office:change-info>
          </text:insertion>
        </text:changed-region>
        <text:changed-region xml:id="ct236586712" text:id="ct236586712">
          <text:insertion>
            <office:change-info>
              <dc:creator>Peter Camilleri</dc:creator>
              <dc:date>2015-04-25T17:38:00</dc:date>
            </office:change-info>
          </text:insertion>
        </text:changed-region>
        <text:changed-region xml:id="ct236586816" text:id="ct236586816">
          <text:insertion>
            <office:change-info>
              <dc:creator>Peter Camilleri</dc:creator>
              <dc:date>2015-04-25T17:38:00</dc:date>
            </office:change-info>
          </text:insertion>
        </text:changed-region>
        <text:changed-region xml:id="ct236586920" text:id="ct236586920">
          <text:insertion>
            <office:change-info>
              <dc:creator>Peter Camilleri</dc:creator>
              <dc:date>2015-04-25T17:38:00</dc:date>
            </office:change-info>
          </text:insertion>
        </text:changed-region>
        <text:changed-region xml:id="ct236587024" text:id="ct236587024">
          <text:insertion>
            <office:change-info>
              <dc:creator>Peter Camilleri</dc:creator>
              <dc:date>2015-04-25T17:38:00</dc:date>
            </office:change-info>
          </text:insertion>
        </text:changed-region>
        <text:changed-region xml:id="ct236587128" text:id="ct236587128">
          <text:insertion>
            <office:change-info>
              <dc:creator>Peter Camilleri</dc:creator>
              <dc:date>2015-04-25T22:38:00</dc:date>
            </office:change-info>
          </text:insertion>
        </text:changed-region>
        <text:changed-region xml:id="ct236587232" text:id="ct236587232">
          <text:insertion>
            <office:change-info>
              <dc:creator>Peter Camilleri</dc:creator>
              <dc:date>2015-04-25T22:38:00</dc:date>
            </office:change-info>
          </text:insertion>
        </text:changed-region>
        <text:changed-region xml:id="ct236587336" text:id="ct236587336">
          <text:deletion>
            <office:change-info>
              <dc:creator>Peter Camilleri</dc:creator>
              <dc:date>2015-04-25T22:48:00</dc:date>
            </office:change-info>
            <text:p text:style-name="Text_20_body">+</text:p>
          </text:deletion>
        </text:changed-region>
        <text:changed-region xml:id="ct236587440" text:id="ct236587440">
          <text:insertion>
            <office:change-info>
              <dc:creator>Peter Camilleri</dc:creator>
              <dc:date>2015-04-25T17:38:00</dc:date>
            </office:change-info>
          </text:insertion>
        </text:changed-region>
        <text:changed-region xml:id="ct236587544" text:id="ct236587544">
          <text:insertion>
            <office:change-info>
              <dc:creator>Peter Camilleri</dc:creator>
              <dc:date>2015-04-25T17:38:00</dc:date>
            </office:change-info>
          </text:insertion>
        </text:changed-region>
        <text:changed-region xml:id="ct236587648" text:id="ct236587648">
          <text:insertion>
            <office:change-info>
              <dc:creator>Peter Camilleri</dc:creator>
              <dc:date>2015-04-25T17:38:00</dc:date>
            </office:change-info>
          </text:insertion>
        </text:changed-region>
        <text:changed-region xml:id="ct236587752" text:id="ct236587752">
          <text:insertion>
            <office:change-info>
              <dc:creator>Peter Camilleri</dc:creator>
              <dc:date>2015-04-25T17:38:00</dc:date>
            </office:change-info>
          </text:insertion>
        </text:changed-region>
        <text:changed-region xml:id="ct236587856" text:id="ct236587856">
          <text:insertion>
            <office:change-info>
              <dc:creator>Peter Camilleri</dc:creator>
              <dc:date>2015-04-25T17:38:00</dc:date>
            </office:change-info>
          </text:insertion>
        </text:changed-region>
        <text:changed-region xml:id="ct236587960" text:id="ct236587960">
          <text:insertion>
            <office:change-info>
              <dc:creator>Peter Camilleri</dc:creator>
              <dc:date>2015-04-26T10:10:00</dc:date>
            </office:change-info>
          </text:insertion>
        </text:changed-region>
        <text:changed-region xml:id="ct236588064" text:id="ct236588064">
          <text:insertion>
            <office:change-info>
              <dc:creator>Peter Camilleri</dc:creator>
              <dc:date>2015-04-26T10:10:00</dc:date>
            </office:change-info>
          </text:insertion>
        </text:changed-region>
        <text:changed-region xml:id="ct236588168" text:id="ct236588168">
          <text:insertion>
            <office:change-info>
              <dc:creator>Peter Camilleri</dc:creator>
              <dc:date>2015-04-25T17:38:00</dc:date>
            </office:change-info>
          </text:insertion>
        </text:changed-region>
        <text:changed-region xml:id="ct236588272" text:id="ct236588272">
          <text:insertion>
            <office:change-info>
              <dc:creator>Peter Camilleri</dc:creator>
              <dc:date>2015-04-26T10:09:00</dc:date>
            </office:change-info>
          </text:insertion>
        </text:changed-region>
        <text:changed-region xml:id="ct236588376" text:id="ct236588376">
          <text:insertion>
            <office:change-info>
              <dc:creator>Peter Camilleri</dc:creator>
              <dc:date>2015-04-26T10:09:00</dc:date>
            </office:change-info>
          </text:insertion>
        </text:changed-region>
        <text:changed-region xml:id="ct236588520" text:id="ct236588520">
          <text:insertion>
            <office:change-info>
              <dc:creator>Peter Camilleri</dc:creator>
              <dc:date>2015-04-26T10:09:00</dc:date>
            </office:change-info>
          </text:insertion>
        </text:changed-region>
        <text:changed-region xml:id="ct236588624" text:id="ct236588624">
          <text:insertion>
            <office:change-info>
              <dc:creator>Peter Camilleri</dc:creator>
              <dc:date>2015-04-26T10:11:00</dc:date>
            </office:change-info>
          </text:insertion>
        </text:changed-region>
        <text:changed-region xml:id="ct236588728" text:id="ct236588728">
          <text:insertion>
            <office:change-info>
              <dc:creator>Peter Camilleri</dc:creator>
              <dc:date>2015-04-26T10:10:00</dc:date>
            </office:change-info>
          </text:insertion>
        </text:changed-region>
        <text:changed-region xml:id="ct236588832" text:id="ct236588832">
          <text:deletion>
            <office:change-info>
              <dc:creator>Peter Camilleri</dc:creator>
              <dc:date>2015-04-25T22:49:00</dc:date>
            </office:change-info>
            <text:p text:style-name="Text_20_body"/>
            <text:p text:style-name="Text_20_body">-</text:p>
          </text:deletion>
        </text:changed-region>
        <text:changed-region xml:id="ct236588936" text:id="ct236588936">
          <text:insertion>
            <office:change-info>
              <dc:creator>Peter Camilleri</dc:creator>
              <dc:date>2015-04-25T17:38:00</dc:date>
            </office:change-info>
          </text:insertion>
        </text:changed-region>
        <text:changed-region xml:id="ct236589144" text:id="ct236589144">
          <text:deletion>
            <office:change-info>
              <dc:creator>Peter Camilleri</dc:creator>
              <dc:date>2015-04-25T22:50:00</dc:date>
            </office:change-info>
            <text:p text:style-name="Text_20_body"/>
            <text:p text:style-name="Text_20_body"/>
          </text:deletion>
        </text:changed-region>
        <text:changed-region xml:id="ct236589040" text:id="ct236589040">
          <text:deletion>
            <office:change-info>
              <dc:creator>Peter Camilleri</dc:creator>
              <dc:date>2015-04-25T22:49:00</dc:date>
            </office:change-info>
            <text:p text:style-name="Text_20_body">.1/x</text:p>
          </text:deletion>
        </text:changed-region>
        <text:changed-region xml:id="ct236589248" text:id="ct236589248">
          <text:insertion>
            <office:change-info>
              <dc:creator>Peter Camilleri</dc:creator>
              <dc:date>2015-04-25T17:38:00</dc:date>
            </office:change-info>
          </text:insertion>
        </text:changed-region>
        <text:changed-region xml:id="ct236589352" text:id="ct236589352">
          <text:deletion>
            <office:change-info>
              <dc:creator>Peter Camilleri</dc:creator>
              <dc:date>2015-04-25T22:52:00</dc:date>
            </office:change-info>
            <text:p text:style-name="Text_20_body"/>
            <text:p text:style-name="Text_20_body">.10**</text:p>
          </text:deletion>
        </text:changed-region>
        <text:changed-region xml:id="ct236589456" text:id="ct236589456">
          <text:insertion>
            <office:change-info>
              <dc:creator>Peter Camilleri</dc:creator>
              <dc:date>2015-04-25T17:38:00</dc:date>
            </office:change-info>
          </text:insertion>
        </text:changed-region>
        <text:changed-region xml:id="ct236589560" text:id="ct236589560">
          <text:deletion>
            <office:change-info>
              <dc:creator>Peter Camilleri</dc:creator>
              <dc:date>2015-04-25T23:06:00</dc:date>
            </office:change-info>
            <text:p text:style-name="Text_20_body"/>
            <text:p text:style-name="Text_20_body">.2**</text:p>
          </text:deletion>
        </text:changed-region>
        <text:changed-region xml:id="ct236589664" text:id="ct236589664">
          <text:insertion>
            <office:change-info>
              <dc:creator>Peter Camilleri</dc:creator>
              <dc:date>2015-04-25T17:38:00</dc:date>
            </office:change-info>
          </text:insertion>
        </text:changed-region>
        <text:changed-region xml:id="ct236589872" text:id="ct236589872">
          <text:deletion>
            <office:change-info>
              <dc:creator>Peter Camilleri</dc:creator>
              <dc:date>2015-04-25T23:07:00</dc:date>
            </office:change-info>
            <text:p text:style-name="Text_20_body"/>
            <text:p text:style-name="Text_20_body"/>
          </text:deletion>
        </text:changed-region>
        <text:changed-region xml:id="ct236589768" text:id="ct236589768">
          <text:deletion>
            <office:change-info>
              <dc:creator>Peter Camilleri</dc:creator>
              <dc:date>2015-04-25T23:06:00</dc:date>
            </office:change-info>
            <text:p text:style-name="Text_20_body">.abs</text:p>
          </text:deletion>
        </text:changed-region>
        <text:changed-region xml:id="ct236589976" text:id="ct236589976">
          <text:insertion>
            <office:change-info>
              <dc:creator>Peter Camilleri</dc:creator>
              <dc:date>2015-04-25T17:38:00</dc:date>
            </office:change-info>
          </text:insertion>
        </text:changed-region>
        <text:changed-region xml:id="ct236590080" text:id="ct236590080">
          <text:deletion>
            <office:change-info>
              <dc:creator>Peter Camilleri</dc:creator>
              <dc:date>2015-04-25T23:07:00</dc:date>
            </office:change-info>
            <text:p text:style-name="Text_20_body"/>
            <text:p text:style-name="Text_20_body">.acos</text:p>
          </text:deletion>
        </text:changed-region>
        <text:changed-region xml:id="ct236590184" text:id="ct236590184">
          <text:insertion>
            <office:change-info>
              <dc:creator>Peter Camilleri</dc:creator>
              <dc:date>2015-04-25T17:38:00</dc:date>
            </office:change-info>
          </text:insertion>
        </text:changed-region>
        <text:changed-region xml:id="ct236590600" text:id="ct236590600">
          <text:insertion>
            <office:change-info>
              <dc:creator>Peter Camilleri</dc:creator>
              <dc:date>2015-04-26T13:39:00</dc:date>
            </office:change-info>
          </text:insertion>
        </text:changed-region>
        <text:changed-region xml:id="ct236590704" text:id="ct236590704">
          <text:insertion>
            <office:change-info>
              <dc:creator>Peter Camilleri</dc:creator>
              <dc:date>2015-04-26T13:38:00</dc:date>
            </office:change-info>
          </text:insertion>
        </text:changed-region>
        <text:changed-region xml:id="ct236590808" text:id="ct236590808">
          <text:insertion>
            <office:change-info>
              <dc:creator>Peter Camilleri</dc:creator>
              <dc:date>2015-04-25T17:38:00</dc:date>
            </office:change-info>
          </text:insertion>
        </text:changed-region>
        <text:changed-region xml:id="ct236590912" text:id="ct236590912">
          <text:insertion>
            <office:change-info>
              <dc:creator>Peter Camilleri</dc:creator>
              <dc:date>2015-04-25T17:38:00</dc:date>
            </office:change-info>
          </text:insertion>
        </text:changed-region>
        <text:changed-region xml:id="ct236591016" text:id="ct236591016">
          <text:insertion>
            <office:change-info>
              <dc:creator>Peter Camilleri</dc:creator>
              <dc:date>2015-04-26T13:45:00</dc:date>
            </office:change-info>
          </text:insertion>
        </text:changed-region>
        <text:changed-region xml:id="ct236591120" text:id="ct236591120">
          <text:insertion>
            <office:change-info>
              <dc:creator>Peter Camilleri</dc:creator>
              <dc:date>2015-04-26T13:45:00</dc:date>
            </office:change-info>
          </text:insertion>
        </text:changed-region>
        <text:changed-region xml:id="ct236591224" text:id="ct236591224">
          <text:insertion>
            <office:change-info>
              <dc:creator>Peter Camilleri</dc:creator>
              <dc:date>2015-04-26T13:45:00</dc:date>
            </office:change-info>
          </text:insertion>
        </text:changed-region>
        <text:changed-region xml:id="ct236591328" text:id="ct236591328">
          <text:insertion>
            <office:change-info>
              <dc:creator>Peter Camilleri</dc:creator>
              <dc:date>2015-04-26T13:45:00</dc:date>
            </office:change-info>
          </text:insertion>
        </text:changed-region>
        <text:changed-region xml:id="ct236591432" text:id="ct236591432">
          <text:deletion>
            <office:change-info>
              <dc:creator>Peter Camilleri</dc:creator>
              <dc:date>2015-04-25T23:09:00</dc:date>
            </office:change-info>
            <text:p text:style-name="Text_20_body"/>
            <text:p text:style-name="Text_20_body">.acosh</text:p>
          </text:deletion>
        </text:changed-region>
        <text:changed-region xml:id="ct236591744" text:id="ct236591744">
          <text:insertion>
            <office:change-info>
              <dc:creator>Peter Camilleri</dc:creator>
              <dc:date>2015-04-25T17:38:00</dc:date>
            </office:change-info>
          </text:insertion>
        </text:changed-region>
        <text:changed-region xml:id="ct236591848" text:id="ct236591848">
          <text:insertion>
            <office:change-info>
              <dc:creator>Peter Camilleri</dc:creator>
              <dc:date>2015-04-25T17:38:00</dc:date>
            </office:change-info>
          </text:insertion>
        </text:changed-region>
        <text:changed-region xml:id="ct236591952" text:id="ct236591952">
          <text:insertion>
            <office:change-info>
              <dc:creator>Peter Camilleri</dc:creator>
              <dc:date>2015-04-25T17:38:00</dc:date>
            </office:change-info>
          </text:insertion>
        </text:changed-region>
        <text:changed-region xml:id="ct236592056" text:id="ct236592056">
          <text:deletion>
            <office:change-info>
              <dc:creator>Peter Camilleri</dc:creator>
              <dc:date>2015-04-25T23:09:00</dc:date>
            </office:change-info>
            <text:p text:style-name="Text_20_body"/>
            <text:p text:style-name="Text_20_body">.angle</text:p>
          </text:deletion>
        </text:changed-region>
        <text:changed-region xml:id="ct236592160" text:id="ct236592160">
          <text:insertion>
            <office:change-info>
              <dc:creator>Peter Camilleri</dc:creator>
              <dc:date>2015-04-25T17:38:00</dc:date>
            </office:change-info>
          </text:insertion>
        </text:changed-region>
        <text:changed-region xml:id="ct236592264" text:id="ct236592264">
          <text:insertion>
            <office:change-info>
              <dc:creator>Peter Camilleri</dc:creator>
              <dc:date>2015-04-25T17:38:00</dc:date>
            </office:change-info>
          </text:insertion>
        </text:changed-region>
        <text:changed-region xml:id="ct236592368" text:id="ct236592368">
          <text:insertion>
            <office:change-info>
              <dc:creator>Peter Camilleri</dc:creator>
              <dc:date>2015-04-25T17:38:00</dc:date>
            </office:change-info>
          </text:insertion>
        </text:changed-region>
        <text:changed-region xml:id="ct236592472" text:id="ct236592472">
          <text:insertion>
            <office:change-info>
              <dc:creator>Peter Camilleri</dc:creator>
              <dc:date>2015-04-25T17:38:00</dc:date>
            </office:change-info>
          </text:insertion>
        </text:changed-region>
        <text:changed-region xml:id="ct236592616" text:id="ct236592616">
          <text:deletion>
            <office:change-info>
              <dc:creator>Peter Camilleri</dc:creator>
              <dc:date>2015-04-25T23:09:00</dc:date>
            </office:change-info>
            <text:p text:style-name="Text_20_body"/>
            <text:p text:style-name="Text_20_body">.asin</text:p>
          </text:deletion>
        </text:changed-region>
        <text:changed-region xml:id="ct236592720" text:id="ct236592720">
          <text:insertion>
            <office:change-info>
              <dc:creator>Peter Camilleri</dc:creator>
              <dc:date>2015-04-25T17:38:00</dc:date>
            </office:change-info>
          </text:insertion>
        </text:changed-region>
        <text:changed-region xml:id="ct236592824" text:id="ct236592824">
          <text:insertion>
            <office:change-info>
              <dc:creator>Peter Camilleri</dc:creator>
              <dc:date>2015-04-25T17:38:00</dc:date>
            </office:change-info>
          </text:insertion>
        </text:changed-region>
        <text:changed-region xml:id="ct236592928" text:id="ct236592928">
          <text:insertion>
            <office:change-info>
              <dc:creator>Peter Camilleri</dc:creator>
              <dc:date>2015-04-25T17:38:00</dc:date>
            </office:change-info>
          </text:insertion>
        </text:changed-region>
        <text:changed-region xml:id="ct236593032" text:id="ct236593032">
          <text:insertion>
            <office:change-info>
              <dc:creator>Peter Camilleri</dc:creator>
              <dc:date>2015-04-25T17:38:00</dc:date>
            </office:change-info>
          </text:insertion>
        </text:changed-region>
        <text:changed-region xml:id="ct236593136" text:id="ct236593136">
          <text:insertion>
            <office:change-info>
              <dc:creator>Peter Camilleri</dc:creator>
              <dc:date>2015-04-25T17:38:00</dc:date>
            </office:change-info>
          </text:insertion>
        </text:changed-region>
        <text:changed-region xml:id="ct236593240" text:id="ct236593240">
          <text:deletion>
            <office:change-info>
              <dc:creator>Peter Camilleri</dc:creator>
              <dc:date>2015-04-25T23:09:00</dc:date>
            </office:change-info>
            <text:p text:style-name="Text_20_body"/>
            <text:p text:style-name="Text_20_body">.asinh</text:p>
          </text:deletion>
        </text:changed-region>
        <text:changed-region xml:id="ct236593344" text:id="ct236593344">
          <text:insertion>
            <office:change-info>
              <dc:creator>Peter Camilleri</dc:creator>
              <dc:date>2015-04-25T17:38:00</dc:date>
            </office:change-info>
          </text:insertion>
        </text:changed-region>
        <text:changed-region xml:id="ct236593448" text:id="ct236593448">
          <text:insertion>
            <office:change-info>
              <dc:creator>Peter Camilleri</dc:creator>
              <dc:date>2015-04-25T17:38:00</dc:date>
            </office:change-info>
          </text:insertion>
        </text:changed-region>
        <text:changed-region xml:id="ct236593552" text:id="ct236593552">
          <text:insertion>
            <office:change-info>
              <dc:creator>Peter Camilleri</dc:creator>
              <dc:date>2015-04-25T17:38:00</dc:date>
            </office:change-info>
          </text:insertion>
        </text:changed-region>
        <text:changed-region xml:id="ct236593656" text:id="ct236593656">
          <text:insertion>
            <office:change-info>
              <dc:creator>Peter Camilleri</dc:creator>
              <dc:date>2015-04-25T17:38:00</dc:date>
            </office:change-info>
          </text:insertion>
        </text:changed-region>
        <text:changed-region xml:id="ct236593760" text:id="ct236593760">
          <text:insertion>
            <office:change-info>
              <dc:creator>Peter Camilleri</dc:creator>
              <dc:date>2015-04-25T17:38:00</dc:date>
            </office:change-info>
          </text:insertion>
        </text:changed-region>
        <text:changed-region xml:id="ct236593864" text:id="ct236593864">
          <text:deletion>
            <office:change-info>
              <dc:creator>Peter Camilleri</dc:creator>
              <dc:date>2015-04-25T23:10:00</dc:date>
            </office:change-info>
            <text:p text:style-name="Text_20_body"/>
            <text:p text:style-name="Text_20_body">.atan</text:p>
          </text:deletion>
        </text:changed-region>
        <text:changed-region xml:id="ct236593968" text:id="ct236593968">
          <text:insertion>
            <office:change-info>
              <dc:creator>Peter Camilleri</dc:creator>
              <dc:date>2015-04-25T17:38:00</dc:date>
            </office:change-info>
          </text:insertion>
        </text:changed-region>
        <text:changed-region xml:id="ct236594072" text:id="ct236594072">
          <text:insertion>
            <office:change-info>
              <dc:creator>Peter Camilleri</dc:creator>
              <dc:date>2015-04-25T17:38:00</dc:date>
            </office:change-info>
          </text:insertion>
        </text:changed-region>
        <text:changed-region xml:id="ct236594176" text:id="ct236594176">
          <text:insertion>
            <office:change-info>
              <dc:creator>Peter Camilleri</dc:creator>
              <dc:date>2015-04-25T17:38:00</dc:date>
            </office:change-info>
          </text:insertion>
        </text:changed-region>
        <text:changed-region xml:id="ct236594280" text:id="ct236594280">
          <text:insertion>
            <office:change-info>
              <dc:creator>Peter Camilleri</dc:creator>
              <dc:date>2015-04-25T17:38:00</dc:date>
            </office:change-info>
          </text:insertion>
        </text:changed-region>
        <text:changed-region xml:id="ct236594384" text:id="ct236594384">
          <text:insertion>
            <office:change-info>
              <dc:creator>Peter Camilleri</dc:creator>
              <dc:date>2015-04-25T17:38:00</dc:date>
            </office:change-info>
          </text:insertion>
        </text:changed-region>
        <text:changed-region xml:id="ct236594488" text:id="ct236594488">
          <text:deletion>
            <office:change-info>
              <dc:creator>Peter Camilleri</dc:creator>
              <dc:date>2015-04-25T23:10:00</dc:date>
            </office:change-info>
            <text:p text:style-name="Text_20_body"/>
            <text:p text:style-name="Text_20_body">.atan2</text:p>
          </text:deletion>
        </text:changed-region>
        <text:changed-region xml:id="ct236594592" text:id="ct236594592">
          <text:insertion>
            <office:change-info>
              <dc:creator>Peter Camilleri</dc:creator>
              <dc:date>2015-04-25T17:38:00</dc:date>
            </office:change-info>
          </text:insertion>
        </text:changed-region>
        <text:changed-region xml:id="ct236594696" text:id="ct236594696">
          <text:insertion>
            <office:change-info>
              <dc:creator>Peter Camilleri</dc:creator>
              <dc:date>2015-04-25T17:38:00</dc:date>
            </office:change-info>
          </text:insertion>
        </text:changed-region>
        <text:changed-region xml:id="ct236594800" text:id="ct236594800">
          <text:insertion>
            <office:change-info>
              <dc:creator>Peter Camilleri</dc:creator>
              <dc:date>2015-04-25T17:38:00</dc:date>
            </office:change-info>
          </text:insertion>
        </text:changed-region>
        <text:changed-region xml:id="ct236594904" text:id="ct236594904">
          <text:insertion>
            <office:change-info>
              <dc:creator>Peter Camilleri</dc:creator>
              <dc:date>2015-04-25T17:38:00</dc:date>
            </office:change-info>
          </text:insertion>
        </text:changed-region>
        <text:changed-region xml:id="ct236595008" text:id="ct236595008">
          <text:insertion>
            <office:change-info>
              <dc:creator>Peter Camilleri</dc:creator>
              <dc:date>2015-04-25T17:38:00</dc:date>
            </office:change-info>
          </text:insertion>
        </text:changed-region>
        <text:changed-region xml:id="ct236595216" text:id="ct236595216">
          <text:deletion>
            <office:change-info>
              <dc:creator>Peter Camilleri</dc:creator>
              <dc:date>2015-04-25T23:12:00</dc:date>
            </office:change-info>
            <text:p text:style-name="Text_20_body"/>
            <text:p text:style-name="Text_20_body"/>
          </text:deletion>
        </text:changed-region>
        <text:changed-region xml:id="ct236595112" text:id="ct236595112">
          <text:deletion>
            <office:change-info>
              <dc:creator>Peter Camilleri</dc:creator>
              <dc:date>2015-04-25T23:11:00</dc:date>
            </office:change-info>
            <text:p text:style-name="Text_20_body">.atanh</text:p>
          </text:deletion>
        </text:changed-region>
        <text:changed-region xml:id="ct236595320" text:id="ct236595320">
          <text:insertion>
            <office:change-info>
              <dc:creator>Peter Camilleri</dc:creator>
              <dc:date>2015-04-25T17:38:00</dc:date>
            </office:change-info>
          </text:insertion>
        </text:changed-region>
        <text:changed-region xml:id="ct236595424" text:id="ct236595424">
          <text:insertion>
            <office:change-info>
              <dc:creator>Peter Camilleri</dc:creator>
              <dc:date>2015-04-25T17:38:00</dc:date>
            </office:change-info>
          </text:insertion>
        </text:changed-region>
        <text:changed-region xml:id="ct236595528" text:id="ct236595528">
          <text:insertion>
            <office:change-info>
              <dc:creator>Peter Camilleri</dc:creator>
              <dc:date>2015-04-25T17:38:00</dc:date>
            </office:change-info>
          </text:insertion>
        </text:changed-region>
        <text:changed-region xml:id="ct236595632" text:id="ct236595632">
          <text:insertion>
            <office:change-info>
              <dc:creator>Peter Camilleri</dc:creator>
              <dc:date>2015-04-25T17:38:00</dc:date>
            </office:change-info>
          </text:insertion>
        </text:changed-region>
        <text:changed-region xml:id="ct236595736" text:id="ct236595736">
          <text:insertion>
            <office:change-info>
              <dc:creator>Peter Camilleri</dc:creator>
              <dc:date>2015-04-25T17:38:00</dc:date>
            </office:change-info>
          </text:insertion>
        </text:changed-region>
        <text:changed-region xml:id="ct236595840" text:id="ct236595840">
          <text:deletion>
            <office:change-info>
              <dc:creator>Peter Camilleri</dc:creator>
              <dc:date>2015-04-25T23:12:00</dc:date>
            </office:change-info>
            <text:p text:style-name="Text_20_body"/>
            <text:p text:style-name="Text_20_body">.c2p</text:p>
          </text:deletion>
        </text:changed-region>
        <text:changed-region xml:id="ct236595944" text:id="ct236595944">
          <text:insertion>
            <office:change-info>
              <dc:creator>Peter Camilleri</dc:creator>
              <dc:date>2015-04-25T17:38:00</dc:date>
            </office:change-info>
          </text:insertion>
        </text:changed-region>
        <text:changed-region xml:id="ct236596048" text:id="ct236596048">
          <text:insertion>
            <office:change-info>
              <dc:creator>Peter Camilleri</dc:creator>
              <dc:date>2015-04-25T17:38:00</dc:date>
            </office:change-info>
          </text:insertion>
        </text:changed-region>
        <text:changed-region xml:id="ct236596152" text:id="ct236596152">
          <text:insertion>
            <office:change-info>
              <dc:creator>Peter Camilleri</dc:creator>
              <dc:date>2015-04-25T17:38:00</dc:date>
            </office:change-info>
          </text:insertion>
        </text:changed-region>
        <text:changed-region xml:id="ct236596256" text:id="ct236596256">
          <text:insertion>
            <office:change-info>
              <dc:creator>Peter Camilleri</dc:creator>
              <dc:date>2015-04-25T17:38:00</dc:date>
            </office:change-info>
          </text:insertion>
        </text:changed-region>
        <text:changed-region xml:id="ct236596360" text:id="ct236596360">
          <text:insertion>
            <office:change-info>
              <dc:creator>Peter Camilleri</dc:creator>
              <dc:date>2015-04-25T17:38:00</dc:date>
            </office:change-info>
          </text:insertion>
        </text:changed-region>
        <text:changed-region xml:id="ct236596568" text:id="ct236596568">
          <text:deletion>
            <office:change-info>
              <dc:creator>Peter Camilleri</dc:creator>
              <dc:date>2015-04-25T23:13:00</dc:date>
            </office:change-info>
            <text:p text:style-name="Text_20_body"/>
            <text:p text:style-name="Text_20_body"/>
          </text:deletion>
        </text:changed-region>
        <text:changed-region xml:id="ct236596464" text:id="ct236596464">
          <text:deletion>
            <office:change-info>
              <dc:creator>Peter Camilleri</dc:creator>
              <dc:date>2015-04-25T23:12:00</dc:date>
            </office:change-info>
            <text:p text:style-name="Text_20_body">.cbrt</text:p>
          </text:deletion>
        </text:changed-region>
        <text:changed-region xml:id="ct236596712" text:id="ct236596712">
          <text:insertion>
            <office:change-info>
              <dc:creator>Peter Camilleri</dc:creator>
              <dc:date>2015-04-25T17:38:00</dc:date>
            </office:change-info>
          </text:insertion>
        </text:changed-region>
        <text:changed-region xml:id="ct236596816" text:id="ct236596816">
          <text:insertion>
            <office:change-info>
              <dc:creator>Peter Camilleri</dc:creator>
              <dc:date>2015-04-25T17:38:00</dc:date>
            </office:change-info>
          </text:insertion>
        </text:changed-region>
        <text:changed-region xml:id="ct236596920" text:id="ct236596920">
          <text:insertion>
            <office:change-info>
              <dc:creator>Peter Camilleri</dc:creator>
              <dc:date>2015-04-25T17:38:00</dc:date>
            </office:change-info>
          </text:insertion>
        </text:changed-region>
        <text:changed-region xml:id="ct236597024" text:id="ct236597024">
          <text:insertion>
            <office:change-info>
              <dc:creator>Peter Camilleri</dc:creator>
              <dc:date>2015-04-25T17:38:00</dc:date>
            </office:change-info>
          </text:insertion>
        </text:changed-region>
        <text:changed-region xml:id="ct236597128" text:id="ct236597128">
          <text:insertion>
            <office:change-info>
              <dc:creator>Peter Camilleri</dc:creator>
              <dc:date>2015-04-25T17:38:00</dc:date>
            </office:change-info>
          </text:insertion>
        </text:changed-region>
        <text:changed-region xml:id="ct236597232" text:id="ct236597232">
          <text:deletion>
            <office:change-info>
              <dc:creator>Peter Camilleri</dc:creator>
              <dc:date>2015-04-25T23:13:00</dc:date>
            </office:change-info>
            <text:p text:style-name="Text_20_body"/>
            <text:p text:style-name="Text_20_body">.ceil</text:p>
          </text:deletion>
        </text:changed-region>
        <text:changed-region xml:id="ct236597336" text:id="ct236597336">
          <text:insertion>
            <office:change-info>
              <dc:creator>Peter Camilleri</dc:creator>
              <dc:date>2015-04-25T17:38:00</dc:date>
            </office:change-info>
          </text:insertion>
        </text:changed-region>
        <text:changed-region xml:id="ct236597440" text:id="ct236597440">
          <text:insertion>
            <office:change-info>
              <dc:creator>Peter Camilleri</dc:creator>
              <dc:date>2015-04-25T17:38:00</dc:date>
            </office:change-info>
          </text:insertion>
        </text:changed-region>
        <text:changed-region xml:id="ct236597544" text:id="ct236597544">
          <text:insertion>
            <office:change-info>
              <dc:creator>Peter Camilleri</dc:creator>
              <dc:date>2015-04-25T17:38:00</dc:date>
            </office:change-info>
          </text:insertion>
        </text:changed-region>
        <text:changed-region xml:id="ct236597648" text:id="ct236597648">
          <text:insertion>
            <office:change-info>
              <dc:creator>Peter Camilleri</dc:creator>
              <dc:date>2015-04-25T17:38:00</dc:date>
            </office:change-info>
          </text:insertion>
        </text:changed-region>
        <text:changed-region xml:id="ct236597752" text:id="ct236597752">
          <text:insertion>
            <office:change-info>
              <dc:creator>Peter Camilleri</dc:creator>
              <dc:date>2015-04-25T17:38:00</dc:date>
            </office:change-info>
          </text:insertion>
        </text:changed-region>
        <text:changed-region xml:id="ct236597856" text:id="ct236597856">
          <text:insertion>
            <office:change-info>
              <dc:creator>Peter Camilleri</dc:creator>
              <dc:date>2015-04-25T17:38:00</dc:date>
            </office:change-info>
          </text:insertion>
        </text:changed-region>
        <text:changed-region xml:id="ct236597960" text:id="ct236597960">
          <text:deletion>
            <office:change-info>
              <dc:creator>Peter Camilleri</dc:creator>
              <dc:date>2015-04-25T23:13:00</dc:date>
            </office:change-info>
            <text:p text:style-name="Text_20_body"/>
            <text:p text:style-name="Text_20_body">.conjugate</text:p>
          </text:deletion>
        </text:changed-region>
        <text:changed-region xml:id="ct236598064" text:id="ct236598064">
          <text:insertion>
            <office:change-info>
              <dc:creator>Peter Camilleri</dc:creator>
              <dc:date>2015-04-25T17:38:00</dc:date>
            </office:change-info>
          </text:insertion>
        </text:changed-region>
        <text:changed-region xml:id="ct236598168" text:id="ct236598168">
          <text:insertion>
            <office:change-info>
              <dc:creator>Peter Camilleri</dc:creator>
              <dc:date>2015-04-25T17:38:00</dc:date>
            </office:change-info>
          </text:insertion>
        </text:changed-region>
        <text:changed-region xml:id="ct236598272" text:id="ct236598272">
          <text:insertion>
            <office:change-info>
              <dc:creator>Peter Camilleri</dc:creator>
              <dc:date>2015-04-25T17:38:00</dc:date>
            </office:change-info>
          </text:insertion>
        </text:changed-region>
        <text:changed-region xml:id="ct236598376" text:id="ct236598376">
          <text:insertion>
            <office:change-info>
              <dc:creator>Peter Camilleri</dc:creator>
              <dc:date>2015-04-25T17:38:00</dc:date>
            </office:change-info>
          </text:insertion>
        </text:changed-region>
        <text:changed-region xml:id="ct236598480" text:id="ct236598480">
          <text:deletion>
            <office:change-info>
              <dc:creator>Peter Camilleri</dc:creator>
              <dc:date>2015-04-25T23:13:00</dc:date>
            </office:change-info>
            <text:p text:style-name="Text_20_body"/>
            <text:p text:style-name="Text_20_body">.cos</text:p>
          </text:deletion>
        </text:changed-region>
        <text:changed-region xml:id="ct236598584" text:id="ct236598584">
          <text:insertion>
            <office:change-info>
              <dc:creator>Peter Camilleri</dc:creator>
              <dc:date>2015-04-25T17:38:00</dc:date>
            </office:change-info>
          </text:insertion>
        </text:changed-region>
        <text:changed-region xml:id="ct236598688" text:id="ct236598688">
          <text:insertion>
            <office:change-info>
              <dc:creator>Peter Camilleri</dc:creator>
              <dc:date>2015-04-25T17:38:00</dc:date>
            </office:change-info>
          </text:insertion>
        </text:changed-region>
        <text:changed-region xml:id="ct236598792" text:id="ct236598792">
          <text:insertion>
            <office:change-info>
              <dc:creator>Peter Camilleri</dc:creator>
              <dc:date>2015-04-25T17:38:00</dc:date>
            </office:change-info>
          </text:insertion>
        </text:changed-region>
        <text:changed-region xml:id="ct236598896" text:id="ct236598896">
          <text:insertion>
            <office:change-info>
              <dc:creator>Peter Camilleri</dc:creator>
              <dc:date>2015-04-25T17:38:00</dc:date>
            </office:change-info>
          </text:insertion>
        </text:changed-region>
        <text:changed-region xml:id="ct236599000" text:id="ct236599000">
          <text:insertion>
            <office:change-info>
              <dc:creator>Peter Camilleri</dc:creator>
              <dc:date>2015-04-25T17:38:00</dc:date>
            </office:change-info>
          </text:insertion>
        </text:changed-region>
        <text:changed-region xml:id="ct236599208" text:id="ct236599208">
          <text:deletion>
            <office:change-info>
              <dc:creator>Peter Camilleri</dc:creator>
              <dc:date>2015-04-25T23:14:00</dc:date>
            </office:change-info>
            <text:p text:style-name="Text_20_body"/>
            <text:p text:style-name="Text_20_body"/>
          </text:deletion>
        </text:changed-region>
        <text:changed-region xml:id="ct236599104" text:id="ct236599104">
          <text:deletion>
            <office:change-info>
              <dc:creator>Peter Camilleri</dc:creator>
              <dc:date>2015-04-25T23:13:00</dc:date>
            </office:change-info>
            <text:p text:style-name="Text_20_body">.cosh</text:p>
          </text:deletion>
        </text:changed-region>
        <text:changed-region xml:id="ct236599312" text:id="ct236599312">
          <text:insertion>
            <office:change-info>
              <dc:creator>Peter Camilleri</dc:creator>
              <dc:date>2015-04-25T17:38:00</dc:date>
            </office:change-info>
          </text:insertion>
        </text:changed-region>
        <text:changed-region xml:id="ct236599416" text:id="ct236599416">
          <text:insertion>
            <office:change-info>
              <dc:creator>Peter Camilleri</dc:creator>
              <dc:date>2015-04-25T17:38:00</dc:date>
            </office:change-info>
          </text:insertion>
        </text:changed-region>
        <text:changed-region xml:id="ct236599520" text:id="ct236599520">
          <text:insertion>
            <office:change-info>
              <dc:creator>Peter Camilleri</dc:creator>
              <dc:date>2015-04-25T17:38:00</dc:date>
            </office:change-info>
          </text:insertion>
        </text:changed-region>
        <text:changed-region xml:id="ct236599624" text:id="ct236599624">
          <text:insertion>
            <office:change-info>
              <dc:creator>Peter Camilleri</dc:creator>
              <dc:date>2015-04-25T17:38:00</dc:date>
            </office:change-info>
          </text:insertion>
        </text:changed-region>
        <text:changed-region xml:id="ct236599728" text:id="ct236599728">
          <text:insertion>
            <office:change-info>
              <dc:creator>Peter Camilleri</dc:creator>
              <dc:date>2015-04-25T17:38:00</dc:date>
            </office:change-info>
          </text:insertion>
        </text:changed-region>
        <text:changed-region xml:id="ct236599832" text:id="ct236599832">
          <text:deletion>
            <office:change-info>
              <dc:creator>Peter Camilleri</dc:creator>
              <dc:date>2015-04-25T23:14:00</dc:date>
            </office:change-info>
            <text:p text:style-name="Text_20_body"/>
            <text:p text:style-name="Text_20_body">.cube</text:p>
          </text:deletion>
        </text:changed-region>
        <text:changed-region xml:id="ct236599936" text:id="ct236599936">
          <text:insertion>
            <office:change-info>
              <dc:creator>Peter Camilleri</dc:creator>
              <dc:date>2015-04-25T17:38:00</dc:date>
            </office:change-info>
          </text:insertion>
        </text:changed-region>
        <text:changed-region xml:id="ct236600040" text:id="ct236600040">
          <text:insertion>
            <office:change-info>
              <dc:creator>Peter Camilleri</dc:creator>
              <dc:date>2015-04-25T17:38:00</dc:date>
            </office:change-info>
          </text:insertion>
        </text:changed-region>
        <text:changed-region xml:id="ct236600144" text:id="ct236600144">
          <text:insertion>
            <office:change-info>
              <dc:creator>Peter Camilleri</dc:creator>
              <dc:date>2015-04-25T17:38:00</dc:date>
            </office:change-info>
          </text:insertion>
        </text:changed-region>
        <text:changed-region xml:id="ct236600248" text:id="ct236600248">
          <text:insertion>
            <office:change-info>
              <dc:creator>Peter Camilleri</dc:creator>
              <dc:date>2015-04-25T17:38:00</dc:date>
            </office:change-info>
          </text:insertion>
        </text:changed-region>
        <text:changed-region xml:id="ct236600352" text:id="ct236600352">
          <text:deletion>
            <office:change-info>
              <dc:creator>Peter Camilleri</dc:creator>
              <dc:date>2015-04-25T23:15:00</dc:date>
            </office:change-info>
            <text:p text:style-name="Text_20_body"/>
            <text:p text:style-name="Text_20_body">.d2r</text:p>
          </text:deletion>
        </text:changed-region>
        <text:changed-region xml:id="ct236600456" text:id="ct236600456">
          <text:insertion>
            <office:change-info>
              <dc:creator>Peter Camilleri</dc:creator>
              <dc:date>2015-04-25T17:38:00</dc:date>
            </office:change-info>
          </text:insertion>
        </text:changed-region>
        <text:changed-region xml:id="ct236600560" text:id="ct236600560">
          <text:insertion>
            <office:change-info>
              <dc:creator>Peter Camilleri</dc:creator>
              <dc:date>2015-04-25T17:38:00</dc:date>
            </office:change-info>
          </text:insertion>
        </text:changed-region>
        <text:changed-region xml:id="ct236600664" text:id="ct236600664">
          <text:insertion>
            <office:change-info>
              <dc:creator>Peter Camilleri</dc:creator>
              <dc:date>2015-04-25T17:38:00</dc:date>
            </office:change-info>
          </text:insertion>
        </text:changed-region>
        <text:changed-region xml:id="ct236604816" text:id="ct236604816">
          <text:insertion>
            <office:change-info>
              <dc:creator>Peter Camilleri</dc:creator>
              <dc:date>2015-04-25T17:38:00</dc:date>
            </office:change-info>
          </text:insertion>
        </text:changed-region>
        <text:changed-region xml:id="ct236604920" text:id="ct236604920">
          <text:insertion>
            <office:change-info>
              <dc:creator>Peter Camilleri</dc:creator>
              <dc:date>2015-04-25T17:38:00</dc:date>
            </office:change-info>
          </text:insertion>
        </text:changed-region>
        <text:changed-region xml:id="ct236605024" text:id="ct236605024">
          <text:deletion>
            <office:change-info>
              <dc:creator>Peter Camilleri</dc:creator>
              <dc:date>2015-04-25T23:15:00</dc:date>
            </office:change-info>
            <text:p text:style-name="Text_20_body"/>
            <text:p text:style-name="Text_20_body">.denominator</text:p>
          </text:deletion>
        </text:changed-region>
        <text:changed-region xml:id="ct236605128" text:id="ct236605128">
          <text:insertion>
            <office:change-info>
              <dc:creator>Peter Camilleri</dc:creator>
              <dc:date>2015-04-25T17:38:00</dc:date>
            </office:change-info>
          </text:insertion>
        </text:changed-region>
        <text:changed-region xml:id="ct236605232" text:id="ct236605232">
          <text:insertion>
            <office:change-info>
              <dc:creator>Peter Camilleri</dc:creator>
              <dc:date>2015-04-25T17:38:00</dc:date>
            </office:change-info>
          </text:insertion>
        </text:changed-region>
        <text:changed-region xml:id="ct236605336" text:id="ct236605336">
          <text:insertion>
            <office:change-info>
              <dc:creator>Peter Camilleri</dc:creator>
              <dc:date>2015-04-25T17:38:00</dc:date>
            </office:change-info>
          </text:insertion>
        </text:changed-region>
        <text:changed-region xml:id="ct236605440" text:id="ct236605440">
          <text:insertion>
            <office:change-info>
              <dc:creator>Peter Camilleri</dc:creator>
              <dc:date>2015-04-25T17:38:00</dc:date>
            </office:change-info>
          </text:insertion>
        </text:changed-region>
        <text:changed-region xml:id="ct236605544" text:id="ct236605544">
          <text:insertion>
            <office:change-info>
              <dc:creator>Peter Camilleri</dc:creator>
              <dc:date>2015-04-25T17:38:00</dc:date>
            </office:change-info>
          </text:insertion>
        </text:changed-region>
        <text:changed-region xml:id="ct236605648" text:id="ct236605648">
          <text:insertion>
            <office:change-info>
              <dc:creator>Peter Camilleri</dc:creator>
              <dc:date>2015-04-25T17:38:00</dc:date>
            </office:change-info>
          </text:insertion>
        </text:changed-region>
        <text:changed-region xml:id="ct236605752" text:id="ct236605752">
          <text:deletion>
            <office:change-info>
              <dc:creator>Peter Camilleri</dc:creator>
              <dc:date>2015-04-25T23:15:00</dc:date>
            </office:change-info>
            <text:p text:style-name="Text_20_body"/>
            <text:p text:style-name="Text_20_body">.e**</text:p>
          </text:deletion>
        </text:changed-region>
        <text:changed-region xml:id="ct236605856" text:id="ct236605856">
          <text:insertion>
            <office:change-info>
              <dc:creator>Peter Camilleri</dc:creator>
              <dc:date>2015-04-25T17:38:00</dc:date>
            </office:change-info>
          </text:insertion>
        </text:changed-region>
        <text:changed-region xml:id="ct236605960" text:id="ct236605960">
          <text:insertion>
            <office:change-info>
              <dc:creator>Peter Camilleri</dc:creator>
              <dc:date>2015-04-25T17:38:00</dc:date>
            </office:change-info>
          </text:insertion>
        </text:changed-region>
        <text:changed-region xml:id="ct236606064" text:id="ct236606064">
          <text:insertion>
            <office:change-info>
              <dc:creator>Peter Camilleri</dc:creator>
              <dc:date>2015-04-25T17:38:00</dc:date>
            </office:change-info>
          </text:insertion>
        </text:changed-region>
        <text:changed-region xml:id="ct236606168" text:id="ct236606168">
          <text:insertion>
            <office:change-info>
              <dc:creator>Peter Camilleri</dc:creator>
              <dc:date>2015-04-25T17:38:00</dc:date>
            </office:change-info>
          </text:insertion>
        </text:changed-region>
        <text:changed-region xml:id="ct236606272" text:id="ct236606272">
          <text:insertion>
            <office:change-info>
              <dc:creator>Peter Camilleri</dc:creator>
              <dc:date>2015-04-25T17:38:00</dc:date>
            </office:change-info>
          </text:insertion>
        </text:changed-region>
        <text:changed-region xml:id="ct236606376" text:id="ct236606376">
          <text:deletion>
            <office:change-info>
              <dc:creator>Peter Camilleri</dc:creator>
              <dc:date>2015-04-25T23:15:00</dc:date>
            </office:change-info>
            <text:p text:style-name="Text_20_body"/>
            <text:p text:style-name="Text_20_body">.emit</text:p>
          </text:deletion>
        </text:changed-region>
        <text:changed-region xml:id="ct236606480" text:id="ct236606480">
          <text:insertion>
            <office:change-info>
              <dc:creator>Peter Camilleri</dc:creator>
              <dc:date>2015-04-25T17:38:00</dc:date>
            </office:change-info>
          </text:insertion>
        </text:changed-region>
        <text:changed-region xml:id="ct236606584" text:id="ct236606584">
          <text:insertion>
            <office:change-info>
              <dc:creator>Peter Camilleri</dc:creator>
              <dc:date>2015-04-25T17:38:00</dc:date>
            </office:change-info>
          </text:insertion>
        </text:changed-region>
        <text:changed-region xml:id="ct236606688" text:id="ct236606688">
          <text:insertion>
            <office:change-info>
              <dc:creator>Peter Camilleri</dc:creator>
              <dc:date>2015-04-25T17:38:00</dc:date>
            </office:change-info>
          </text:insertion>
        </text:changed-region>
        <text:changed-region xml:id="ct236606792" text:id="ct236606792">
          <text:insertion>
            <office:change-info>
              <dc:creator>Peter Camilleri</dc:creator>
              <dc:date>2015-04-25T17:38:00</dc:date>
            </office:change-info>
          </text:insertion>
        </text:changed-region>
        <text:changed-region xml:id="ct236607000" text:id="ct236607000">
          <text:deletion>
            <office:change-info>
              <dc:creator>Peter Camilleri</dc:creator>
              <dc:date>2015-04-25T23:16:00</dc:date>
            </office:change-info>
            <text:p text:style-name="Text_20_body"/>
            <text:p text:style-name="Text_20_body"/>
          </text:deletion>
        </text:changed-region>
        <text:changed-region xml:id="ct236606896" text:id="ct236606896">
          <text:deletion>
            <office:change-info>
              <dc:creator>Peter Camilleri</dc:creator>
              <dc:date>2015-04-25T23:15:00</dc:date>
            </office:change-info>
            <text:p text:style-name="Text_20_body">.floor</text:p>
          </text:deletion>
        </text:changed-region>
        <text:changed-region xml:id="ct236607104" text:id="ct236607104">
          <text:insertion>
            <office:change-info>
              <dc:creator>Peter Camilleri</dc:creator>
              <dc:date>2015-04-25T17:38:00</dc:date>
            </office:change-info>
          </text:insertion>
        </text:changed-region>
        <text:changed-region xml:id="ct236607208" text:id="ct236607208">
          <text:insertion>
            <office:change-info>
              <dc:creator>Peter Camilleri</dc:creator>
              <dc:date>2015-04-25T17:38:00</dc:date>
            </office:change-info>
          </text:insertion>
        </text:changed-region>
        <text:changed-region xml:id="ct236607312" text:id="ct236607312">
          <text:insertion>
            <office:change-info>
              <dc:creator>Peter Camilleri</dc:creator>
              <dc:date>2015-04-25T17:38:00</dc:date>
            </office:change-info>
          </text:insertion>
        </text:changed-region>
        <text:changed-region xml:id="ct236607416" text:id="ct236607416">
          <text:insertion>
            <office:change-info>
              <dc:creator>Peter Camilleri</dc:creator>
              <dc:date>2015-04-25T17:38:00</dc:date>
            </office:change-info>
          </text:insertion>
        </text:changed-region>
        <text:changed-region xml:id="ct236607520" text:id="ct236607520">
          <text:insertion>
            <office:change-info>
              <dc:creator>Peter Camilleri</dc:creator>
              <dc:date>2015-04-25T17:38:00</dc:date>
            </office:change-info>
          </text:insertion>
        </text:changed-region>
        <text:changed-region xml:id="ct236607624" text:id="ct236607624">
          <text:insertion>
            <office:change-info>
              <dc:creator>Peter Camilleri</dc:creator>
              <dc:date>2015-04-25T17:38:00</dc:date>
            </office:change-info>
          </text:insertion>
        </text:changed-region>
        <text:changed-region xml:id="ct236607728" text:id="ct236607728">
          <text:deletion>
            <office:change-info>
              <dc:creator>Peter Camilleri</dc:creator>
              <dc:date>2015-04-25T23:16:00</dc:date>
            </office:change-info>
            <text:p text:style-name="Text_20_body"/>
            <text:p text:style-name="Text_20_body">.hypot</text:p>
          </text:deletion>
        </text:changed-region>
        <text:changed-region xml:id="ct236607832" text:id="ct236607832">
          <text:insertion>
            <office:change-info>
              <dc:creator>Peter Camilleri</dc:creator>
              <dc:date>2015-04-25T17:38:00</dc:date>
            </office:change-info>
          </text:insertion>
        </text:changed-region>
        <text:changed-region xml:id="ct236607936" text:id="ct236607936">
          <text:insertion>
            <office:change-info>
              <dc:creator>Peter Camilleri</dc:creator>
              <dc:date>2015-04-25T17:38:00</dc:date>
            </office:change-info>
          </text:insertion>
        </text:changed-region>
        <text:changed-region xml:id="ct236608040" text:id="ct236608040">
          <text:insertion>
            <office:change-info>
              <dc:creator>Peter Camilleri</dc:creator>
              <dc:date>2015-04-25T17:38:00</dc:date>
            </office:change-info>
          </text:insertion>
        </text:changed-region>
        <text:changed-region xml:id="ct236608144" text:id="ct236608144">
          <text:insertion>
            <office:change-info>
              <dc:creator>Peter Camilleri</dc:creator>
              <dc:date>2015-04-25T17:38:00</dc:date>
            </office:change-info>
          </text:insertion>
        </text:changed-region>
        <text:changed-region xml:id="ct236608248" text:id="ct236608248">
          <text:insertion>
            <office:change-info>
              <dc:creator>Peter Camilleri</dc:creator>
              <dc:date>2015-04-25T17:38:00</dc:date>
            </office:change-info>
          </text:insertion>
        </text:changed-region>
        <text:changed-region xml:id="ct236608352" text:id="ct236608352">
          <text:deletion>
            <office:change-info>
              <dc:creator>Peter Camilleri</dc:creator>
              <dc:date>2015-04-25T23:16:00</dc:date>
            </office:change-info>
            <text:p text:style-name="Text_20_body"/>
            <text:p text:style-name="Text_20_body">.imaginary</text:p>
          </text:deletion>
        </text:changed-region>
        <text:changed-region xml:id="ct236608456" text:id="ct236608456">
          <text:insertion>
            <office:change-info>
              <dc:creator>Peter Camilleri</dc:creator>
              <dc:date>2015-04-25T17:38:00</dc:date>
            </office:change-info>
          </text:insertion>
        </text:changed-region>
        <text:changed-region xml:id="ct236608560" text:id="ct236608560">
          <text:insertion>
            <office:change-info>
              <dc:creator>Peter Camilleri</dc:creator>
              <dc:date>2015-04-25T17:38:00</dc:date>
            </office:change-info>
          </text:insertion>
        </text:changed-region>
        <text:changed-region xml:id="ct236608664" text:id="ct236608664">
          <text:insertion>
            <office:change-info>
              <dc:creator>Peter Camilleri</dc:creator>
              <dc:date>2015-04-25T17:38:00</dc:date>
            </office:change-info>
          </text:insertion>
        </text:changed-region>
        <text:changed-region xml:id="ct236608768" text:id="ct236608768">
          <text:insertion>
            <office:change-info>
              <dc:creator>Peter Camilleri</dc:creator>
              <dc:date>2015-04-25T17:38:00</dc:date>
            </office:change-info>
          </text:insertion>
        </text:changed-region>
        <text:changed-region xml:id="ct236608912" text:id="ct236608912">
          <text:deletion>
            <office:change-info>
              <dc:creator>Peter Camilleri</dc:creator>
              <dc:date>2015-04-25T23:16:00</dc:date>
            </office:change-info>
            <text:p text:style-name="Text_20_body"/>
            <text:p text:style-name="Text_20_body">.ln</text:p>
          </text:deletion>
        </text:changed-region>
        <text:changed-region xml:id="ct236609016" text:id="ct236609016">
          <text:insertion>
            <office:change-info>
              <dc:creator>Peter Camilleri</dc:creator>
              <dc:date>2015-04-25T17:38:00</dc:date>
            </office:change-info>
          </text:insertion>
        </text:changed-region>
        <text:changed-region xml:id="ct236609120" text:id="ct236609120">
          <text:insertion>
            <office:change-info>
              <dc:creator>Peter Camilleri</dc:creator>
              <dc:date>2015-04-25T17:38:00</dc:date>
            </office:change-info>
          </text:insertion>
        </text:changed-region>
        <text:changed-region xml:id="ct236609224" text:id="ct236609224">
          <text:insertion>
            <office:change-info>
              <dc:creator>Peter Camilleri</dc:creator>
              <dc:date>2015-04-25T17:38:00</dc:date>
            </office:change-info>
          </text:insertion>
        </text:changed-region>
        <text:changed-region xml:id="ct236609328" text:id="ct236609328">
          <text:insertion>
            <office:change-info>
              <dc:creator>Peter Camilleri</dc:creator>
              <dc:date>2015-04-25T17:38:00</dc:date>
            </office:change-info>
          </text:insertion>
        </text:changed-region>
        <text:changed-region xml:id="ct236609432" text:id="ct236609432">
          <text:insertion>
            <office:change-info>
              <dc:creator>Peter Camilleri</dc:creator>
              <dc:date>2015-04-25T17:38:00</dc:date>
            </office:change-info>
          </text:insertion>
        </text:changed-region>
        <text:changed-region xml:id="ct236609536" text:id="ct236609536">
          <text:deletion>
            <office:change-info>
              <dc:creator>Peter Camilleri</dc:creator>
              <dc:date>2015-04-25T23:16:00</dc:date>
            </office:change-info>
            <text:p text:style-name="Text_20_body"/>
            <text:p text:style-name="Text_20_body">.log10</text:p>
          </text:deletion>
        </text:changed-region>
        <text:changed-region xml:id="ct236609640" text:id="ct236609640">
          <text:insertion>
            <office:change-info>
              <dc:creator>Peter Camilleri</dc:creator>
              <dc:date>2015-04-25T17:38:00</dc:date>
            </office:change-info>
          </text:insertion>
        </text:changed-region>
        <text:changed-region xml:id="ct236609744" text:id="ct236609744">
          <text:insertion>
            <office:change-info>
              <dc:creator>Peter Camilleri</dc:creator>
              <dc:date>2015-04-25T17:38:00</dc:date>
            </office:change-info>
          </text:insertion>
        </text:changed-region>
        <text:changed-region xml:id="ct236609848" text:id="ct236609848">
          <text:insertion>
            <office:change-info>
              <dc:creator>Peter Camilleri</dc:creator>
              <dc:date>2015-04-25T17:38:00</dc:date>
            </office:change-info>
          </text:insertion>
        </text:changed-region>
        <text:changed-region xml:id="ct236609952" text:id="ct236609952">
          <text:insertion>
            <office:change-info>
              <dc:creator>Peter Camilleri</dc:creator>
              <dc:date>2015-04-25T17:38:00</dc:date>
            </office:change-info>
          </text:insertion>
        </text:changed-region>
        <text:changed-region xml:id="ct236610056" text:id="ct236610056">
          <text:insertion>
            <office:change-info>
              <dc:creator>Peter Camilleri</dc:creator>
              <dc:date>2015-04-25T17:38:00</dc:date>
            </office:change-info>
          </text:insertion>
        </text:changed-region>
        <text:changed-region xml:id="ct236610160" text:id="ct236610160">
          <text:deletion>
            <office:change-info>
              <dc:creator>Peter Camilleri</dc:creator>
              <dc:date>2015-04-25T23:17:00</dc:date>
            </office:change-info>
            <text:p text:style-name="Text_20_body"/>
            <text:p text:style-name="Text_20_body">.log2</text:p>
          </text:deletion>
        </text:changed-region>
        <text:changed-region xml:id="ct236610264" text:id="ct236610264">
          <text:insertion>
            <office:change-info>
              <dc:creator>Peter Camilleri</dc:creator>
              <dc:date>2015-04-25T17:38:00</dc:date>
            </office:change-info>
          </text:insertion>
        </text:changed-region>
        <text:changed-region xml:id="ct236610368" text:id="ct236610368">
          <text:insertion>
            <office:change-info>
              <dc:creator>Peter Camilleri</dc:creator>
              <dc:date>2015-04-25T17:38:00</dc:date>
            </office:change-info>
          </text:insertion>
        </text:changed-region>
        <text:changed-region xml:id="ct236610472" text:id="ct236610472">
          <text:insertion>
            <office:change-info>
              <dc:creator>Peter Camilleri</dc:creator>
              <dc:date>2015-04-25T17:38:00</dc:date>
            </office:change-info>
          </text:insertion>
        </text:changed-region>
        <text:changed-region xml:id="ct236610576" text:id="ct236610576">
          <text:insertion>
            <office:change-info>
              <dc:creator>Peter Camilleri</dc:creator>
              <dc:date>2015-04-25T17:38:00</dc:date>
            </office:change-info>
          </text:insertion>
        </text:changed-region>
        <text:changed-region xml:id="ct236610680" text:id="ct236610680">
          <text:insertion>
            <office:change-info>
              <dc:creator>Peter Camilleri</dc:creator>
              <dc:date>2015-04-25T17:38:00</dc:date>
            </office:change-info>
          </text:insertion>
        </text:changed-region>
        <text:changed-region xml:id="ct236610784" text:id="ct236610784">
          <text:deletion>
            <office:change-info>
              <dc:creator>Peter Camilleri</dc:creator>
              <dc:date>2015-04-25T23:17:00</dc:date>
            </office:change-info>
            <text:p text:style-name="Text_20_body"/>
            <text:p text:style-name="Text_20_body">.magnitude</text:p>
          </text:deletion>
        </text:changed-region>
        <text:changed-region xml:id="ct236610888" text:id="ct236610888">
          <text:insertion>
            <office:change-info>
              <dc:creator>Peter Camilleri</dc:creator>
              <dc:date>2015-04-25T17:38:00</dc:date>
            </office:change-info>
          </text:insertion>
        </text:changed-region>
        <text:changed-region xml:id="ct236610992" text:id="ct236610992">
          <text:insertion>
            <office:change-info>
              <dc:creator>Peter Camilleri</dc:creator>
              <dc:date>2015-04-25T17:38:00</dc:date>
            </office:change-info>
          </text:insertion>
        </text:changed-region>
        <text:changed-region xml:id="ct236611096" text:id="ct236611096">
          <text:insertion>
            <office:change-info>
              <dc:creator>Peter Camilleri</dc:creator>
              <dc:date>2015-04-25T17:38:00</dc:date>
            </office:change-info>
          </text:insertion>
        </text:changed-region>
        <text:changed-region xml:id="ct236611200" text:id="ct236611200">
          <text:insertion>
            <office:change-info>
              <dc:creator>Peter Camilleri</dc:creator>
              <dc:date>2015-04-25T17:38:00</dc:date>
            </office:change-info>
          </text:insertion>
        </text:changed-region>
        <text:changed-region xml:id="ct236611304" text:id="ct236611304">
          <text:deletion>
            <office:change-info>
              <dc:creator>Peter Camilleri</dc:creator>
              <dc:date>2015-04-25T23:17:00</dc:date>
            </office:change-info>
            <text:p text:style-name="Text_20_body"/>
            <text:p text:style-name="Text_20_body">.numerator</text:p>
          </text:deletion>
        </text:changed-region>
        <text:changed-region xml:id="ct236611408" text:id="ct236611408">
          <text:insertion>
            <office:change-info>
              <dc:creator>Peter Camilleri</dc:creator>
              <dc:date>2015-04-25T17:38:00</dc:date>
            </office:change-info>
          </text:insertion>
        </text:changed-region>
        <text:changed-region xml:id="ct236611512" text:id="ct236611512">
          <text:insertion>
            <office:change-info>
              <dc:creator>Peter Camilleri</dc:creator>
              <dc:date>2015-04-25T17:38:00</dc:date>
            </office:change-info>
          </text:insertion>
        </text:changed-region>
        <text:changed-region xml:id="ct236611616" text:id="ct236611616">
          <text:insertion>
            <office:change-info>
              <dc:creator>Peter Camilleri</dc:creator>
              <dc:date>2015-04-25T17:38:00</dc:date>
            </office:change-info>
          </text:insertion>
        </text:changed-region>
        <text:changed-region xml:id="ct236611720" text:id="ct236611720">
          <text:insertion>
            <office:change-info>
              <dc:creator>Peter Camilleri</dc:creator>
              <dc:date>2015-04-25T17:38:00</dc:date>
            </office:change-info>
          </text:insertion>
        </text:changed-region>
        <text:changed-region xml:id="ct236611928" text:id="ct236611928">
          <text:deletion>
            <office:change-info>
              <dc:creator>Peter Camilleri</dc:creator>
              <dc:date>2015-04-25T23:18:00</dc:date>
            </office:change-info>
            <text:p text:style-name="Text_20_body"/>
            <text:p text:style-name="Text_20_body"/>
          </text:deletion>
        </text:changed-region>
        <text:changed-region xml:id="ct236611824" text:id="ct236611824">
          <text:deletion>
            <office:change-info>
              <dc:creator>Peter Camilleri</dc:creator>
              <dc:date>2015-04-25T23:17:00</dc:date>
            </office:change-info>
            <text:p text:style-name="Text_20_body">.p2c</text:p>
          </text:deletion>
        </text:changed-region>
        <text:changed-region xml:id="ct236612032" text:id="ct236612032">
          <text:insertion>
            <office:change-info>
              <dc:creator>Peter Camilleri</dc:creator>
              <dc:date>2015-04-25T17:38:00</dc:date>
            </office:change-info>
          </text:insertion>
        </text:changed-region>
        <text:changed-region xml:id="ct236612136" text:id="ct236612136">
          <text:insertion>
            <office:change-info>
              <dc:creator>Peter Camilleri</dc:creator>
              <dc:date>2015-04-25T17:38:00</dc:date>
            </office:change-info>
          </text:insertion>
        </text:changed-region>
        <text:changed-region xml:id="ct236612240" text:id="ct236612240">
          <text:insertion>
            <office:change-info>
              <dc:creator>Peter Camilleri</dc:creator>
              <dc:date>2015-04-25T17:38:00</dc:date>
            </office:change-info>
          </text:insertion>
        </text:changed-region>
        <text:changed-region xml:id="ct236612344" text:id="ct236612344">
          <text:insertion>
            <office:change-info>
              <dc:creator>Peter Camilleri</dc:creator>
              <dc:date>2015-04-25T17:38:00</dc:date>
            </office:change-info>
          </text:insertion>
        </text:changed-region>
        <text:changed-region xml:id="ct236612448" text:id="ct236612448">
          <text:insertion>
            <office:change-info>
              <dc:creator>Peter Camilleri</dc:creator>
              <dc:date>2015-04-25T17:38:00</dc:date>
            </office:change-info>
          </text:insertion>
        </text:changed-region>
        <text:changed-region xml:id="ct236612552" text:id="ct236612552">
          <text:insertion>
            <office:change-info>
              <dc:creator>Peter Camilleri</dc:creator>
              <dc:date>2015-04-25T17:38:00</dc:date>
            </office:change-info>
          </text:insertion>
        </text:changed-region>
        <text:changed-region xml:id="ct236612656" text:id="ct236612656">
          <text:deletion>
            <office:change-info>
              <dc:creator>Peter Camilleri</dc:creator>
              <dc:date>2015-04-25T23:18:00</dc:date>
            </office:change-info>
            <text:p text:style-name="Text_20_body"/>
            <text:p text:style-name="Text_20_body">.polar</text:p>
          </text:deletion>
        </text:changed-region>
        <text:changed-region xml:id="ct236612760" text:id="ct236612760">
          <text:insertion>
            <office:change-info>
              <dc:creator>Peter Camilleri</dc:creator>
              <dc:date>2015-04-25T17:38:00</dc:date>
            </office:change-info>
          </text:insertion>
        </text:changed-region>
        <text:changed-region xml:id="ct236612864" text:id="ct236612864">
          <text:insertion>
            <office:change-info>
              <dc:creator>Peter Camilleri</dc:creator>
              <dc:date>2015-04-25T17:38:00</dc:date>
            </office:change-info>
          </text:insertion>
        </text:changed-region>
        <text:changed-region xml:id="ct236613008" text:id="ct236613008">
          <text:insertion>
            <office:change-info>
              <dc:creator>Peter Camilleri</dc:creator>
              <dc:date>2015-04-25T17:38:00</dc:date>
            </office:change-info>
          </text:insertion>
        </text:changed-region>
        <text:changed-region xml:id="ct236613112" text:id="ct236613112">
          <text:insertion>
            <office:change-info>
              <dc:creator>Peter Camilleri</dc:creator>
              <dc:date>2015-04-25T17:38:00</dc:date>
            </office:change-info>
          </text:insertion>
        </text:changed-region>
        <text:changed-region xml:id="ct236613216" text:id="ct236613216">
          <text:insertion>
            <office:change-info>
              <dc:creator>Peter Camilleri</dc:creator>
              <dc:date>2015-04-25T17:38:00</dc:date>
            </office:change-info>
          </text:insertion>
        </text:changed-region>
        <text:changed-region xml:id="ct236613320" text:id="ct236613320">
          <text:insertion>
            <office:change-info>
              <dc:creator>Peter Camilleri</dc:creator>
              <dc:date>2015-04-25T17:38:00</dc:date>
            </office:change-info>
          </text:insertion>
        </text:changed-region>
        <text:changed-region xml:id="ct236613424" text:id="ct236613424">
          <text:deletion>
            <office:change-info>
              <dc:creator>Peter Camilleri</dc:creator>
              <dc:date>2015-04-25T23:18:00</dc:date>
            </office:change-info>
            <text:p text:style-name="Text_20_body"/>
            <text:p text:style-name="Text_20_body">.r2d</text:p>
          </text:deletion>
        </text:changed-region>
        <text:changed-region xml:id="ct236613528" text:id="ct236613528">
          <text:insertion>
            <office:change-info>
              <dc:creator>Peter Camilleri</dc:creator>
              <dc:date>2015-04-25T17:38:00</dc:date>
            </office:change-info>
          </text:insertion>
        </text:changed-region>
        <text:changed-region xml:id="ct236613632" text:id="ct236613632">
          <text:insertion>
            <office:change-info>
              <dc:creator>Peter Camilleri</dc:creator>
              <dc:date>2015-04-25T17:38:00</dc:date>
            </office:change-info>
          </text:insertion>
        </text:changed-region>
        <text:changed-region xml:id="ct236613736" text:id="ct236613736">
          <text:insertion>
            <office:change-info>
              <dc:creator>Peter Camilleri</dc:creator>
              <dc:date>2015-04-25T17:38:00</dc:date>
            </office:change-info>
          </text:insertion>
        </text:changed-region>
        <text:changed-region xml:id="ct236613840" text:id="ct236613840">
          <text:insertion>
            <office:change-info>
              <dc:creator>Peter Camilleri</dc:creator>
              <dc:date>2015-04-25T17:38:00</dc:date>
            </office:change-info>
          </text:insertion>
        </text:changed-region>
        <text:changed-region xml:id="ct236613944" text:id="ct236613944">
          <text:insertion>
            <office:change-info>
              <dc:creator>Peter Camilleri</dc:creator>
              <dc:date>2015-04-25T17:38:00</dc:date>
            </office:change-info>
          </text:insertion>
        </text:changed-region>
        <text:changed-region xml:id="ct236614048" text:id="ct236614048">
          <text:deletion>
            <office:change-info>
              <dc:creator>Peter Camilleri</dc:creator>
              <dc:date>2015-04-25T23:18:00</dc:date>
            </office:change-info>
            <text:p text:style-name="Text_20_body"/>
            <text:p text:style-name="Text_20_body">.real</text:p>
          </text:deletion>
        </text:changed-region>
        <text:changed-region xml:id="ct236614152" text:id="ct236614152">
          <text:insertion>
            <office:change-info>
              <dc:creator>Peter Camilleri</dc:creator>
              <dc:date>2015-04-25T17:39:00</dc:date>
            </office:change-info>
          </text:insertion>
        </text:changed-region>
        <text:changed-region xml:id="ct236614256" text:id="ct236614256">
          <text:insertion>
            <office:change-info>
              <dc:creator>Peter Camilleri</dc:creator>
              <dc:date>2015-04-25T17:39:00</dc:date>
            </office:change-info>
          </text:insertion>
        </text:changed-region>
        <text:changed-region xml:id="ct236614360" text:id="ct236614360">
          <text:insertion>
            <office:change-info>
              <dc:creator>Peter Camilleri</dc:creator>
              <dc:date>2015-04-25T17:39:00</dc:date>
            </office:change-info>
          </text:insertion>
        </text:changed-region>
        <text:changed-region xml:id="ct236614464" text:id="ct236614464">
          <text:insertion>
            <office:change-info>
              <dc:creator>Peter Camilleri</dc:creator>
              <dc:date>2015-04-25T17:39:00</dc:date>
            </office:change-info>
          </text:insertion>
        </text:changed-region>
        <text:changed-region xml:id="ct236614568" text:id="ct236614568">
          <text:deletion>
            <office:change-info>
              <dc:creator>Peter Camilleri</dc:creator>
              <dc:date>2015-04-25T23:19:00</dc:date>
            </office:change-info>
            <text:p text:style-name="Text_20_body"/>
            <text:p text:style-name="Text_20_body">.round</text:p>
          </text:deletion>
        </text:changed-region>
        <text:changed-region xml:id="ct236614672" text:id="ct236614672">
          <text:insertion>
            <office:change-info>
              <dc:creator>Peter Camilleri</dc:creator>
              <dc:date>2015-04-25T17:39:00</dc:date>
            </office:change-info>
          </text:insertion>
        </text:changed-region>
        <text:changed-region xml:id="ct236614776" text:id="ct236614776">
          <text:insertion>
            <office:change-info>
              <dc:creator>Peter Camilleri</dc:creator>
              <dc:date>2015-04-25T17:39:00</dc:date>
            </office:change-info>
          </text:insertion>
        </text:changed-region>
        <text:changed-region xml:id="ct236614880" text:id="ct236614880">
          <text:insertion>
            <office:change-info>
              <dc:creator>Peter Camilleri</dc:creator>
              <dc:date>2015-04-25T17:39:00</dc:date>
            </office:change-info>
          </text:insertion>
        </text:changed-region>
        <text:changed-region xml:id="ct236614984" text:id="ct236614984">
          <text:insertion>
            <office:change-info>
              <dc:creator>Peter Camilleri</dc:creator>
              <dc:date>2015-04-25T17:39:00</dc:date>
            </office:change-info>
          </text:insertion>
        </text:changed-region>
        <text:changed-region xml:id="ct236615088" text:id="ct236615088">
          <text:insertion>
            <office:change-info>
              <dc:creator>Peter Camilleri</dc:creator>
              <dc:date>2015-04-25T17:39:00</dc:date>
            </office:change-info>
          </text:insertion>
        </text:changed-region>
        <text:changed-region xml:id="ct236615192" text:id="ct236615192">
          <text:insertion>
            <office:change-info>
              <dc:creator>Peter Camilleri</dc:creator>
              <dc:date>2015-04-25T17:39:00</dc:date>
            </office:change-info>
          </text:insertion>
        </text:changed-region>
        <text:changed-region xml:id="ct236615296" text:id="ct236615296">
          <text:deletion>
            <office:change-info>
              <dc:creator>Peter Camilleri</dc:creator>
              <dc:date>2015-04-25T23:19:00</dc:date>
            </office:change-info>
            <text:p text:style-name="Text_20_body"/>
            <text:p text:style-name="Text_20_body">.sin</text:p>
          </text:deletion>
        </text:changed-region>
        <text:changed-region xml:id="ct236615400" text:id="ct236615400">
          <text:insertion>
            <office:change-info>
              <dc:creator>Peter Camilleri</dc:creator>
              <dc:date>2015-04-25T17:39:00</dc:date>
            </office:change-info>
          </text:insertion>
        </text:changed-region>
        <text:changed-region xml:id="ct236615504" text:id="ct236615504">
          <text:insertion>
            <office:change-info>
              <dc:creator>Peter Camilleri</dc:creator>
              <dc:date>2015-04-25T17:39:00</dc:date>
            </office:change-info>
          </text:insertion>
        </text:changed-region>
        <text:changed-region xml:id="ct236615608" text:id="ct236615608">
          <text:insertion>
            <office:change-info>
              <dc:creator>Peter Camilleri</dc:creator>
              <dc:date>2015-04-25T17:39:00</dc:date>
            </office:change-info>
          </text:insertion>
        </text:changed-region>
        <text:changed-region xml:id="ct236615712" text:id="ct236615712">
          <text:insertion>
            <office:change-info>
              <dc:creator>Peter Camilleri</dc:creator>
              <dc:date>2015-04-25T17:39:00</dc:date>
            </office:change-info>
          </text:insertion>
        </text:changed-region>
        <text:changed-region xml:id="ct236615816" text:id="ct236615816">
          <text:insertion>
            <office:change-info>
              <dc:creator>Peter Camilleri</dc:creator>
              <dc:date>2015-04-25T17:39:00</dc:date>
            </office:change-info>
          </text:insertion>
        </text:changed-region>
        <text:changed-region xml:id="ct236615920" text:id="ct236615920">
          <text:deletion>
            <office:change-info>
              <dc:creator>Peter Camilleri</dc:creator>
              <dc:date>2015-04-25T23:19:00</dc:date>
            </office:change-info>
            <text:p text:style-name="Text_20_body"/>
            <text:p text:style-name="Text_20_body">.sinh</text:p>
          </text:deletion>
        </text:changed-region>
        <text:changed-region xml:id="ct236616024" text:id="ct236616024">
          <text:insertion>
            <office:change-info>
              <dc:creator>Peter Camilleri</dc:creator>
              <dc:date>2015-04-25T17:39:00</dc:date>
            </office:change-info>
          </text:insertion>
        </text:changed-region>
        <text:changed-region xml:id="ct236616128" text:id="ct236616128">
          <text:insertion>
            <office:change-info>
              <dc:creator>Peter Camilleri</dc:creator>
              <dc:date>2015-04-25T17:39:00</dc:date>
            </office:change-info>
          </text:insertion>
        </text:changed-region>
        <text:changed-region xml:id="ct236616232" text:id="ct236616232">
          <text:insertion>
            <office:change-info>
              <dc:creator>Peter Camilleri</dc:creator>
              <dc:date>2015-04-25T17:39:00</dc:date>
            </office:change-info>
          </text:insertion>
        </text:changed-region>
        <text:changed-region xml:id="ct236616336" text:id="ct236616336">
          <text:insertion>
            <office:change-info>
              <dc:creator>Peter Camilleri</dc:creator>
              <dc:date>2015-04-25T17:39:00</dc:date>
            </office:change-info>
          </text:insertion>
        </text:changed-region>
        <text:changed-region xml:id="ct236616440" text:id="ct236616440">
          <text:insertion>
            <office:change-info>
              <dc:creator>Peter Camilleri</dc:creator>
              <dc:date>2015-04-25T17:39:00</dc:date>
            </office:change-info>
          </text:insertion>
        </text:changed-region>
        <text:changed-region xml:id="ct236616544" text:id="ct236616544">
          <text:deletion>
            <office:change-info>
              <dc:creator>Peter Camilleri</dc:creator>
              <dc:date>2015-04-25T23:19:00</dc:date>
            </office:change-info>
            <text:p text:style-name="Text_20_body"/>
            <text:p text:style-name="Text_20_body">.sleep</text:p>
          </text:deletion>
        </text:changed-region>
        <text:changed-region xml:id="ct236616648" text:id="ct236616648">
          <text:insertion>
            <office:change-info>
              <dc:creator>Peter Camilleri</dc:creator>
              <dc:date>2015-04-25T17:39:00</dc:date>
            </office:change-info>
          </text:insertion>
        </text:changed-region>
        <text:changed-region xml:id="ct236616752" text:id="ct236616752">
          <text:insertion>
            <office:change-info>
              <dc:creator>Peter Camilleri</dc:creator>
              <dc:date>2015-04-25T17:39:00</dc:date>
            </office:change-info>
          </text:insertion>
        </text:changed-region>
        <text:changed-region xml:id="ct236616856" text:id="ct236616856">
          <text:insertion>
            <office:change-info>
              <dc:creator>Peter Camilleri</dc:creator>
              <dc:date>2015-04-25T17:39:00</dc:date>
            </office:change-info>
          </text:insertion>
        </text:changed-region>
        <text:changed-region xml:id="ct236616960" text:id="ct236616960">
          <text:insertion>
            <office:change-info>
              <dc:creator>Peter Camilleri</dc:creator>
              <dc:date>2015-04-25T17:39:00</dc:date>
            </office:change-info>
          </text:insertion>
        </text:changed-region>
        <text:changed-region xml:id="ct236617104" text:id="ct236617104">
          <text:deletion>
            <office:change-info>
              <dc:creator>Peter Camilleri</dc:creator>
              <dc:date>2015-04-25T23:20:00</dc:date>
            </office:change-info>
            <text:p text:style-name="Text_20_body"/>
            <text:p text:style-name="Text_20_body">.sqr</text:p>
          </text:deletion>
        </text:changed-region>
        <text:changed-region xml:id="ct236617208" text:id="ct236617208">
          <text:insertion>
            <office:change-info>
              <dc:creator>Peter Camilleri</dc:creator>
              <dc:date>2015-04-25T17:39:00</dc:date>
            </office:change-info>
          </text:insertion>
        </text:changed-region>
        <text:changed-region xml:id="ct236617312" text:id="ct236617312">
          <text:insertion>
            <office:change-info>
              <dc:creator>Peter Camilleri</dc:creator>
              <dc:date>2015-04-25T17:39:00</dc:date>
            </office:change-info>
          </text:insertion>
        </text:changed-region>
        <text:changed-region xml:id="ct236617416" text:id="ct236617416">
          <text:insertion>
            <office:change-info>
              <dc:creator>Peter Camilleri</dc:creator>
              <dc:date>2015-04-25T17:39:00</dc:date>
            </office:change-info>
          </text:insertion>
        </text:changed-region>
        <text:changed-region xml:id="ct236617520" text:id="ct236617520">
          <text:insertion>
            <office:change-info>
              <dc:creator>Peter Camilleri</dc:creator>
              <dc:date>2015-04-25T17:39:00</dc:date>
            </office:change-info>
          </text:insertion>
        </text:changed-region>
        <text:changed-region xml:id="ct236617624" text:id="ct236617624">
          <text:deletion>
            <office:change-info>
              <dc:creator>Peter Camilleri</dc:creator>
              <dc:date>2015-04-25T23:20:00</dc:date>
            </office:change-info>
            <text:p text:style-name="Text_20_body"/>
            <text:p text:style-name="Text_20_body">.sqrt</text:p>
          </text:deletion>
        </text:changed-region>
        <text:changed-region xml:id="ct236617728" text:id="ct236617728">
          <text:insertion>
            <office:change-info>
              <dc:creator>Peter Camilleri</dc:creator>
              <dc:date>2015-04-25T17:39:00</dc:date>
            </office:change-info>
          </text:insertion>
        </text:changed-region>
        <text:changed-region xml:id="ct236617832" text:id="ct236617832">
          <text:insertion>
            <office:change-info>
              <dc:creator>Peter Camilleri</dc:creator>
              <dc:date>2015-04-25T17:39:00</dc:date>
            </office:change-info>
          </text:insertion>
        </text:changed-region>
        <text:changed-region xml:id="ct236617936" text:id="ct236617936">
          <text:insertion>
            <office:change-info>
              <dc:creator>Peter Camilleri</dc:creator>
              <dc:date>2015-04-25T17:39:00</dc:date>
            </office:change-info>
          </text:insertion>
        </text:changed-region>
        <text:changed-region xml:id="ct236618040" text:id="ct236618040">
          <text:insertion>
            <office:change-info>
              <dc:creator>Peter Camilleri</dc:creator>
              <dc:date>2015-04-25T17:39:00</dc:date>
            </office:change-info>
          </text:insertion>
        </text:changed-region>
        <text:changed-region xml:id="ct236618144" text:id="ct236618144">
          <text:insertion>
            <office:change-info>
              <dc:creator>Peter Camilleri</dc:creator>
              <dc:date>2015-04-25T17:39:00</dc:date>
            </office:change-info>
          </text:insertion>
        </text:changed-region>
        <text:changed-region xml:id="ct236618248" text:id="ct236618248">
          <text:deletion>
            <office:change-info>
              <dc:creator>Peter Camilleri</dc:creator>
              <dc:date>2015-04-25T23:20:00</dc:date>
            </office:change-info>
            <text:p text:style-name="Text_20_body"/>
            <text:p text:style-name="Text_20_body">.tan</text:p>
          </text:deletion>
        </text:changed-region>
        <text:changed-region xml:id="ct236618352" text:id="ct236618352">
          <text:insertion>
            <office:change-info>
              <dc:creator>Peter Camilleri</dc:creator>
              <dc:date>2015-04-25T17:39:00</dc:date>
            </office:change-info>
          </text:insertion>
        </text:changed-region>
        <text:changed-region xml:id="ct236618456" text:id="ct236618456">
          <text:insertion>
            <office:change-info>
              <dc:creator>Peter Camilleri</dc:creator>
              <dc:date>2015-04-25T17:39:00</dc:date>
            </office:change-info>
          </text:insertion>
        </text:changed-region>
        <text:changed-region xml:id="ct236618560" text:id="ct236618560">
          <text:insertion>
            <office:change-info>
              <dc:creator>Peter Camilleri</dc:creator>
              <dc:date>2015-04-25T17:39:00</dc:date>
            </office:change-info>
          </text:insertion>
        </text:changed-region>
        <text:changed-region xml:id="ct236618664" text:id="ct236618664">
          <text:insertion>
            <office:change-info>
              <dc:creator>Peter Camilleri</dc:creator>
              <dc:date>2015-04-25T17:39:00</dc:date>
            </office:change-info>
          </text:insertion>
        </text:changed-region>
        <text:changed-region xml:id="ct236618768" text:id="ct236618768">
          <text:insertion>
            <office:change-info>
              <dc:creator>Peter Camilleri</dc:creator>
              <dc:date>2015-04-25T17:39:00</dc:date>
            </office:change-info>
          </text:insertion>
        </text:changed-region>
        <text:changed-region xml:id="ct236618872" text:id="ct236618872">
          <text:deletion>
            <office:change-info>
              <dc:creator>Peter Camilleri</dc:creator>
              <dc:date>2015-04-25T23:20:00</dc:date>
            </office:change-info>
            <text:p text:style-name="Text_20_body"/>
            <text:p text:style-name="Text_20_body">.tanh</text:p>
          </text:deletion>
        </text:changed-region>
        <text:changed-region xml:id="ct236618976" text:id="ct236618976">
          <text:insertion>
            <office:change-info>
              <dc:creator>Peter Camilleri</dc:creator>
              <dc:date>2015-04-25T17:39:00</dc:date>
            </office:change-info>
          </text:insertion>
        </text:changed-region>
        <text:changed-region xml:id="ct236619080" text:id="ct236619080">
          <text:insertion>
            <office:change-info>
              <dc:creator>Peter Camilleri</dc:creator>
              <dc:date>2015-04-25T17:39:00</dc:date>
            </office:change-info>
          </text:insertion>
        </text:changed-region>
        <text:changed-region xml:id="ct236619184" text:id="ct236619184">
          <text:insertion>
            <office:change-info>
              <dc:creator>Peter Camilleri</dc:creator>
              <dc:date>2015-04-25T17:39:00</dc:date>
            </office:change-info>
          </text:insertion>
        </text:changed-region>
        <text:changed-region xml:id="ct236619288" text:id="ct236619288">
          <text:insertion>
            <office:change-info>
              <dc:creator>Peter Camilleri</dc:creator>
              <dc:date>2015-04-25T17:39:00</dc:date>
            </office:change-info>
          </text:insertion>
        </text:changed-region>
        <text:changed-region xml:id="ct236619392" text:id="ct236619392">
          <text:insertion>
            <office:change-info>
              <dc:creator>Peter Camilleri</dc:creator>
              <dc:date>2015-04-25T17:39:00</dc:date>
            </office:change-info>
          </text:insertion>
        </text:changed-region>
        <text:changed-region xml:id="ct236619496" text:id="ct236619496">
          <text:deletion>
            <office:change-info>
              <dc:creator>Peter Camilleri</dc:creator>
              <dc:date>2015-04-25T23:20:00</dc:date>
            </office:change-info>
            <text:p text:style-name="Text_20_body"/>
            <text:p text:style-name="Text_20_body">/</text:p>
          </text:deletion>
        </text:changed-region>
        <text:changed-region xml:id="ct236619600" text:id="ct236619600">
          <text:insertion>
            <office:change-info>
              <dc:creator>Peter Camilleri</dc:creator>
              <dc:date>2015-04-25T17:39:00</dc:date>
            </office:change-info>
          </text:insertion>
        </text:changed-region>
        <text:changed-region xml:id="ct236619704" text:id="ct236619704">
          <text:insertion>
            <office:change-info>
              <dc:creator>Peter Camilleri</dc:creator>
              <dc:date>2015-04-25T17:39:00</dc:date>
            </office:change-info>
          </text:insertion>
        </text:changed-region>
        <text:changed-region xml:id="ct236619808" text:id="ct236619808">
          <text:insertion>
            <office:change-info>
              <dc:creator>Peter Camilleri</dc:creator>
              <dc:date>2015-04-25T17:39:00</dc:date>
            </office:change-info>
          </text:insertion>
        </text:changed-region>
        <text:changed-region xml:id="ct236619912" text:id="ct236619912">
          <text:insertion>
            <office:change-info>
              <dc:creator>Peter Camilleri</dc:creator>
              <dc:date>2015-04-25T17:39:00</dc:date>
            </office:change-info>
          </text:insertion>
        </text:changed-region>
        <text:changed-region xml:id="ct236620016" text:id="ct236620016">
          <text:deletion>
            <office:change-info>
              <dc:creator>Peter Camilleri</dc:creator>
              <dc:date>2015-04-25T23:21:00</dc:date>
            </office:change-info>
            <text:p text:style-name="Text_20_body"/>
            <text:p text:style-name="Text_20_body">0&lt;</text:p>
          </text:deletion>
        </text:changed-region>
        <text:changed-region xml:id="ct236620120" text:id="ct236620120">
          <text:insertion>
            <office:change-info>
              <dc:creator>Peter Camilleri</dc:creator>
              <dc:date>2015-04-25T17:39:00</dc:date>
            </office:change-info>
          </text:insertion>
        </text:changed-region>
        <text:changed-region xml:id="ct236620224" text:id="ct236620224">
          <text:insertion>
            <office:change-info>
              <dc:creator>Peter Camilleri</dc:creator>
              <dc:date>2015-04-25T17:39:00</dc:date>
            </office:change-info>
          </text:insertion>
        </text:changed-region>
        <text:changed-region xml:id="ct236620328" text:id="ct236620328">
          <text:insertion>
            <office:change-info>
              <dc:creator>Peter Camilleri</dc:creator>
              <dc:date>2015-04-25T17:39:00</dc:date>
            </office:change-info>
          </text:insertion>
        </text:changed-region>
        <text:changed-region xml:id="ct236620432" text:id="ct236620432">
          <text:insertion>
            <office:change-info>
              <dc:creator>Peter Camilleri</dc:creator>
              <dc:date>2015-04-25T17:39:00</dc:date>
            </office:change-info>
          </text:insertion>
        </text:changed-region>
        <text:changed-region xml:id="ct236620536" text:id="ct236620536">
          <text:deletion>
            <office:change-info>
              <dc:creator>Peter Camilleri</dc:creator>
              <dc:date>2015-04-25T23:21:00</dc:date>
            </office:change-info>
            <text:p text:style-name="Text_20_body"/>
            <text:p text:style-name="Text_20_body">0&lt;=</text:p>
          </text:deletion>
        </text:changed-region>
        <text:changed-region xml:id="ct236620640" text:id="ct236620640">
          <text:insertion>
            <office:change-info>
              <dc:creator>Peter Camilleri</dc:creator>
              <dc:date>2015-04-25T17:39:00</dc:date>
            </office:change-info>
          </text:insertion>
        </text:changed-region>
        <text:changed-region xml:id="ct236620744" text:id="ct236620744">
          <text:insertion>
            <office:change-info>
              <dc:creator>Peter Camilleri</dc:creator>
              <dc:date>2015-04-25T17:39:00</dc:date>
            </office:change-info>
          </text:insertion>
        </text:changed-region>
        <text:changed-region xml:id="ct236620848" text:id="ct236620848">
          <text:insertion>
            <office:change-info>
              <dc:creator>Peter Camilleri</dc:creator>
              <dc:date>2015-04-25T17:39:00</dc:date>
            </office:change-info>
          </text:insertion>
        </text:changed-region>
        <text:changed-region xml:id="ct236620952" text:id="ct236620952">
          <text:insertion>
            <office:change-info>
              <dc:creator>Peter Camilleri</dc:creator>
              <dc:date>2015-04-25T17:39:00</dc:date>
            </office:change-info>
          </text:insertion>
        </text:changed-region>
        <text:changed-region xml:id="ct236621056" text:id="ct236621056">
          <text:deletion>
            <office:change-info>
              <dc:creator>Peter Camilleri</dc:creator>
              <dc:date>2015-04-25T23:21:00</dc:date>
            </office:change-info>
            <text:p text:style-name="Text_20_body"/>
            <text:p text:style-name="Text_20_body">0&lt;=&gt;</text:p>
          </text:deletion>
        </text:changed-region>
        <text:changed-region xml:id="ct236535360" text:id="ct236535360">
          <text:insertion>
            <office:change-info>
              <dc:creator>Peter Camilleri</dc:creator>
              <dc:date>2015-04-25T17:39:00</dc:date>
            </office:change-info>
          </text:insertion>
        </text:changed-region>
        <text:changed-region xml:id="ct236535464" text:id="ct236535464">
          <text:insertion>
            <office:change-info>
              <dc:creator>Peter Camilleri</dc:creator>
              <dc:date>2015-04-25T17:39:00</dc:date>
            </office:change-info>
          </text:insertion>
        </text:changed-region>
        <text:changed-region xml:id="ct236535568" text:id="ct236535568">
          <text:insertion>
            <office:change-info>
              <dc:creator>Peter Camilleri</dc:creator>
              <dc:date>2015-04-25T17:39:00</dc:date>
            </office:change-info>
          </text:insertion>
        </text:changed-region>
        <text:changed-region xml:id="ct236535672" text:id="ct236535672">
          <text:insertion>
            <office:change-info>
              <dc:creator>Peter Camilleri</dc:creator>
              <dc:date>2015-04-25T17:39:00</dc:date>
            </office:change-info>
          </text:insertion>
        </text:changed-region>
        <text:changed-region xml:id="ct236535776" text:id="ct236535776">
          <text:insertion>
            <office:change-info>
              <dc:creator>Peter Camilleri</dc:creator>
              <dc:date>2015-04-25T17:39:00</dc:date>
            </office:change-info>
          </text:insertion>
        </text:changed-region>
        <text:changed-region xml:id="ct236535984" text:id="ct236535984">
          <text:deletion>
            <office:change-info>
              <dc:creator>Peter Camilleri</dc:creator>
              <dc:date>2015-04-25T23:22:00</dc:date>
            </office:change-info>
            <text:p text:style-name="Text_20_body"/>
            <text:p text:style-name="Text_20_body"/>
          </text:deletion>
        </text:changed-region>
        <text:changed-region xml:id="ct236535880" text:id="ct236535880">
          <text:deletion>
            <office:change-info>
              <dc:creator>Peter Camilleri</dc:creator>
              <dc:date>2015-04-25T23:21:00</dc:date>
            </office:change-info>
            <text:p text:style-name="Text_20_body">0&lt;&gt;</text:p>
          </text:deletion>
        </text:changed-region>
        <text:changed-region xml:id="ct236536088" text:id="ct236536088">
          <text:insertion>
            <office:change-info>
              <dc:creator>Peter Camilleri</dc:creator>
              <dc:date>2015-04-25T17:39:00</dc:date>
            </office:change-info>
          </text:insertion>
        </text:changed-region>
        <text:changed-region xml:id="ct236536192" text:id="ct236536192">
          <text:insertion>
            <office:change-info>
              <dc:creator>Peter Camilleri</dc:creator>
              <dc:date>2015-04-25T17:39:00</dc:date>
            </office:change-info>
          </text:insertion>
        </text:changed-region>
        <text:changed-region xml:id="ct236536296" text:id="ct236536296">
          <text:insertion>
            <office:change-info>
              <dc:creator>Peter Camilleri</dc:creator>
              <dc:date>2015-04-25T17:39:00</dc:date>
            </office:change-info>
          </text:insertion>
        </text:changed-region>
        <text:changed-region xml:id="ct236536400" text:id="ct236536400">
          <text:insertion>
            <office:change-info>
              <dc:creator>Peter Camilleri</dc:creator>
              <dc:date>2015-04-25T17:39:00</dc:date>
            </office:change-info>
          </text:insertion>
        </text:changed-region>
        <text:changed-region xml:id="ct236536504" text:id="ct236536504">
          <text:deletion>
            <office:change-info>
              <dc:creator>Peter Camilleri</dc:creator>
              <dc:date>2015-04-25T23:22:00</dc:date>
            </office:change-info>
            <text:p text:style-name="Text_20_body"/>
            <text:p text:style-name="Text_20_body">0=</text:p>
          </text:deletion>
        </text:changed-region>
        <text:changed-region xml:id="ct236536608" text:id="ct236536608">
          <text:insertion>
            <office:change-info>
              <dc:creator>Peter Camilleri</dc:creator>
              <dc:date>2015-04-25T17:39:00</dc:date>
            </office:change-info>
          </text:insertion>
        </text:changed-region>
        <text:changed-region xml:id="ct236536712" text:id="ct236536712">
          <text:insertion>
            <office:change-info>
              <dc:creator>Peter Camilleri</dc:creator>
              <dc:date>2015-04-25T17:39:00</dc:date>
            </office:change-info>
          </text:insertion>
        </text:changed-region>
        <text:changed-region xml:id="ct236536816" text:id="ct236536816">
          <text:insertion>
            <office:change-info>
              <dc:creator>Peter Camilleri</dc:creator>
              <dc:date>2015-04-25T17:39:00</dc:date>
            </office:change-info>
          </text:insertion>
        </text:changed-region>
        <text:changed-region xml:id="ct236536920" text:id="ct236536920">
          <text:insertion>
            <office:change-info>
              <dc:creator>Peter Camilleri</dc:creator>
              <dc:date>2015-04-25T17:39:00</dc:date>
            </office:change-info>
          </text:insertion>
        </text:changed-region>
        <text:changed-region xml:id="ct236537024" text:id="ct236537024">
          <text:deletion>
            <office:change-info>
              <dc:creator>Peter Camilleri</dc:creator>
              <dc:date>2015-04-25T23:22:00</dc:date>
            </office:change-info>
            <text:p text:style-name="Text_20_body"/>
            <text:p text:style-name="Text_20_body">0&gt;</text:p>
          </text:deletion>
        </text:changed-region>
        <text:changed-region xml:id="ct236537128" text:id="ct236537128">
          <text:insertion>
            <office:change-info>
              <dc:creator>Peter Camilleri</dc:creator>
              <dc:date>2015-04-25T17:39:00</dc:date>
            </office:change-info>
          </text:insertion>
        </text:changed-region>
        <text:changed-region xml:id="ct236537232" text:id="ct236537232">
          <text:insertion>
            <office:change-info>
              <dc:creator>Peter Camilleri</dc:creator>
              <dc:date>2015-04-25T17:39:00</dc:date>
            </office:change-info>
          </text:insertion>
        </text:changed-region>
        <text:changed-region xml:id="ct236537336" text:id="ct236537336">
          <text:insertion>
            <office:change-info>
              <dc:creator>Peter Camilleri</dc:creator>
              <dc:date>2015-04-25T17:39:00</dc:date>
            </office:change-info>
          </text:insertion>
        </text:changed-region>
        <text:changed-region xml:id="ct236537440" text:id="ct236537440">
          <text:insertion>
            <office:change-info>
              <dc:creator>Peter Camilleri</dc:creator>
              <dc:date>2015-04-25T17:39:00</dc:date>
            </office:change-info>
          </text:insertion>
        </text:changed-region>
        <text:changed-region xml:id="ct236537544" text:id="ct236537544">
          <text:deletion>
            <office:change-info>
              <dc:creator>Peter Camilleri</dc:creator>
              <dc:date>2015-04-25T23:22:00</dc:date>
            </office:change-info>
            <text:p text:style-name="Text_20_body"/>
            <text:p text:style-name="Text_20_body">0&gt;=</text:p>
          </text:deletion>
        </text:changed-region>
        <text:changed-region xml:id="ct236537648" text:id="ct236537648">
          <text:insertion>
            <office:change-info>
              <dc:creator>Peter Camilleri</dc:creator>
              <dc:date>2015-04-25T17:39:00</dc:date>
            </office:change-info>
          </text:insertion>
        </text:changed-region>
        <text:changed-region xml:id="ct236537752" text:id="ct236537752">
          <text:insertion>
            <office:change-info>
              <dc:creator>Peter Camilleri</dc:creator>
              <dc:date>2015-04-25T17:39:00</dc:date>
            </office:change-info>
          </text:insertion>
        </text:changed-region>
        <text:changed-region xml:id="ct236537856" text:id="ct236537856">
          <text:insertion>
            <office:change-info>
              <dc:creator>Peter Camilleri</dc:creator>
              <dc:date>2015-04-25T17:39:00</dc:date>
            </office:change-info>
          </text:insertion>
        </text:changed-region>
        <text:changed-region xml:id="ct236537960" text:id="ct236537960">
          <text:insertion>
            <office:change-info>
              <dc:creator>Peter Camilleri</dc:creator>
              <dc:date>2015-04-25T17:39:00</dc:date>
            </office:change-info>
          </text:insertion>
        </text:changed-region>
        <text:changed-region xml:id="ct236538064" text:id="ct236538064">
          <text:deletion>
            <office:change-info>
              <dc:creator>Peter Camilleri</dc:creator>
              <dc:date>2015-04-25T23:22:00</dc:date>
            </office:change-info>
            <text:p text:style-name="Text_20_body"/>
            <text:p text:style-name="Text_20_body">1+</text:p>
          </text:deletion>
        </text:changed-region>
        <text:changed-region xml:id="ct236538168" text:id="ct236538168">
          <text:insertion>
            <office:change-info>
              <dc:creator>Peter Camilleri</dc:creator>
              <dc:date>2015-04-25T17:39:00</dc:date>
            </office:change-info>
          </text:insertion>
        </text:changed-region>
        <text:changed-region xml:id="ct236538272" text:id="ct236538272">
          <text:insertion>
            <office:change-info>
              <dc:creator>Peter Camilleri</dc:creator>
              <dc:date>2015-04-25T17:39:00</dc:date>
            </office:change-info>
          </text:insertion>
        </text:changed-region>
        <text:changed-region xml:id="ct236538376" text:id="ct236538376">
          <text:insertion>
            <office:change-info>
              <dc:creator>Peter Camilleri</dc:creator>
              <dc:date>2015-04-25T17:39:00</dc:date>
            </office:change-info>
          </text:insertion>
        </text:changed-region>
        <text:changed-region xml:id="ct236538480" text:id="ct236538480">
          <text:insertion>
            <office:change-info>
              <dc:creator>Peter Camilleri</dc:creator>
              <dc:date>2015-04-25T17:39:00</dc:date>
            </office:change-info>
          </text:insertion>
        </text:changed-region>
        <text:changed-region xml:id="ct236538584" text:id="ct236538584">
          <text:deletion>
            <office:change-info>
              <dc:creator>Peter Camilleri</dc:creator>
              <dc:date>2015-04-25T23:22:00</dc:date>
            </office:change-info>
            <text:p text:style-name="Text_20_body"/>
            <text:p text:style-name="Text_20_body">1-</text:p>
          </text:deletion>
        </text:changed-region>
        <text:changed-region xml:id="ct236538688" text:id="ct236538688">
          <text:insertion>
            <office:change-info>
              <dc:creator>Peter Camilleri</dc:creator>
              <dc:date>2015-04-25T17:39:00</dc:date>
            </office:change-info>
          </text:insertion>
        </text:changed-region>
        <text:changed-region xml:id="ct236538792" text:id="ct236538792">
          <text:insertion>
            <office:change-info>
              <dc:creator>Peter Camilleri</dc:creator>
              <dc:date>2015-04-25T17:39:00</dc:date>
            </office:change-info>
          </text:insertion>
        </text:changed-region>
        <text:changed-region xml:id="ct236538896" text:id="ct236538896">
          <text:insertion>
            <office:change-info>
              <dc:creator>Peter Camilleri</dc:creator>
              <dc:date>2015-04-25T17:39:00</dc:date>
            </office:change-info>
          </text:insertion>
        </text:changed-region>
        <text:changed-region xml:id="ct236539000" text:id="ct236539000">
          <text:insertion>
            <office:change-info>
              <dc:creator>Peter Camilleri</dc:creator>
              <dc:date>2015-04-25T17:39:00</dc:date>
            </office:change-info>
          </text:insertion>
        </text:changed-region>
        <text:changed-region xml:id="ct236539104" text:id="ct236539104">
          <text:deletion>
            <office:change-info>
              <dc:creator>Peter Camilleri</dc:creator>
              <dc:date>2015-04-25T23:23:00</dc:date>
            </office:change-info>
            <text:p text:style-name="Text_20_body"/>
            <text:p text:style-name="Text_20_body">2*</text:p>
          </text:deletion>
        </text:changed-region>
        <text:changed-region xml:id="ct236539208" text:id="ct236539208">
          <text:insertion>
            <office:change-info>
              <dc:creator>Peter Camilleri</dc:creator>
              <dc:date>2015-04-25T17:39:00</dc:date>
            </office:change-info>
          </text:insertion>
        </text:changed-region>
        <text:changed-region xml:id="ct236539312" text:id="ct236539312">
          <text:insertion>
            <office:change-info>
              <dc:creator>Peter Camilleri</dc:creator>
              <dc:date>2015-04-25T17:39:00</dc:date>
            </office:change-info>
          </text:insertion>
        </text:changed-region>
        <text:changed-region xml:id="ct236539416" text:id="ct236539416">
          <text:insertion>
            <office:change-info>
              <dc:creator>Peter Camilleri</dc:creator>
              <dc:date>2015-04-25T17:39:00</dc:date>
            </office:change-info>
          </text:insertion>
        </text:changed-region>
        <text:changed-region xml:id="ct236539520" text:id="ct236539520">
          <text:insertion>
            <office:change-info>
              <dc:creator>Peter Camilleri</dc:creator>
              <dc:date>2015-04-25T17:39:00</dc:date>
            </office:change-info>
          </text:insertion>
        </text:changed-region>
        <text:changed-region xml:id="ct236539624" text:id="ct236539624">
          <text:deletion>
            <office:change-info>
              <dc:creator>Peter Camilleri</dc:creator>
              <dc:date>2015-04-25T23:23:00</dc:date>
            </office:change-info>
            <text:p text:style-name="Text_20_body"/>
            <text:p text:style-name="Text_20_body">2+</text:p>
          </text:deletion>
        </text:changed-region>
        <text:changed-region xml:id="ct236539728" text:id="ct236539728">
          <text:insertion>
            <office:change-info>
              <dc:creator>Peter Camilleri</dc:creator>
              <dc:date>2015-04-25T17:39:00</dc:date>
            </office:change-info>
          </text:insertion>
        </text:changed-region>
        <text:changed-region xml:id="ct236539832" text:id="ct236539832">
          <text:insertion>
            <office:change-info>
              <dc:creator>Peter Camilleri</dc:creator>
              <dc:date>2015-04-25T17:39:00</dc:date>
            </office:change-info>
          </text:insertion>
        </text:changed-region>
        <text:changed-region xml:id="ct236539936" text:id="ct236539936">
          <text:insertion>
            <office:change-info>
              <dc:creator>Peter Camilleri</dc:creator>
              <dc:date>2015-04-25T17:39:00</dc:date>
            </office:change-info>
          </text:insertion>
        </text:changed-region>
        <text:changed-region xml:id="ct236540040" text:id="ct236540040">
          <text:insertion>
            <office:change-info>
              <dc:creator>Peter Camilleri</dc:creator>
              <dc:date>2015-04-25T17:39:00</dc:date>
            </office:change-info>
          </text:insertion>
        </text:changed-region>
        <text:changed-region xml:id="ct236540144" text:id="ct236540144">
          <text:deletion>
            <office:change-info>
              <dc:creator>Peter Camilleri</dc:creator>
              <dc:date>2015-04-25T23:23:00</dc:date>
            </office:change-info>
            <text:p text:style-name="Text_20_body"/>
            <text:p text:style-name="Text_20_body">2-</text:p>
          </text:deletion>
        </text:changed-region>
        <text:changed-region xml:id="ct236540248" text:id="ct236540248">
          <text:insertion>
            <office:change-info>
              <dc:creator>Peter Camilleri</dc:creator>
              <dc:date>2015-04-25T17:39:00</dc:date>
            </office:change-info>
          </text:insertion>
        </text:changed-region>
        <text:changed-region xml:id="ct236540352" text:id="ct236540352">
          <text:insertion>
            <office:change-info>
              <dc:creator>Peter Camilleri</dc:creator>
              <dc:date>2015-04-25T17:39:00</dc:date>
            </office:change-info>
          </text:insertion>
        </text:changed-region>
        <text:changed-region xml:id="ct236540456" text:id="ct236540456">
          <text:insertion>
            <office:change-info>
              <dc:creator>Peter Camilleri</dc:creator>
              <dc:date>2015-04-25T17:39:00</dc:date>
            </office:change-info>
          </text:insertion>
        </text:changed-region>
        <text:changed-region xml:id="ct236540560" text:id="ct236540560">
          <text:insertion>
            <office:change-info>
              <dc:creator>Peter Camilleri</dc:creator>
              <dc:date>2015-04-25T17:39:00</dc:date>
            </office:change-info>
          </text:insertion>
        </text:changed-region>
        <text:changed-region xml:id="ct236540664" text:id="ct236540664">
          <text:deletion>
            <office:change-info>
              <dc:creator>Peter Camilleri</dc:creator>
              <dc:date>2015-04-25T23:24:00</dc:date>
            </office:change-info>
            <text:p text:style-name="Text_20_body"/>
            <text:p text:style-name="Text_20_body">2/</text:p>
          </text:deletion>
        </text:changed-region>
        <text:changed-region xml:id="ct236540768" text:id="ct236540768">
          <text:insertion>
            <office:change-info>
              <dc:creator>Peter Camilleri</dc:creator>
              <dc:date>2015-04-25T17:39:00</dc:date>
            </office:change-info>
          </text:insertion>
        </text:changed-region>
        <text:changed-region xml:id="ct236540872" text:id="ct236540872">
          <text:insertion>
            <office:change-info>
              <dc:creator>Peter Camilleri</dc:creator>
              <dc:date>2015-04-25T17:39:00</dc:date>
            </office:change-info>
          </text:insertion>
        </text:changed-region>
        <text:changed-region xml:id="ct236540976" text:id="ct236540976">
          <text:insertion>
            <office:change-info>
              <dc:creator>Peter Camilleri</dc:creator>
              <dc:date>2015-04-25T17:39:00</dc:date>
            </office:change-info>
          </text:insertion>
        </text:changed-region>
        <text:changed-region xml:id="ct236541080" text:id="ct236541080">
          <text:insertion>
            <office:change-info>
              <dc:creator>Peter Camilleri</dc:creator>
              <dc:date>2015-04-25T17:39:00</dc:date>
            </office:change-info>
          </text:insertion>
        </text:changed-region>
        <text:changed-region xml:id="ct236541184" text:id="ct236541184">
          <text:deletion>
            <office:change-info>
              <dc:creator>Peter Camilleri</dc:creator>
              <dc:date>2015-04-25T23:24:00</dc:date>
            </office:change-info>
            <text:p text:style-name="Text_20_body"/>
            <text:p text:style-name="Text_20_body">&lt;</text:p>
          </text:deletion>
        </text:changed-region>
        <text:changed-region xml:id="ct236541288" text:id="ct236541288">
          <text:insertion>
            <office:change-info>
              <dc:creator>Peter Camilleri</dc:creator>
              <dc:date>2015-04-25T17:39:00</dc:date>
            </office:change-info>
          </text:insertion>
        </text:changed-region>
        <text:changed-region xml:id="ct236541392" text:id="ct236541392">
          <text:insertion>
            <office:change-info>
              <dc:creator>Peter Camilleri</dc:creator>
              <dc:date>2015-04-25T17:39:00</dc:date>
            </office:change-info>
          </text:insertion>
        </text:changed-region>
        <text:changed-region xml:id="ct236541496" text:id="ct236541496">
          <text:insertion>
            <office:change-info>
              <dc:creator>Peter Camilleri</dc:creator>
              <dc:date>2015-04-25T17:39:00</dc:date>
            </office:change-info>
          </text:insertion>
        </text:changed-region>
        <text:changed-region xml:id="ct236541600" text:id="ct236541600">
          <text:insertion>
            <office:change-info>
              <dc:creator>Peter Camilleri</dc:creator>
              <dc:date>2015-04-25T17:39:00</dc:date>
            </office:change-info>
          </text:insertion>
        </text:changed-region>
        <text:changed-region xml:id="ct236541704" text:id="ct236541704">
          <text:insertion>
            <office:change-info>
              <dc:creator>Peter Camilleri</dc:creator>
              <dc:date>2015-04-25T17:39:00</dc:date>
            </office:change-info>
          </text:insertion>
        </text:changed-region>
        <text:changed-region xml:id="ct236541808" text:id="ct236541808">
          <text:deletion>
            <office:change-info>
              <dc:creator>Peter Camilleri</dc:creator>
              <dc:date>2015-04-25T23:24:00</dc:date>
            </office:change-info>
            <text:p text:style-name="Text_20_body"/>
            <text:p text:style-name="Text_20_body">&lt;=</text:p>
          </text:deletion>
        </text:changed-region>
        <text:changed-region xml:id="ct236541912" text:id="ct236541912">
          <text:insertion>
            <office:change-info>
              <dc:creator>Peter Camilleri</dc:creator>
              <dc:date>2015-04-25T17:39:00</dc:date>
            </office:change-info>
          </text:insertion>
        </text:changed-region>
        <text:changed-region xml:id="ct236542016" text:id="ct236542016">
          <text:insertion>
            <office:change-info>
              <dc:creator>Peter Camilleri</dc:creator>
              <dc:date>2015-04-25T17:39:00</dc:date>
            </office:change-info>
          </text:insertion>
        </text:changed-region>
        <text:changed-region xml:id="ct236542120" text:id="ct236542120">
          <text:insertion>
            <office:change-info>
              <dc:creator>Peter Camilleri</dc:creator>
              <dc:date>2015-04-25T17:39:00</dc:date>
            </office:change-info>
          </text:insertion>
        </text:changed-region>
        <text:changed-region xml:id="ct236542224" text:id="ct236542224">
          <text:insertion>
            <office:change-info>
              <dc:creator>Peter Camilleri</dc:creator>
              <dc:date>2015-04-25T17:39:00</dc:date>
            </office:change-info>
          </text:insertion>
        </text:changed-region>
        <text:changed-region xml:id="ct236542328" text:id="ct236542328">
          <text:insertion>
            <office:change-info>
              <dc:creator>Peter Camilleri</dc:creator>
              <dc:date>2015-04-25T17:39:00</dc:date>
            </office:change-info>
          </text:insertion>
        </text:changed-region>
        <text:changed-region xml:id="ct236542432" text:id="ct236542432">
          <text:deletion>
            <office:change-info>
              <dc:creator>Peter Camilleri</dc:creator>
              <dc:date>2015-04-25T23:24:00</dc:date>
            </office:change-info>
            <text:p text:style-name="Text_20_body"/>
            <text:p text:style-name="Text_20_body">&lt;=&gt;</text:p>
          </text:deletion>
        </text:changed-region>
        <text:changed-region xml:id="ct236542536" text:id="ct236542536">
          <text:insertion>
            <office:change-info>
              <dc:creator>Peter Camilleri</dc:creator>
              <dc:date>2015-04-25T17:39:00</dc:date>
            </office:change-info>
          </text:insertion>
        </text:changed-region>
        <text:changed-region xml:id="ct236542640" text:id="ct236542640">
          <text:insertion>
            <office:change-info>
              <dc:creator>Peter Camilleri</dc:creator>
              <dc:date>2015-04-25T17:39:00</dc:date>
            </office:change-info>
          </text:insertion>
        </text:changed-region>
        <text:changed-region xml:id="ct236542744" text:id="ct236542744">
          <text:insertion>
            <office:change-info>
              <dc:creator>Peter Camilleri</dc:creator>
              <dc:date>2015-04-25T17:39:00</dc:date>
            </office:change-info>
          </text:insertion>
        </text:changed-region>
        <text:changed-region xml:id="ct236542848" text:id="ct236542848">
          <text:insertion>
            <office:change-info>
              <dc:creator>Peter Camilleri</dc:creator>
              <dc:date>2015-04-25T17:39:00</dc:date>
            </office:change-info>
          </text:insertion>
        </text:changed-region>
        <text:changed-region xml:id="ct236542952" text:id="ct236542952">
          <text:insertion>
            <office:change-info>
              <dc:creator>Peter Camilleri</dc:creator>
              <dc:date>2015-04-25T17:39:00</dc:date>
            </office:change-info>
          </text:insertion>
        </text:changed-region>
        <text:changed-region xml:id="ct236543160" text:id="ct236543160">
          <text:deletion>
            <office:change-info>
              <dc:creator>Peter Camilleri</dc:creator>
              <dc:date>2015-04-25T23:25:00</dc:date>
            </office:change-info>
            <text:p text:style-name="Text_20_body"/>
            <text:p text:style-name="Text_20_body"/>
          </text:deletion>
        </text:changed-region>
        <text:changed-region xml:id="ct236543056" text:id="ct236543056">
          <text:deletion>
            <office:change-info>
              <dc:creator>Peter Camilleri</dc:creator>
              <dc:date>2015-04-25T23:24:00</dc:date>
            </office:change-info>
            <text:p text:style-name="Text_20_body">&gt;</text:p>
          </text:deletion>
        </text:changed-region>
        <text:changed-region xml:id="ct236543264" text:id="ct236543264">
          <text:insertion>
            <office:change-info>
              <dc:creator>Peter Camilleri</dc:creator>
              <dc:date>2015-04-25T17:39:00</dc:date>
            </office:change-info>
          </text:insertion>
        </text:changed-region>
        <text:changed-region xml:id="ct236543368" text:id="ct236543368">
          <text:insertion>
            <office:change-info>
              <dc:creator>Peter Camilleri</dc:creator>
              <dc:date>2015-04-25T17:39:00</dc:date>
            </office:change-info>
          </text:insertion>
        </text:changed-region>
        <text:changed-region xml:id="ct236690744" text:id="ct236690744">
          <text:insertion>
            <office:change-info>
              <dc:creator>Peter Camilleri</dc:creator>
              <dc:date>2015-04-25T17:39:00</dc:date>
            </office:change-info>
          </text:insertion>
        </text:changed-region>
        <text:changed-region xml:id="ct236690848" text:id="ct236690848">
          <text:insertion>
            <office:change-info>
              <dc:creator>Peter Camilleri</dc:creator>
              <dc:date>2015-04-25T17:39:00</dc:date>
            </office:change-info>
          </text:insertion>
        </text:changed-region>
        <text:changed-region xml:id="ct236690952" text:id="ct236690952">
          <text:insertion>
            <office:change-info>
              <dc:creator>Peter Camilleri</dc:creator>
              <dc:date>2015-04-25T17:39:00</dc:date>
            </office:change-info>
          </text:insertion>
        </text:changed-region>
        <text:changed-region xml:id="ct236691056" text:id="ct236691056">
          <text:deletion>
            <office:change-info>
              <dc:creator>Peter Camilleri</dc:creator>
              <dc:date>2015-04-25T23:25:00</dc:date>
            </office:change-info>
            <text:p text:style-name="Text_20_body"/>
            <text:p text:style-name="Text_20_body">&gt;=</text:p>
          </text:deletion>
        </text:changed-region>
        <text:changed-region xml:id="ct236691160" text:id="ct236691160">
          <text:insertion>
            <office:change-info>
              <dc:creator>Peter Camilleri</dc:creator>
              <dc:date>2015-04-25T17:39:00</dc:date>
            </office:change-info>
          </text:insertion>
        </text:changed-region>
        <text:changed-region xml:id="ct236691264" text:id="ct236691264">
          <text:insertion>
            <office:change-info>
              <dc:creator>Peter Camilleri</dc:creator>
              <dc:date>2015-04-25T17:39:00</dc:date>
            </office:change-info>
          </text:insertion>
        </text:changed-region>
        <text:changed-region xml:id="ct236691368" text:id="ct236691368">
          <text:insertion>
            <office:change-info>
              <dc:creator>Peter Camilleri</dc:creator>
              <dc:date>2015-04-25T17:39:00</dc:date>
            </office:change-info>
          </text:insertion>
        </text:changed-region>
        <text:changed-region xml:id="ct236691472" text:id="ct236691472">
          <text:insertion>
            <office:change-info>
              <dc:creator>Peter Camilleri</dc:creator>
              <dc:date>2015-04-25T17:39:00</dc:date>
            </office:change-info>
          </text:insertion>
        </text:changed-region>
        <text:changed-region xml:id="ct236691576" text:id="ct236691576">
          <text:insertion>
            <office:change-info>
              <dc:creator>Peter Camilleri</dc:creator>
              <dc:date>2015-04-25T17:39:00</dc:date>
            </office:change-info>
          </text:insertion>
        </text:changed-region>
        <text:changed-region xml:id="ct236691680" text:id="ct236691680">
          <text:deletion>
            <office:change-info>
              <dc:creator>Peter Camilleri</dc:creator>
              <dc:date>2015-04-25T23:25:00</dc:date>
            </office:change-info>
            <text:p text:style-name="Text_20_body"/>
            <text:p text:style-name="Text_20_body">mod</text:p>
          </text:deletion>
        </text:changed-region>
        <text:changed-region xml:id="ct236691784" text:id="ct236691784">
          <text:insertion>
            <office:change-info>
              <dc:creator>Peter Camilleri</dc:creator>
              <dc:date>2015-04-25T17:39:00</dc:date>
            </office:change-info>
          </text:insertion>
        </text:changed-region>
        <text:changed-region xml:id="ct236691888" text:id="ct236691888">
          <text:insertion>
            <office:change-info>
              <dc:creator>Peter Camilleri</dc:creator>
              <dc:date>2015-04-25T17:39:00</dc:date>
            </office:change-info>
          </text:insertion>
        </text:changed-region>
        <text:changed-region xml:id="ct236691992" text:id="ct236691992">
          <text:insertion>
            <office:change-info>
              <dc:creator>Peter Camilleri</dc:creator>
              <dc:date>2015-04-25T17:39:00</dc:date>
            </office:change-info>
          </text:insertion>
        </text:changed-region>
        <text:changed-region xml:id="ct236692096" text:id="ct236692096">
          <text:insertion>
            <office:change-info>
              <dc:creator>Peter Camilleri</dc:creator>
              <dc:date>2015-04-25T17:39:00</dc:date>
            </office:change-info>
          </text:insertion>
        </text:changed-region>
        <text:changed-region xml:id="ct236692200" text:id="ct236692200">
          <text:deletion>
            <office:change-info>
              <dc:creator>Peter Camilleri</dc:creator>
              <dc:date>2015-04-25T23:25:00</dc:date>
            </office:change-info>
            <text:p text:style-name="Text_20_body"/>
            <text:p text:style-name="Text_20_body">neg</text:p>
          </text:deletion>
        </text:changed-region>
        <text:changed-region xml:id="ct236692304" text:id="ct236692304">
          <text:insertion>
            <office:change-info>
              <dc:creator>Peter Camilleri</dc:creator>
              <dc:date>2015-04-25T17:39:00</dc:date>
            </office:change-info>
          </text:insertion>
        </text:changed-region>
        <text:changed-region xml:id="ct236692408" text:id="ct236692408">
          <text:insertion>
            <office:change-info>
              <dc:creator>Peter Camilleri</dc:creator>
              <dc:date>2015-04-25T17:39:00</dc:date>
            </office:change-info>
          </text:insertion>
        </text:changed-region>
        <text:changed-region xml:id="ct236692512" text:id="ct236692512">
          <text:insertion>
            <office:change-info>
              <dc:creator>Peter Camilleri</dc:creator>
              <dc:date>2015-04-25T17:39:00</dc:date>
            </office:change-info>
          </text:insertion>
        </text:changed-region>
        <text:changed-region xml:id="ct236692616" text:id="ct236692616">
          <text:insertion>
            <office:change-info>
              <dc:creator>Peter Camilleri</dc:creator>
              <dc:date>2015-04-25T17:39:00</dc:date>
            </office:change-info>
          </text:insertion>
        </text:changed-region>
        <text:changed-region xml:id="ct236692720" text:id="ct2366927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6, 2015</text:p>
      <text:p text:style-name="P5">Covering fOOrth version 0.0.3</text:p>
      <text:p text:style-name="P5">Status: Unpublished.</text:p>
      <text:p text:style-name="Text_20_body"/>
      <text:p text:style-name="Text_20_body"/>
      <text:p text:style-name="Text_20_body"/>
      <text:p text:style-name="P63"/>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71">The MIT License (MIT).<text:tab/>5</text:p>
          <text:p text:style-name="P71">Introduction<text:tab/>6</text:p>
          <text:p text:style-name="P72">About the name fOOrth<text:tab/>6</text:p>
          <text:p text:style-name="P72">How fOOrth came to be<text:tab/>6</text:p>
          <text:p text:style-name="P72">Goals and Principles<text:tab/>7</text:p>
          <text:p text:style-name="P72">Report Card<text:tab/>8</text:p>
          <text:p text:style-name="P72">Special Note of Thanks<text:tab/>8</text:p>
          <text:p text:style-name="P71">Installation<text:tab/>9</text:p>
          <text:p text:style-name="P72">Ruby<text:tab/>9</text:p>
          <text:p text:style-name="P72">fOOrth<text:tab/>9</text:p>
          <text:p text:style-name="P72">Running fOOrth<text:tab/>10</text:p>
          <text:p text:style-name="P72">Testing<text:tab/>10</text:p>
          <text:p text:style-name="P72">Source Archive<text:tab/>11</text:p>
          <text:p text:style-name="P71">First Steps<text:tab/>12</text:p>
          <text:p text:style-name="P71">The Syntax and Style of fOOrth<text:tab/>14</text:p>
          <text:p text:style-name="P72">Syntax<text:tab/>14</text:p>
          <text:p text:style-name="P72">Spaces<text:tab/>14</text:p>
          <text:p text:style-name="P72">Comments<text:tab/>14</text:p>
          <text:p text:style-name="P72">String Literals<text:tab/>14</text:p>
          <text:p text:style-name="P72">Numeric Literals<text:tab/>15</text:p>
          <text:p text:style-name="P71">A fOOrth Calculator<text:tab/>16</text:p>
          <text:p text:style-name="P72">The Basics<text:tab/>16</text:p>
          <text:p text:style-name="P72">Stack Manipulation<text:tab/>17</text:p>
          <text:p text:style-name="P72">Programming<text:tab/>19</text:p>
          <text:p text:style-name="P72">Control Structures<text:tab/>20</text:p>
          <text:p text:style-name="P72">Data Memory<text:tab/>24</text:p>
          <text:p text:style-name="P71">Data Storage in fOOrth<text:tab/>25</text:p>
          <text:p text:style-name="P72">Typing<text:tab/>25</text:p>
          <text:p text:style-name="P72">Declarations<text:tab/>25</text:p>
          <text:p text:style-name="P72">Scoping<text:tab/>25</text:p>
          <text:p text:style-name="P72">Referencing<text:tab/>26</text:p>
          <text:p text:style-name="P72">Mutation<text:tab/>27</text:p>
          <text:p text:style-name="P71">Cloning Data<text:tab/>29</text:p>
          <text:p text:style-name="P72">Deep vs Shallow Copy<text:tab/>29</text:p>
          <text:p text:style-name="P72">Permissive Copying<text:tab/>32</text:p>
          <text:p text:style-name="P71">Handling Exceptions<text:tab/>33</text:p>
          <text:p text:style-name="P72">The Nature of Exceptions in fOOrth<text:tab/>33</text:p>
          <text:p text:style-name="P72">Handling Errors<text:tab/>33</text:p>
          <text:p text:style-name="P72">Generating Errors<text:tab/>38</text:p>
          <text:p text:style-name="P72">fOOrth Native Exception Codes:<text:tab/>39</text:p>
          <text:p text:style-name="P72">Application Error Codes:<text:tab/>40</text:p>
          <text:p text:style-name="P72">Ruby Mapped Exception Codes:<text:tab/>40</text:p>
          <text:p text:style-name="P71">The Class Tree<text:tab/>45</text:p>
          <text:p text:style-name="P72">A Brief Overview of Key OO Concepts<text:tab/>45</text:p>
          <text:p text:style-name="P72">Classes<text:tab/>45</text:p>
          <text:p text:style-name="P72">Inheritance<text:tab/>46</text:p>
          <text:p text:style-name="P72">Methods<text:tab/>46</text:p>
          <text:p text:style-name="P72">Late Binding and Polymorphism<text:tab/>46</text:p>
          <text:p text:style-name="P72">Prototypes<text:tab/>46</text:p>
          <text:p text:style-name="P71">Method Mapping<text:tab/>47</text:p>
          <text:p text:style-name="P72">Exploring the mapping system<text:tab/>47</text:p>
          <text:p text:style-name="P71">Context<text:tab/>49</text:p>
          <text:p text:style-name="P72">Exploring Context<text:tab/>49</text:p>
          <text:p text:style-name="P72">Tracking the Virtual Machine<text:tab/>51</text:p>
          <text:p text:style-name="P71">Routing<text:tab/>52</text:p>
          <text:p text:style-name="P72">Virtual Machine Methods<text:tab/>52</text:p>
          <text:p text:style-name="P72">Shared Methods<text:tab/>52</text:p>
          <text:p text:style-name="P72">Exclusive Methods<text:tab/>53</text:p>
          <text:p text:style-name="P72">Shared Stub Methods<text:tab/>53</text:p>
          <text:p text:style-name="P72">Exclusive Stub Methods<text:tab/>54</text:p>
          <text:p text:style-name="P72">Local Methods<text:tab/>54</text:p>
          <text:p text:style-name="P72">Routing Internals<text:tab/>54</text:p>
          <text:p text:style-name="P71">Self<text:tab/>57</text:p>
          <text:p text:style-name="P72">Applying Self<text:tab/>57</text:p>
          <text:p text:style-name="P72">Changing Self<text:tab/>58</text:p>
          <text:p text:style-name="P71">Boolean Data<text:tab/>59</text:p>
          <text:p text:style-name="P72">What values represent true and false<text:tab/>59</text:p>
          <text:p text:style-name="P72">Processing Boolean Data<text:tab/>59</text:p>
          <text:p text:style-name="P72">Boolean Constants<text:tab/>59</text:p>
          <text:p text:style-name="P71">Numeric Data<text:tab/>60</text:p>
          <text:p text:style-name="P71">Array<text:tab/>61</text:p>
          <text:p text:style-name="P72">Array Literals<text:tab/>61</text:p>
          <text:p text:style-name="P72">Class Methods<text:tab/>62</text:p>
          <text:p text:style-name="P72">Instance Methods<text:tab/>63</text:p>
          <text:p text:style-name="P71">Class<text:tab/>74</text:p>
          <text:p text:style-name="P72">Instance Methods<text:tab/>74</text:p>
          <text:p text:style-name="P72">Commands<text:tab/>77</text:p>
          <text:p text:style-name="P71">Complex<text:tab/>79</text:p>
          <text:p text:style-name="P72">Complex Literals<text:tab/>79</text:p>
          <text:p text:style-name="P72">Instance Methods<text:tab/>80</text:p>
          <text:p text:style-name="P72">Instance Stubs<text:tab/>81</text:p>
          <text:p text:style-name="P71">FalseClass<text:tab/>82</text:p>
          <text:p text:style-name="P72">FalseClass Literals<text:tab/>82</text:p>
          <text:p text:style-name="P72">Instance Methods<text:tab/>82</text:p>
          <text:p text:style-name="P71"><text:soft-page-break/>Float<text:tab/>84</text:p>
          <text:p text:style-name="P72">Float Literals<text:tab/>84</text:p>
          <text:p text:style-name="P71">Hash<text:tab/>85</text:p>
          <text:p text:style-name="P72">Hash Literals<text:tab/>85</text:p>
          <text:p text:style-name="P72">Instance Methods<text:tab/>85</text:p>
          <text:p text:style-name="P71">InStream<text:tab/>88</text:p>
          <text:p text:style-name="P72">Class Methods<text:tab/>88</text:p>
          <text:p text:style-name="P72">Instance Methods<text:tab/>89</text:p>
          <text:p text:style-name="P72">Class Stubs<text:tab/>90</text:p>
          <text:p text:style-name="P71">Integer<text:tab/>91</text:p>
          <text:p text:style-name="P72">Integer Literals<text:tab/>91</text:p>
          <text:p text:style-name="P72">Instance Methods<text:tab/>91</text:p>
          <text:p text:style-name="P71">NilClass<text:tab/>96</text:p>
          <text:p text:style-name="P72">NilClass Literals<text:tab/>96</text:p>
          <text:p text:style-name="P72">Instance Methods<text:tab/>96</text:p>
          <text:p text:style-name="P71">Numeric<text:tab/>98</text:p>
          <text:p text:style-name="P72">Special Numeric Values<text:tab/>98</text:p>
          <text:p text:style-name="P72">Instance Methods<text:tab/>100</text:p>
          <text:p text:style-name="P71">Object<text:tab/>122</text:p>
          <text:p text:style-name="P72">Instance Methods<text:tab/>122</text:p>
          <text:p text:style-name="P72">Commands<text:tab/>134</text:p>
          <text:p text:style-name="P71">OutStream<text:tab/>136</text:p>
          <text:p text:style-name="P72">Class Methods<text:tab/>136</text:p>
          <text:p text:style-name="P72">Instance Methods<text:tab/>137</text:p>
          <text:p text:style-name="P72">Class Stubs<text:tab/>140</text:p>
          <text:p text:style-name="P71">Procedure<text:tab/>141</text:p>
          <text:p text:style-name="P72">Procedure Literals<text:tab/>141</text:p>
          <text:p text:style-name="P72">Instance Methods<text:tab/>141</text:p>
          <text:p text:style-name="P71">Queue<text:tab/>143</text:p>
          <text:p text:style-name="P72">Instance Methods<text:tab/>143</text:p>
          <text:p text:style-name="P71">Rational<text:tab/>145</text:p>
          <text:p text:style-name="P72">Rational Literals<text:tab/>145</text:p>
          <text:p text:style-name="P72">Instance Methods<text:tab/>145</text:p>
          <text:p text:style-name="P71">Stack<text:tab/>146</text:p>
          <text:p text:style-name="P72">Instance Methods<text:tab/>146</text:p>
          <text:p text:style-name="P71">String<text:tab/>148</text:p>
          <text:p text:style-name="P72">String Literals<text:tab/>148</text:p>
          <text:p text:style-name="P72">Format Strings<text:tab/>149</text:p>
          <text:p text:style-name="P72">Instance Methods<text:tab/>152</text:p>
          <text:p text:style-name="P71">Thread<text:tab/>165</text:p>
          <text:p text:style-name="P72">Class Methods<text:tab/>165</text:p>
          <text:p text:style-name="P72">Instance Methods<text:tab/>166</text:p>
          <text:p text:style-name="P71">TrueClass<text:tab/>167</text:p>
          <text:p text:style-name="P72">TrueClass Literals<text:tab/>167</text:p>
          <text:p text:style-name="P71">VirtualMachine<text:tab/>168</text:p>
          <text:p text:style-name="P72">Instance Methods<text:tab/>168</text:p>
          <text:p text:style-name="P72">Commands<text:tab/>186</text:p>
          <text:p text:style-name="P71">Appendix A – Symbol Glossary<text:tab/>192</text:p>
          <text:p text:style-name="P71">Appendix B – Regular Expressions<text:tab/>194</text:p>
          <text:p text:style-name="P71">Edit History:<text:tab/>198</text:p>
        </text:index-body>
      </text:table-of-content>
      <text:p text:style-name="Text_20_body"/>
      <text:h text:style-name="P7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5"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473663709946325613" text:style-name="L1">
        <text:list-item>
          <text:p text:style-name="P79">A Simple, Easy-to-Understand syntax that is none the less, Expressive and Compact:</text:p>
        </text:list-item>
      </text:list>
      <text:list xml:id="list6716850746276723596" text:style-name="L2">
        <text:list-item>
          <text:list>
            <text:list-item>
              <text:p text:style-name="P80">Source code in fOOrth is free-form with no line oriented limitations or rules.</text:p>
            </text:list-item>
            <text:list-item>
              <text:p text:style-name="P80">Support is given to the easy representation of common literal data such as strings, integers, floating point numbers, rational numbers, and complex numbers.</text:p>
            </text:list-item>
          </text:list>
        </text:list-item>
      </text:list>
      <text:list xml:id="list34554566" text:continue-list="list8473663709946325613" text:style-name="L1">
        <text:list-item>
          <text:p text:style-name="P79">Safe Data and Data Structures:</text:p>
        </text:list-item>
      </text:list>
      <text:list xml:id="list138639758669461197" text:style-name="L3">
        <text:list-item>
          <text:list>
            <text:list-item>
              <text:p text:style-name="P81">Simple, reliable arithmetic. In fOOrth, integer operations never overflow. Rational values can be represented exactly, complex numbers are supported, and conversions between numeric types are simple.</text:p>
            </text:list-item>
            <text:list-item>
              <text:p text:style-name="P81"><text:soft-page-break/>Strings grow as needed without the need to allocate space or worry about overflow.</text:p>
            </text:list-item>
            <text:list-item>
              <text:p text:style-name="P81">Data containers such as arrays and hashes grow as needed. Out of range subscripts cannot access undefined memory regions. </text:p>
            </text:list-item>
          </text:list>
        </text:list-item>
      </text:list>
      <text:list xml:id="list34569187" text:continue-list="list34554566" text:style-name="L1">
        <text:list-item>
          <text:p text:style-name="P79">Message Passing:</text:p>
        </text:list-item>
      </text:list>
      <text:list xml:id="list2105417634738612874" text:style-name="L4">
        <text:list-item>
          <text:list>
            <text:list-item>
              <text:p text:style-name="P99">In fOOrth all actions take the form of messages sent to a receiver.</text:p>
            </text:list-item>
            <text:list-item>
              <text:p text:style-name="P99">The routing of messages is specified by the exact type of the message.</text:p>
            </text:list-item>
            <text:list-item>
              <text:p text:style-name="P99">Message receivers include data items on the stack as well as the virtual machine object associated with the current thread of execution.</text:p>
            </text:list-item>
            <text:list-item>
              <text:p text:style-name="P99">Messages for which no routing specification can be found, generate an error at compile time.</text:p>
            </text:list-item>
          </text:list>
        </text:list-item>
      </text:list>
      <text:list xml:id="list34544978" text:continue-list="list34569187" text:style-name="L1">
        <text:list-item>
          <text:p text:style-name="P79">Object Oriented Design:</text:p>
        </text:list-item>
      </text:list>
      <text:list xml:id="list603989227810980375" text:style-name="L5">
        <text:list-item>
          <text:list>
            <text:list-item>
              <text:p text:style-name="P82">Support class based inheritance, with a non-cyclic (single inheritance) tree derived from a common base Object class.</text:p>
            </text:list-item>
            <text:list-item>
              <text:p text:style-name="P100">Support late binding and polymorphism through message interface compatibility or “duck” typing.</text:p>
            </text:list-item>
          </text:list>
        </text:list-item>
      </text:list>
      <text:list xml:id="list34556071" text:continue-list="list34544978" text:style-name="L1">
        <text:list-item>
          <text:p text:style-name="P79">Meta programming: </text:p>
        </text:list-item>
      </text:list>
      <text:list xml:id="list4631008411409831453" text:style-name="L6">
        <text:list-item>
          <text:list>
            <text:list-item>
              <text:p text:style-name="P101">Support extensible language constructs by making the compiler an accessible part of the system.</text:p>
            </text:list-item>
          </text:list>
        </text:list-item>
      </text:list>
      <text:list xml:id="list34567668" text:continue-list="list34556071" text:style-name="L1">
        <text:list-item>
          <text:p text:style-name="P79">Reliability:</text:p>
        </text:list-item>
      </text:list>
      <text:list xml:id="list167245246540909944" text:style-name="L7">
        <text:list-item>
          <text:list>
            <text:list-item>
              <text:p text:style-name="P102">Errors should be detected as soon as possible. </text:p>
            </text:list-item>
          </text:list>
        </text:list-item>
      </text:list>
      <text:list xml:id="list34571679" text:continue-list="list34567668" text:style-name="L1">
        <text:list-item>
          <text:p text:style-name="P83">Building on the host language:</text:p>
        </text:list-item>
      </text:list>
      <text:list xml:id="list2073515500615249856" text:style-name="L8">
        <text:list-item>
          <text:list>
            <text:list-item>
              <text:p text:style-name="P8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2256028"/>Thanks<text:alphabetical-index-mark-end text:id="IMark15225602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75140340718584554" text:style-name="L9">
        <text:list-item>
          <text:p text:style-name="P103">ruby 1.9.3p484 (2013-11-22) [i386-mingw32]</text:p>
        </text:list-item>
        <text:list-item>
          <text:p text:style-name="P103">ruby 2.1.5p273 (2014-11-13 revision 48405) [i386-mingw32]</text:p>
        </text:list-item>
        <text:list-item>
          <text:p text:style-name="P103">Rubinius – to be tested!</text:p>
        </text:list-item>
        <text:list-item>
          <text:p text:style-name="P10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2256028"/>Rake<text:alphabetical-index-mark-end text:id="IMark152256028"/>:</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2256028"/>Demo.rb<text:alphabetical-index-mark-end text:id="IMark1522560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2256028"/>Testing<text:alphabetical-index-mark-end text:id="IMark1522560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2256028"/>Known Issues<text:alphabetical-index-mark-end text:id="IMark1522560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2256028"/>Archive<text:alphabetical-index-mark-end text:id="IMark1522560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4063448"/>F10:<text:change-end text:change-id="ct234063448"/><text:change-start text:change-id="ct234063552"/> <text:change-end text:change-id="ct2340635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2092404"/>drop<text:alphabetical-index-mark-end text:id="IMark15209240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52092404"/>dup<text:alphabetical-index-mark-end text:id="IMark15209240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52092404"/>nip<text:alphabetical-index-mark-end text:id="IMark15209240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52092404"/>over<text:alphabetical-index-mark-end text:id="IMark15209240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52092404"/>pick<text:alphabetical-index-mark-end text:id="IMark15209240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52092404"/>swap<text:alphabetical-index-mark-end text:id="IMark15209240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52092404"/>tuck<text:alphabetical-index-mark-end text:id="IMark15209240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144479927167332359" text:style-name="L10">
        <text:list-item>
          <text:p text:style-name="P85">To store return addresses for word calls. In fOOrth this is handled by the Ruby virtual machine.</text:p>
        </text:list-item>
        <text:list-item>
          <text:p text:style-name="P85">To store context for control structures. In fOOrth the context mechanism provides for a far richer and more reliable set of control, compile, and data structures.</text:p>
        </text:list-item>
        <text:list-item>
          <text:p text:style-name="P8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2109192"/>if<text:alphabetical-index-mark-end text:id="IMark15210919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2109192"/>else<text:alphabetical-index-mark-end text:id="IMark152109192"/>” and “<text:alphabetical-index-mark-start text:id="IMark152109240"/>then<text:alphabetical-index-mark-end text:id="IMark1521092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2109240"/>switch<text:alphabetical-index-mark-end text:id="IMark15210924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52109240"/>do<text:alphabetical-index-mark-end text:id="IMark15210924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52109240"/>loop<text:alphabetical-index-mark-end text:id="IMark152109240"/>” commands mark the boundaries of the loop; The “<text:alphabetical-index-mark-start text:id="IMark152109192"/>i<text:alphabetical-index-mark-end text:id="IMark152109192"/>” command is used to retrieve the current loop counter value. For nested loops, the “<text:alphabetical-index-mark-start text:id="IMark152109144"/>j<text:alphabetical-index-mark-end text:id="IMark152109144"/>” command retrieves the value of the outer loops counter value. <text:s/>By default, the “loop” command adds one to the loop value. For more flexible looping, the “<text:alphabetical-index-mark-start text:id="IMark152092596"/>+loop<text:alphabetical-index-mark-end text:id="IMark1520925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2">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2092596"/>-i<text:alphabetical-index-mark-end text:id="IMark152092596"/> and <text:alphabetical-index-mark-start text:id="IMark152109144"/>-j<text:alphabetical-index-mark-end text:id="IMark1521091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2109144"/>begin<text:alphabetical-index-mark-end text:id="IMark1521091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333747925162034457" text:style-name="L11">
        <text:list-item>
          <text:p text:style-name="P86">begin … <text:alphabetical-index-mark-start text:id="IMark152109192"/>until<text:alphabetical-index-mark-end text:id="IMark152109192"/> – loops until the top of stack is true.</text:p>
        </text:list-item>
        <text:list-item>
          <text:p text:style-name="P86">begin … <text:alphabetical-index-mark-start text:id="IMark152109144"/>again<text:alphabetical-index-mark-end text:id="IMark152109144"/> – loops indefinitely </text:p>
        </text:list-item>
        <text:list-item>
          <text:p text:style-name="P86">begin … <text:alphabetical-index-mark-start text:id="IMark152109192"/>repeat<text:alphabetical-index-mark-end text:id="IMark1521091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2109192"/>Typing<text:alphabetical-index-mark-end text:id="IMark1521091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2109192"/>Duck Typing<text:alphabetical-index-mark-end text:id="IMark152109192"/><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2109192"/>Declarations<text:alphabetical-index-mark-end text:id="IMark1521091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2109192"/>Scoping<text:alphabetical-index-mark-end text:id="IMark1521091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2109192"/><text:span text:style-name="T7">val:</text:span><text:alphabetical-index-mark-end text:id="IMark152109192"/> and <text:alphabetical-index-mark-start text:id="IMark152092596"/><text:span text:style-name="T7">var:</text:span><text:alphabetical-index-mark-end text:id="IMark15209259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2092596"/><text:span text:style-name="T7">.init</text:span><text:alphabetical-index-mark-end text:id="IMark152092596"/> method being the most popular since it is called to initialize a new instance of the object.</text:p>
      <text:p text:style-name="P1">Methods: <text:alphabetical-index-mark-start text:id="IMark152092596"/><text:span text:style-name="T7">val@:</text:span><text:alphabetical-index-mark-end text:id="IMark152092596"/> and <text:alphabetical-index-mark-start text:id="IMark152109192"/><text:span text:style-name="T7">var@:</text:span><text:alphabetical-index-mark-end text:id="IMark152109192"/></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2109192"/><text:span text:style-name="T7">val#:</text:span><text:alphabetical-index-mark-end text:id="IMark152109192"/> and <text:alphabetical-index-mark-start text:id="IMark152092596"/><text:span text:style-name="T7">var#:</text:span><text:alphabetical-index-mark-end text:id="IMark15209259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2092596"/><text:span text:style-name="T7">val$:</text:span><text:alphabetical-index-mark-end text:id="IMark152092596"/> and <text:alphabetical-index-mark-start text:id="IMark152109192"/><text:span text:style-name="T7">var$:</text:span><text:alphabetical-index-mark-end text:id="IMark152109192"/></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52109192"/>Referencing<text:alphabetical-index-mark-end text:id="IMark1521091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2904480"/>Mutation<text:alphabetical-index-mark-end text:id="IMark8290448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52092548"/>dup<text:alphabetical-index-mark-end text:id="IMark152092548"/></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52092548"/>copy<text:alphabetical-index-mark-end text:id="IMark15209254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52092548"/>.copy<text:alphabetical-index-mark-end text:id="IMark15209254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52092548"/>clone<text:alphabetical-index-mark-end text:id="IMark15209254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52092548"/>.clone<text:alphabetical-index-mark-end text:id="IMark15209254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13608029976716128" text:style-name="L12">
        <text:list-item>
          <text:p text:style-name="P104">No Copying</text:p>
        </text:list-item>
        <text:list-item>
          <text:p text:style-name="P104">Shallow Copying</text:p>
        </text:list-item>
        <text:list-item>
          <text:p text:style-name="P10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82904480"/>.clone_exclude<text:alphabetical-index-mark-end text:id="IMark8290448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82904480"/>try<text:alphabetical-index-mark-end text:id="IMark82904480"/> block</text:h>
      <text:p text:style-name="P1">The bare basics of an exception handled code block is:</text:p>
      <text:p text:style-name="Code"/>
      <text:p text:style-name="Code">try (dangerous code here) <text:alphabetical-index-mark-start text:id="IMark82904480"/>catch<text:alphabetical-index-mark-end text:id="IMark8290448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82904480"/>?"<text:alphabetical-index-mark-end text:id="IMark829044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82904480"/>bounce<text:alphabetical-index-mark-end text:id="IMark8290448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82904480"/>bounce<text:alphabetical-index-mark-end text:id="IMark8290448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82904480" text:main-entry="true"/>finally<text:alphabetical-index-mark-end text:id="IMark82904480"/>”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82904480"/>try<text:alphabetical-index-mark-end text:id="IMark82904480"/></text:p>
      <text:p text:style-name="Code"><text:s text:c="2"/>(dangerous code)</text:p>
      <text:p text:style-name="Code">(optional) <text:alphabetical-index-mark-start text:id="IMark82904480"/>catch<text:alphabetical-index-mark-end text:id="IMark82904480"/></text:p>
      <text:p text:style-name="Code"><text:s text:c="2"/>(exception handler with optional <text:alphabetical-index-mark-start text:id="IMark82904480"/>?"<text:alphabetical-index-mark-end text:id="IMark82904480"/>Exx" and <text:alphabetical-index-mark-start text:id="IMark152109384"/>bounce<text:alphabetical-index-mark-end text:id="IMark152109384"/>)</text:p>
      <text:p text:style-name="Code">(optional) <text:alphabetical-index-mark-start text:id="IMark152109384"/>finally<text:alphabetical-index-mark-end text:id="IMark15210938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2109384"/>throw"<text:alphabetical-index-mark-end text:id="IMark15210938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2109384"/>.throw<text:alphabetical-index-mark-end text:id="IMark1521093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2109528"/>Classes<text:alphabetical-index-mark-end text:id="IMark15210952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2109528"/>Inheritance<text:alphabetical-index-mark-end text:id="IMark15210952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52109528"/>Methods<text:alphabetical-index-mark-end text:id="IMark152109528"/></text:h>
      <text:p text:style-name="P1">All code in fOOrth is contained in methods. A method is a fragment of code that an object uses to respond to a message that has been sent to that object. In fOOrth there are three sorts of methods:</text:p>
      <text:list xml:id="list8339822724573855437" text:style-name="L13">
        <text:list-item>
          <text:p text:style-name="P87">Shared: Methods that are common to all instances of the class that contains them.</text:p>
        </text:list-item>
        <text:list-item>
          <text:p text:style-name="P87">Exclusive: Methods that are defined for one and only one object (and all of its clones that are created <text:span text:style-name="T2">after</text:span> the exclusive method is defined.).</text:p>
        </text:list-item>
        <text:list-item>
          <text:p text:style-name="P87">Local: Methods that are created in a context and are accessible only in that context. When the context concludes, these methods are no longer accessible.</text:p>
        </text:list-item>
      </text:list>
      <text:h text:style-name="Heading_20_2" text:outline-level="2"><text:alphabetical-index-mark-start text:id="IMark82904480"/>Late Binding<text:alphabetical-index-mark-end text:id="IMark82904480"/> and <text:alphabetical-index-mark-start text:id="IMark152109384"/>Polymorphism<text:alphabetical-index-mark-end text:id="IMark15210938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2109384"/>Prototypes<text:alphabetical-index-mark-end text:id="IMark15210938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2109384"/>Method Mapping<text:alphabetical-index-mark-end text:id="IMark1521093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339250839406935172" text:style-name="L14">
        <text:list-item>
          <text:p text:style-name="P88">The strings used by fOOrth needed to be converted to Ruby symbols to allow code to be executed in Ruby.</text:p>
        </text:list-item>
        <text:list-item>
          <text:p text:style-name="P8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82904480"/>SymbolMap<text:alphabetical-index-mark-end text:id="IMark82904480"/> class. This class creates mappings in one of two ways:</text:p>
      <text:list xml:id="list1888892190542553915" text:style-name="L15">
        <text:list-item>
          <text:p text:style-name="P8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58560692"/>)context<text:alphabetical-index-mark-end text:id="IMark258560692"/>.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58560692"/>)context!<text:alphabetical-index-mark-end text:id="IMark258560692"/>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58560692"/>)vm<text:alphabetical-index-mark-end text:id="IMark258560692"/> and its immediate version <text:alphabetical-index-mark-start text:id="IMark82904480"/>)vm!<text:alphabetical-index-mark-end text:id="IMark82904480"/>.</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82904480"/>Routing<text:alphabetical-index-mark-end text:id="IMark8290448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179971478912853154" text:style-name="L16">
        <text:list-item>
          <text:p text:style-name="P90">The defining word used to create the method.</text:p>
        </text:list-item>
        <text:list-item>
          <text:p text:style-name="P90">The receiver of the defining word used to create the method.</text:p>
        </text:list-item>
        <text:list-item>
          <text:p text:style-name="P9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7721930387814817669"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4562008" text:continue-numbering="true"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52109144"/>:<text:alphabetical-index-mark-end text:id="IMark152109144"/></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52109144"/>.:<text:alphabetical-index-mark-end text:id="IMark15210914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52109144"/>.::<text:alphabetical-index-mark-end text:id="IMark15210914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52110056"/>do_map_name<text:alphabetical-index-mark-end text:id="IMark1521100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4063760"/>F10: <text:change-end text:change-id="ct23406376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52110056"/>self<text:alphabetical-index-mark-end text:id="IMark15211005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789658510331832496" text:style-name="L18">
        <text:list-item>
          <text:p text:style-name="P9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2">For TOS routed methods, access to self is as simple as “self .method_name”. This was done in the MyClass example above. The self value is a free value that does not to be declared.</text:p>
        </text:list-item>
        <text:list-item>
          <text:p text:style-name="P9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2110056"/>.with{<text:alphabetical-index-mark-end text:id="IMark15211005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600589020533234586" text:style-name="L19">
        <text:list-item>
          <text:p text:style-name="P9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3">A .with{ … } clause can be used to take a value and give easy access to that value within the executed block without having to create a local value.</text:p>
        </text:list-item>
        <text:list-item>
          <text:p text:style-name="P93">Access to the self value is generally faster than other forms of access. Thus this construct can yield performance enhancements.</text:p>
        </text:list-item>
      </text:list>
      <text:p text:style-name="P1"/>
      <text:h text:style-name="Heading_20_1" text:outline-level="1"><text:alphabetical-index-mark-start text:id="IMark152110056"/>Boolean<text:alphabetical-index-mark-end text:id="IMark1521100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52109720"/>FalseClass<text:alphabetical-index-mark-end text:id="IMark152109720"/></text:p>
            <text:p text:style-name="P14"><text:alphabetical-index-mark-start text:id="IMark152109720"/>NilClass<text:alphabetical-index-mark-end text:id="IMark152109720"/></text:p>
          </table:table-cell>
          <table:table-cell table:style-name="Table118.B2" office:value-type="string">
            <text:p text:style-name="P14"><text:alphabetical-index-mark-start text:id="IMark152109720"/>Object<text:alphabetical-index-mark-end text:id="IMark152109720"/></text:p>
          </table:table-cell>
        </table:table-row>
      </table:table>
      <text:p text:style-name="P10"/>
      <text:p text:style-name="P11">Note that while false processing occurs in FalseClass and NilClass, true processing occurs in Object and not <text:alphabetical-index-mark-start text:id="IMark152110056"/>TrueClass<text:alphabetical-index-mark-end text:id="IMark1521100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52110056"/>Numeric<text:alphabetical-index-mark-end text:id="IMark1521100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918789428553841901" text:style-name="L20">
        <text:list-item>
          <text:p text:style-name="P94">Integer defines a few “bit” oriented operations that are specific to whole numbers.</text:p>
        </text:list-item>
        <text:list-item>
          <text:p text:style-name="P9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52110056"/>Array<text:alphabetical-index-mark-end text:id="IMark15211005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828000654174379921" text:style-name="L21">
        <text:list-item>
          <text:p text:style-name="P95">The first two examples both create “empty” arrays with zero data elements. </text:p>
        </text:list-item>
        <text:list-item>
          <text:p text:style-name="P95">Array data do NOT need to be the same “type” of data. Mixing is allowed. </text:p>
        </text:list-item>
        <text:list-item>
          <text:p text:style-name="P95">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3558754752781178528" text:style-name="L22">
        <text:list-item>
          <text:p text:style-name="P96">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2109720"/>.new<text:alphabetical-index-mark-end text:id="IMark15210972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2109720"/>.new{<text:alphabetical-index-mark-end text:id="IMark15210972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2109720"/>x<text:alphabetical-index-mark-end text:id="IMark15210972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2109720"/>}<text:alphabetical-index-mark-end text:id="IMark152109720"/>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2109720"/>.new_size<text:alphabetical-index-mark-end text:id="IMark15210972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2109720"/>.new_value<text:alphabetical-index-mark-end text:id="IMark15210972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2109720"/>.new_values<text:alphabetical-index-mark-end text:id="IMark15210972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2109720"/>!<text:alphabetical-index-mark-end text:id="IMark1521097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2109720"/>+<text:alphabetical-index-mark-end text:id="IMark1521097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2109720"/>.+left<text:alphabetical-index-mark-end text:id="IMark1521097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2109720"/>.+mid<text:alphabetical-index-mark-end text:id="IMark1521097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2109720"/>.+midlr<text:alphabetical-index-mark-end text:id="IMark1521097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2109720"/>.+right<text:alphabetical-index-mark-end text:id="IMark15210972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2109720"/>.-left<text:alphabetical-index-mark-end text:id="IMark15210972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2109720"/>.-mid<text:alphabetical-index-mark-end text:id="IMark15210972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2109720"/>.-midlr<text:alphabetical-index-mark-end text:id="IMark15210972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2109720"/>.-right<text:alphabetical-index-mark-end text:id="IMark15210972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2109720"/>.[]!<text:alphabetical-index-mark-end text:id="IMark15210972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2109720"/>.[]@<text:alphabetical-index-mark-end text:id="IMark15210972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52109720"/>.each{<text:alphabetical-index-mark-end text:id="IMark152109720"/>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52109720"/>v<text:alphabetical-index-mark-end text:id="IMark15210972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52109720"/>x<text:alphabetical-index-mark-end text:id="IMark15210972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52109720"/>}<text:alphabetical-index-mark-end text:id="IMark152109720"/>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2109720"/>.left<text:alphabetical-index-mark-end text:id="IMark1521097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2109720"/>.length<text:alphabetical-index-mark-end text:id="IMark1521097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2109720"/>.map{<text:alphabetical-index-mark-end text:id="IMark152109720"/>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2109720"/>v<text:alphabetical-index-mark-end text:id="IMark15210972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2109720"/>x<text:alphabetical-index-mark-end text:id="IMark15210972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52109720"/>}<text:alphabetical-index-mark-end text:id="IMark152109720"/>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2109720"/>.max<text:alphabetical-index-mark-end text:id="IMark1521097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2109720"/>.mid<text:alphabetical-index-mark-end text:id="IMark1521097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2109720"/>.midlr<text:alphabetical-index-mark-end text:id="IMark1521097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2109720"/>.min<text:alphabetical-index-mark-end text:id="IMark1521097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52109720"/>.pp<text:alphabetical-index-mark-end text:id="IMark1521097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2109720"/>.reverse<text:alphabetical-index-mark-end text:id="IMark1521097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2109720"/>.right<text:alphabetical-index-mark-end text:id="IMark1521097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2109720"/>.shuffle<text:alphabetical-index-mark-end text:id="IMark1521097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2109720"/>.sort<text:alphabetical-index-mark-end text:id="IMark1521097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2109720"/>.strmax<text:alphabetical-index-mark-end text:id="IMark1521097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2109720"/>&lt;&lt;<text:alphabetical-index-mark-end text:id="IMark1521097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2109720"/>@<text:alphabetical-index-mark-end text:id="IMark1521097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52110056"/>Class<text:alphabetical-index-mark-end text:id="IMark15211005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52109720"/>.:<text:alphabetical-index-mark-end text:id="IMark15210972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2109720"/>super<text:alphabetical-index-mark-end text:id="IMark15210972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2109720"/>val:<text:alphabetical-index-mark-end text:id="IMark1521097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52109720"/>var:<text:alphabetical-index-mark-end text:id="IMark1521097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2109720"/>val@:<text:alphabetical-index-mark-end text:id="IMark1521097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52109720"/>var@:<text:alphabetical-index-mark-end text:id="IMark1521097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2109720"/>;<text:alphabetical-index-mark-end text:id="IMark152109720"/>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2109720"/>.is_class?<text:alphabetical-index-mark-end text:id="IMark1521097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2109720"/>.new<text:alphabetical-index-mark-end text:id="IMark1521097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2109720"/>.parent_class<text:alphabetical-index-mark-end text:id="IMark1521097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2109720"/>.subclass:<text:alphabetical-index-mark-end text:id="IMark15210972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2109720"/>.to_s<text:alphabetical-index-mark-end text:id="IMark1521097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52110056"/>Commands<text:alphabetical-index-mark-end text:id="IMark1521100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2109720"/>)methods<text:alphabetical-index-mark-end text:id="IMark15210972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2109720"/>)stubs<text:alphabetical-index-mark-end text:id="IMark152109720"/> []</text:h>
            <text:p text:style-name="Text_20_body">Routing: TOS</text:p>
            <text:p text:style-name="P1">List the stub methods defined for this class. Stubs are place holder methods that serve one of two purposes:</text:p>
            <text:list xml:id="list5821062851396664671" text:style-name="L23">
              <text:list-item>
                <text:p text:style-name="P97">They are abstract methods in a base class that exist so that a sub-class may replace the stub with an actual method. The stub ensures that the compiler uses the correct routing when using the method.</text:p>
              </text:list-item>
              <text:list-item>
                <text:p text:style-name="P9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52110056"/>Complex<text:alphabetical-index-mark-end text:id="IMark15211005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2109912"/>.cbrt<text:alphabetical-index-mark-end text:id="IMark15210991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2110008"/>.e**<text:alphabetical-index-mark-end text:id="IMark152110008"/>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2109912"/>.split<text:alphabetical-index-mark-end text:id="IMark1521099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2110008"/>.sqrt<text:alphabetical-index-mark-end text:id="IMark152110008"/>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52113032"/>FalseClass<text:alphabetical-index-mark-end text:id="IMark15211303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2110008"/>&amp;&amp;<text:alphabetical-index-mark-end text:id="IMark15211000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2110008"/>^^<text:alphabetical-index-mark-end text:id="IMark15211000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2110008"/>||<text:alphabetical-index-mark-end text:id="IMark15211000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2113032"/>Float<text:alphabetical-index-mark-end text:id="IMark15211303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52134204"/>Hash<text:alphabetical-index-mark-end text:id="IMark15213420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2134204"/><text:span text:style-name="T7">{</text:span><text:alphabetical-index-mark-end text:id="IMark152134204"/>” and the locally defined methods “<text:alphabetical-index-mark-start text:id="IMark152134156"/><text:span text:style-name="T7">-&gt;</text:span><text:alphabetical-index-mark-end text:id="IMark152134156"/>” and “<text:alphabetical-index-mark-start text:id="IMark152134108"/><text:span text:style-name="T7">}</text:span><text:alphabetical-index-mark-end text:id="IMark1521341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4572268" text:continue-list="list828000654174379921" text:style-name="L21">
        <text:list-item>
          <text:p text:style-name="P95">The first example creates an “empty” hash with zero data elements. </text:p>
        </text:list-item>
        <text:list-item>
          <text:p text:style-name="P95">Hash key and data do NOT need to be the same “type” of data. Mixing is allowed. </text:p>
        </text:list-item>
        <text:list-item>
          <text:p text:style-name="P95">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52112936"/>.[]!<text:alphabetical-index-mark-end text:id="IMark1521129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2112936"/>.[]@<text:alphabetical-index-mark-end text:id="IMark1521129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2112936"/>.keys<text:alphabetical-index-mark-end text:id="IMark152112936"/>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52112936"/>.pp<text:alphabetical-index-mark-end text:id="IMark1521129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2112936"/>.strmax2<text:alphabetical-index-mark-end text:id="IMark1521129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2112936"/>.values<text:alphabetical-index-mark-end text:id="IMark152112936"/>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52134156"/>InStream<text:alphabetical-index-mark-end text:id="IMark15213415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2112936"/>.get_all<text:alphabetical-index-mark-end text:id="IMark1521129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2112936"/>.open<text:alphabetical-index-mark-end text:id="IMark1521129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2112936"/>.open{<text:alphabetical-index-mark-end text:id="IMark15211293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2112936"/>.close<text:alphabetical-index-mark-end text:id="IMark1521129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2112936"/>.getc<text:alphabetical-index-mark-end text:id="IMark1521129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2112936"/>.gets<text:alphabetical-index-mark-end text:id="IMark1521129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2112936"/>~getc<text:alphabetical-index-mark-end text:id="IMark1521129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2112936"/>~gets<text:alphabetical-index-mark-end text:id="IMark1521129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52134156"/>Integer<text:alphabetical-index-mark-end text:id="IMark15213415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4063864"/><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4063968"/>[an_integer] <text:alphabetical-index-mark-start text:id="IMark152134108"/>.even?<text:alphabetical-index-mark-end text:id="IMark152134108"/> [a_boolean]</text:h>
            <text:p text:style-name="Text_20_body">Routing: TOS</text:p>
            <text:p text:style-name="P1">This method returns true if the integer is even and false if it is odd.<text:change-end text:change-id="ct234063968"/></text:p>
          </table:table-cell>
          <table:covered-table-cell/>
        </table:table-row>
        <table:table-row table:style-name="Table120.1">
          <table:table-cell table:style-name="Table120.A2" office:value-type="string">
            <text:p text:style-name="P17"><text:change-start text:change-id="ct234064072"/>Code<text:change-end text:change-id="ct234064072"/></text:p>
          </table:table-cell>
          <table:table-cell table:style-name="Table120.B2" office:value-type="string">
            <text:p text:style-name="P17"><text:change-start text:change-id="ct234064176"/>Result<text:change-end text:change-id="ct234064176"/></text:p>
          </table:table-cell>
        </table:table-row>
        <table:table-row table:style-name="Table120.1">
          <table:table-cell table:style-name="Table120.A2" office:value-type="string">
            <text:p text:style-name="Snippet"><text:change-start text:change-id="ct234064280"/>2 .even?<text:change-end text:change-id="ct234064280"/></text:p>
          </table:table-cell>
          <table:table-cell table:style-name="Table120.B2" office:value-type="string">
            <text:p text:style-name="P2"><text:change-start text:change-id="ct234064384"/>true<text:change-end text:change-id="ct234064384"/></text:p>
          </table:table-cell>
        </table:table-row>
        <table:table-row table:style-name="Table120.1">
          <table:table-cell table:style-name="Table120.A2" office:value-type="string">
            <text:p text:style-name="Snippet"><text:change-start text:change-id="ct234064488"/>3 .even?<text:change-end text:change-id="ct234064488"/></text:p>
          </table:table-cell>
          <table:table-cell table:style-name="Table120.B2" office:value-type="string">
            <text:p text:style-name="P2"><text:change-start text:change-id="ct234064592"/>false<text:change-end text:change-id="ct234064592"/></text:p>
          </table:table-cell>
        </table:table-row>
      </table:table>
      <text:p text:style-name="Text_20_body"><text:change text:change-id="ct234064696"/><text:change-start text:change-id="ct2340648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2134108"/>.gcd<text:alphabetical-index-mark-end text:id="IMark1521341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4064800"/><text:change text:change-id="ct234064904"/><text:change-start text:change-id="ct2340650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2134108"/>.lcm<text:alphabetical-index-mark-end text:id="IMark1521341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4065008"/><text:change text:change-id="ct234065216"/><text:change text:change-id="ct234065112"/><text:change-start text:change-id="ct23406532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52134108"/>.odd?<text:alphabetical-index-mark-end text:id="IMark1521341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4065320"/></text:p>
      <text:p text:style-name="Text_20_body"><text:soft-page-break/></text:p>
      <text:p text:style-name="Text_20_body"><text:change text:change-id="ct234065424"/>.to_i</text:p>
      <text:p text:style-name="Text_20_body"/>
      <text:p text:style-name="Text_20_body">.to_i!<text:change-start text:change-id="ct234065528"/></text:p>
      <text:p text:style-name="Text_20_body"><text:change-end text:change-id="ct2340655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4065632"/>[an_integer] <text:alphabetical-index-mark-start text:id="IMark152134108"/>2*<text:alphabetical-index-mark-end text:id="IMark152134108"/> [an_integer]</text:h>
            <text:p text:style-name="Text_20_body">Routing: TOS</text:p>
            <text:p text:style-name="P1"><text:change-end text:change-id="ct234065632"/><text:change-start text:change-id="ct234065736"/>Double the value of the integer.<text:change-end text:change-id="ct234065736"/></text:p>
          </table:table-cell>
          <table:covered-table-cell/>
        </table:table-row>
        <table:table-row table:style-name="Table124.1">
          <table:table-cell table:style-name="Table124.A2" office:value-type="string">
            <text:p text:style-name="P17"><text:change-start text:change-id="ct234065840"/>Code<text:change-end text:change-id="ct234065840"/></text:p>
          </table:table-cell>
          <table:table-cell table:style-name="Table124.B2" office:value-type="string">
            <text:p text:style-name="P17"><text:change-start text:change-id="ct234065944"/>Result<text:change-end text:change-id="ct234065944"/></text:p>
          </table:table-cell>
        </table:table-row>
        <table:table-row table:style-name="Table124.1">
          <table:table-cell table:style-name="Table124.A2" office:value-type="string">
            <text:p text:style-name="Snippet"><text:change-start text:change-id="ct236543552"/>13 2*<text:change-end text:change-id="ct236543552"/></text:p>
          </table:table-cell>
          <table:table-cell table:style-name="Table124.B2" office:value-type="string">
            <text:p text:style-name="P2"><text:change-start text:change-id="ct236543656"/>26<text:change-end text:change-id="ct236543656"/></text:p>
          </table:table-cell>
        </table:table-row>
      </table:table>
      <text:p text:style-name="Standard"/>
      <text:p text:style-name="Text_20_body"><text:change text:change-id="ct236543760"/><text:change-start text:change-id="ct2365438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2134108"/>2/<text:alphabetical-index-mark-end text:id="IMark1521341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6543864"/><text:change text:change-id="ct236543968"/><text:change-start text:change-id="ct23654407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52134108"/>&lt;&lt;<text:alphabetical-index-mark-end text:id="IMark1521341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6544072"/><text:change text:change-id="ct236544176"/><text:change-start text:change-id="ct23654428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52134108"/>&gt;&gt;<text:alphabetical-index-mark-end text:id="IMark1521341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6544280"/><text:change text:change-id="ct236544384"/><text:change-start text:change-id="ct23654448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52134108"/>and<text:alphabetical-index-mark-end text:id="IMark1521341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6544488"/><text:change text:change-id="ct236544592"/><text:change-start text:change-id="ct2365446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2134108"/>com<text:alphabetical-index-mark-end text:id="IMark1521341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6544696"/><text:change text:change-id="ct2365448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6544904"/>[an_integer an_integer] <text:alphabetical-index-mark-start text:id="IMark152134108"/>or<text:alphabetical-index-mark-end text:id="IMark152134108"/> [an_integer]</text:h>
            <text:p text:style-name="Text_20_body">Routing: NOS</text:p>
            <text:p text:style-name="P1"><text:change-end text:change-id="ct236544904"/><text:change-start text:change-id="ct236545008"/>Compute the bit-wise inclusive or function of the two integer values.<text:change-end text:change-id="ct236545008"/></text:p>
          </table:table-cell>
          <table:covered-table-cell/>
        </table:table-row>
        <table:table-row table:style-name="Table130.1">
          <table:table-cell table:style-name="Table130.A2" office:value-type="string">
            <text:p text:style-name="P17"><text:change-start text:change-id="ct236545112"/>Code<text:change-end text:change-id="ct236545112"/></text:p>
          </table:table-cell>
          <table:table-cell table:style-name="Table130.B2" office:value-type="string">
            <text:p text:style-name="P17"><text:change-start text:change-id="ct236545216"/>Result<text:change-end text:change-id="ct236545216"/></text:p>
          </table:table-cell>
        </table:table-row>
        <table:table-row table:style-name="Table130.1">
          <table:table-cell table:style-name="Table130.A2" office:value-type="string">
            <text:p text:style-name="Snippet"><text:change-start text:change-id="ct236545320"/>15 40 or<text:change-end text:change-id="ct236545320"/></text:p>
          </table:table-cell>
          <table:table-cell table:style-name="Table130.B2" office:value-type="string">
            <text:p text:style-name="P2"><text:change-start text:change-id="ct236545424"/>47<text:change-end text:change-id="ct236545424"/></text:p>
          </table:table-cell>
        </table:table-row>
      </table:table>
      <text:p text:style-name="Text_20_body"><text:change text:change-id="ct236545528"/><text:change-start text:change-id="ct2365456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2134108"/>xor<text:alphabetical-index-mark-end text:id="IMark1521341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6545632"/></text:p>
      <text:p text:style-name="Text_20_body"/>
      <text:h text:style-name="Heading_20_1" text:outline-level="1"><text:alphabetical-index-mark-start text:id="IMark152135164"/><text:alphabetical-index-mark-start text:id="IMark152135116"/><text:alphabetical-index-mark-start text:id="IMark152135068"/>NilClass<text:alphabetical-index-mark-end text:id="IMark152135068"/><text:alphabetical-index-mark-end text:id="IMark152135116"/><text:alphabetical-index-mark-end text:id="IMark15213516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6545736"/> </text:p>
      <text:p text:style-name="P1">Note that in Boolean expressions, nil is treated as an alias for false.<text:change-end text:change-id="ct2365457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2134108"/>&amp;&amp;<text:alphabetical-index-mark-end text:id="IMark1521341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36545840"/>nil true &amp;&amp;<text:change-end text:change-id="ct236545840"/></text:p>
          </table:table-cell>
          <table:table-cell table:style-name="Table26.B2" office:value-type="string">
            <text:p text:style-name="P2"><text:change-start text:change-id="ct236545944"/>false<text:change-end text:change-id="ct2365459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2134108"/>^^<text:alphabetical-index-mark-end text:id="IMark1521341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36546048"/>nil <text:change-end text:change-id="ct236546048"/><text:change-start text:change-id="ct236546152"/>false ^^<text:change-end text:change-id="ct236546152"/></text:p>
          </table:table-cell>
          <table:table-cell table:style-name="Table27.B2" office:value-type="string">
            <text:p text:style-name="P2"><text:change-start text:change-id="ct236546256"/>false<text:change-end text:change-id="ct236546256"/></text:p>
          </table:table-cell>
        </table:table-row>
        <table:table-row table:style-name="Table27.2">
          <table:table-cell table:style-name="Table27.A2" office:value-type="string">
            <text:p text:style-name="Snippet"><text:change-start text:change-id="ct236546360"/>nil true ^^<text:change-end text:change-id="ct236546360"/></text:p>
          </table:table-cell>
          <table:table-cell table:style-name="Table27.B2" office:value-type="string">
            <text:p text:style-name="P2"><text:change-start text:change-id="ct236546464"/>true<text:change-end text:change-id="ct2365464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2134108"/>||<text:alphabetical-index-mark-end text:id="IMark1521341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36546568"/>nil false ||<text:change-end text:change-id="ct236546568"/></text:p>
          </table:table-cell>
          <table:table-cell table:style-name="Table28.B2" office:value-type="string">
            <text:p text:style-name="P2"><text:change-start text:change-id="ct236546672"/>false<text:change-end text:change-id="ct236546672"/></text:p>
          </table:table-cell>
        </table:table-row>
        <table:table-row table:style-name="Table28.2">
          <table:table-cell table:style-name="Table28.A2" office:value-type="string">
            <text:p text:style-name="Snippet"><text:change-start text:change-id="ct236546776"/>nil true ||<text:change-end text:change-id="ct236546776"/></text:p>
          </table:table-cell>
          <table:table-cell table:style-name="Table28.B2" office:value-type="string">
            <text:p text:style-name="P2"><text:change-start text:change-id="ct236546880"/>true<text:change-end text:change-id="ct236546880"/></text:p>
          </table:table-cell>
        </table:table-row>
      </table:table>
      <text:p text:style-name="Text_20_body"/>
      <text:h text:style-name="Heading_20_1" text:outline-level="1"><text:alphabetical-index-mark-start text:id="IMark152135164"/>Numeric<text:alphabetical-index-mark-end text:id="IMark15213516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6546984"/><text:change-start text:change-id="ct236547088"/>The Numeric class is the abstract base class for num<text:change-end text:change-id="ct236547088"/><text:change-start text:change-id="ct236547192"/>eric data. It is the location for the vast majority of methods that act on such data. In use, data will be instances of <text:change-end text:change-id="ct236547192"/><text:change-start text:change-id="ct236547296"/>Complex, Float, Integer (via Bignum and Fixnum), and Rational data.<text:change-end text:change-id="ct236547296"/><text:change-start text:change-id="ct236547400"/></text:p>
      <text:h text:style-name="Heading_20_2" text:outline-level="2">Specia<text:change-end text:change-id="ct236547400"/><text:change-start text:change-id="ct236547504"/>l Numeric Values</text:h>
      <text:p text:style-name="Text_20_body"><text:change-end text:change-id="ct2365475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2134108"/>-infinity<text:alphabetical-index-mark-end text:id="IMark15213410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658442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2134108"/>dpr<text:alphabetical-index-mark-end text:id="IMark1521341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6584424"/><text:change-start text:change-id="ct236584528"/></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52134108"/>e<text:alphabetical-index-mark-end text:id="IMark1521341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658452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2134108"/>epsilon<text:alphabetical-index-mark-end text:id="IMark15213410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2134108"/>infinity<text:alphabetical-index-mark-end text:id="IMark15213410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2134108"/>max_float<text:alphabetical-index-mark-end text:id="IMark1521341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52134108"/>min_float<text:alphabetical-index-mark-end text:id="IMark1521341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2134108"/>nan<text:alphabetical-index-mark-end text:id="IMark15213410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658567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2134108"/>pi<text:alphabetical-index-mark-end text:id="IMark1521341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3"><text:change-start text:change-id="ct236584632"/>In 1897, <text:change-end text:change-id="ct236584632"/>several<text:change-start text:change-id="ct236584736"/> attempt<text:change-end text:change-id="ct236584736"/>s<text:change-start text:change-id="ct236584840"/> w<text:change-end text:change-id="ct236584840"/>ere<text:change-start text:change-id="ct236584944"/> made <text:change-end text:change-id="ct236584944"/><text:change-start text:change-id="ct236585048"/>to legislate the value of pi<text:change-end text:change-id="ct236585048"/> to a number of incorrectly computed values<text:change-start text:change-id="ct236585152"/>. Fortunately, th<text:change-end text:change-id="ct236585152"/>e<text:change-start text:change-id="ct236585256"/>s<text:change-end text:change-id="ct236585256"/>e<text:change-start text:change-id="ct236585360"/> effort<text:change-end text:change-id="ct236585360"/>s<text:change-start text:change-id="ct236585464"/> w<text:change-end text:change-id="ct236585464"/>ere<text:change-start text:change-id="ct236585568"/> unsuccessful.<text:change-end text:change-id="ct236585568"/></text:p></text:note-body></text:note></text:p>
          </table:table-cell>
        </table:table-row>
      </table:table>
      <text:p text:style-name="Text_20_body"><text:change-end text:change-id="ct236585672"/></text:p>
      <text:h text:style-name="Heading_20_2" text:outline-level="2">Instance Methods</text:h>
      <text:p text:style-name="Text_20_body"><text:change text:change-id="ct236585776"/><text:change-start text:change-id="ct23658588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52134108"/>*<text:alphabetical-index-mark-end text:id="IMark1521341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6585880"/><text:change text:change-id="ct2365859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6586088"/>[a_numeric a_numeric] <text:alphabetical-index-mark-start text:id="IMark152134108"/>**<text:alphabetical-index-mark-end text:id="IMark152134108"/> [a_numeric]</text:h>
            <text:p text:style-name="Text_20_body">Routing: NOS</text:p>
            <text:p text:style-name="P1"><text:change-end text:change-id="ct236586088"/><text:change-start text:change-id="ct236586192"/>The exponentiation operator is impleme<text:change-end text:change-id="ct236586192"/><text:change-start text:change-id="ct236586296"/>nted by this method. Note the the second operand, the power, is converted to a Float first.<text:change-end text:change-id="ct236586296"/></text:p>
          </table:table-cell>
          <table:covered-table-cell/>
        </table:table-row>
        <table:table-row table:style-name="Table133.1">
          <table:table-cell table:style-name="Table133.A2" office:value-type="string">
            <text:p text:style-name="P17"><text:change-start text:change-id="ct236586400"/>Code<text:change-end text:change-id="ct236586400"/></text:p>
          </table:table-cell>
          <table:table-cell table:style-name="Table133.B2" office:value-type="string">
            <text:p text:style-name="P17"><text:change-start text:change-id="ct236586504"/>Result<text:change-end text:change-id="ct236586504"/></text:p>
          </table:table-cell>
        </table:table-row>
        <table:table-row table:style-name="Table133.1">
          <table:table-cell table:style-name="Table133.A2" office:value-type="string">
            <text:p text:style-name="Snippet"><text:change-start text:change-id="ct236586608"/>2 10 **<text:change-end text:change-id="ct236586608"/></text:p>
          </table:table-cell>
          <table:table-cell table:style-name="Table133.B2" office:value-type="string">
            <text:p text:style-name="P2"><text:change-start text:change-id="ct236586712"/>1024<text:change-end text:change-id="ct236586712"/></text:p>
          </table:table-cell>
        </table:table-row>
        <table:table-row table:style-name="Table133.1">
          <table:table-cell table:style-name="Table133.A2" office:value-type="string">
            <text:p text:style-name="Snippet"><text:change-start text:change-id="ct236586816"/>3 4 **<text:change-end text:change-id="ct236586816"/></text:p>
          </table:table-cell>
          <table:table-cell table:style-name="Table133.B2" office:value-type="string">
            <text:p text:style-name="P2"><text:change-start text:change-id="ct236586920"/>81<text:change-end text:change-id="ct236586920"/></text:p>
          </table:table-cell>
        </table:table-row>
        <table:table-row table:style-name="Table133.1">
          <table:table-cell table:style-name="Table133.A2" office:value-type="string">
            <text:p text:style-name="Snippet"><text:change-start text:change-id="ct236587024"/>2 1/2 <text:change-end text:change-id="ct236587024"/><text:change-start text:change-id="ct236587128"/>**<text:change-end text:change-id="ct236587128"/></text:p>
          </table:table-cell>
          <table:table-cell table:style-name="Table133.B2" office:value-type="string">
            <text:p text:style-name="P2"><text:change-start text:change-id="ct236587232"/>1.4142135623730951<text:change-end text:change-id="ct236587232"/></text:p>
          </table:table-cell>
        </table:table-row>
      </table:table>
      <text:p text:style-name="Text_20_body"/>
      <text:p text:style-name="Text_20_body"><text:change text:change-id="ct23658733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6587440"/>[a_numeric a_numeric] <text:alphabetical-index-mark-start text:id="IMark152134108"/>+<text:alphabetical-index-mark-end text:id="IMark152134108"/> [a_numeric]</text:h>
            <text:p text:style-name="Text_20_body">Routing: NOS</text:p>
            <text:p text:style-name="P1">The addition operator is implemented by this method.<text:change-end text:change-id="ct236587440"/></text:p>
          </table:table-cell>
          <table:covered-table-cell/>
        </table:table-row>
        <table:table-row table:style-name="Table134.1">
          <table:table-cell table:style-name="Table134.A2" office:value-type="string">
            <text:p text:style-name="P17"><text:change-start text:change-id="ct236587544"/>Code<text:change-end text:change-id="ct236587544"/></text:p>
          </table:table-cell>
          <table:table-cell table:style-name="Table134.B2" office:value-type="string">
            <text:p text:style-name="P17"><text:change-start text:change-id="ct236587648"/>Result<text:change-end text:change-id="ct236587648"/></text:p>
          </table:table-cell>
        </table:table-row>
        <table:table-row table:style-name="Table134.1">
          <table:table-cell table:style-name="Table134.A2" office:value-type="string">
            <text:p text:style-name="Snippet"><text:change-start text:change-id="ct236587752"/>1 1 +<text:change-end text:change-id="ct236587752"/></text:p>
          </table:table-cell>
          <table:table-cell table:style-name="Table134.B2" office:value-type="string">
            <text:p text:style-name="P2"><text:change-start text:change-id="ct236587856"/>2<text:change-end text:change-id="ct236587856"/></text:p>
          </table:table-cell>
        </table:table-row>
        <table:table-row table:style-name="Table134.1">
          <table:table-cell table:style-name="Table134.A2" office:value-type="string">
            <text:p text:style-name="Snippet"><text:change-start text:change-id="ct236587960"/>1.0 7.2 +<text:change-end text:change-id="ct236587960"/></text:p>
          </table:table-cell>
          <table:table-cell table:style-name="Table134.B2" office:value-type="string">
            <text:p text:style-name="P2"><text:change-start text:change-id="ct236588064"/>8.2<text:change-end text:change-id="ct236588064"/></text:p>
          </table:table-cell>
        </table:table-row>
        <table:table-row table:style-name="Table134.1">
          <table:table-cell table:style-name="Table134.A2" office:value-type="string">
            <text:p text:style-name="Snippet"><text:change-start text:change-id="ct236588168"/>1/2<text:change-end text:change-id="ct236588168"/><text:change-start text:change-id="ct236588272"/> 1/3 +<text:change-end text:change-id="ct236588272"/></text:p>
          </table:table-cell>
          <table:table-cell table:style-name="Table134.B2" office:value-type="string">
            <text:p text:style-name="P2"><text:change-start text:change-id="ct236588376"/>5/6<text:change-end text:change-id="ct236588376"/></text:p>
          </table:table-cell>
        </table:table-row>
        <table:table-row table:style-name="Table134.1">
          <table:table-cell table:style-name="Table134.A2" office:value-type="string">
            <text:p text:style-name="Snippet"><text:change-start text:change-id="ct236588520"/>1+2i 1+3i<text:change-end text:change-id="ct236588520"/><text:change-start text:change-id="ct236588624"/> +<text:change-end text:change-id="ct236588624"/></text:p>
          </table:table-cell>
          <table:table-cell table:style-name="Table134.B2" office:value-type="string">
            <text:p text:style-name="P2"><text:change-start text:change-id="ct236588728"/>2+5i<text:change-end text:change-id="ct236588728"/></text:p>
          </table:table-cell>
        </table:table-row>
      </table:table>
      <text:p text:style-name="Text_20_body"><text:change text:change-id="ct236588832"/><text:change-start text:change-id="ct23658893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2134108"/>-<text:alphabetical-index-mark-end text:id="IMark1521341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6588936"/><text:change text:change-id="ct236589144"/><text:change text:change-id="ct236589040"/><text:change-start text:change-id="ct23658924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2134108"/>.1/x<text:alphabetical-index-mark-end text:id="IMark1521341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6589248"/><text:change text:change-id="ct236589352"/><text:change-start text:change-id="ct2365894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2134108"/>.10**<text:alphabetical-index-mark-end text:id="IMark15213410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6589456"/><text:change text:change-id="ct236589560"/><text:change-start text:change-id="ct23658966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2134108"/>.2**<text:alphabetical-index-mark-end text:id="IMark15213410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6589664"/><text:change text:change-id="ct236589872"/><text:change text:change-id="ct236589768"/><text:change-start text:change-id="ct23658997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2134108"/>.abs<text:alphabetical-index-mark-end text:id="IMark1521341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6589976"/><text:change text:change-id="ct23659008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6590184"/>[a_numeric] <text:alphabetical-index-mark-start text:id="IMark152134108"/>.acos<text:alphabetical-index-mark-end text:id="IMark152134108"/> [a_float]</text:h>
            <text:p text:style-name="Text_20_body">Routing: TOS</text:p>
            <text:p text:style-name="P1">This method computes the arc-cosine (cos(x)<text:span text:style-name="T11">-1</text:span>) of the value. That is it computes the angle in radians <text:change-end text:change-id="ct236590184"/><text:change-start text:change-id="ct236590600"/>whose cosine is the argument<text:note text:id="ftn65" text:note-class="footnote"><text:note-citation>65</text:note-citation><text:note-body><text:p text:style-name="Footnote"><text:change-start text:change-id="ct236590288"/>Please s<text:change-end text:change-id="ct236590288"/><text:change-start text:change-id="ct236590392"/>ee <text:a xlink:type="simple" xlink:href="http://en.wikipedia.org/wiki/Inverse_trigonometric_functions" text:style-name="Internet_20_link" text:visited-style-name="Visited_20_Internet_20_Link">http://en.wikipedia.org/wiki/Inverse_trigonometric_functions</text:a> for m<text:change-end text:change-id="ct236590392"/><text:change-start text:change-id="ct236590496"/>ore details on inverse trigonometric functions.<text:change-end text:change-id="ct236590496"/></text:p></text:note-body></text:note>.<text:change-end text:change-id="ct236590600"/><text:change-start text:change-id="ct236590704"/> <text:span text:style-name="T11"><text:s text:c="11"/></text:span><text:change-end text:change-id="ct236590704"/></text:p>
          </table:table-cell>
          <table:covered-table-cell/>
        </table:table-row>
        <table:table-row table:style-name="Table140.1">
          <table:table-cell table:style-name="Table140.A2" office:value-type="string">
            <text:p text:style-name="P17"><text:change-start text:change-id="ct236590808"/>Code<text:change-end text:change-id="ct236590808"/></text:p>
          </table:table-cell>
          <table:table-cell table:style-name="Table140.B2" office:value-type="string">
            <text:p text:style-name="P17"><text:change-start text:change-id="ct236590912"/>Result<text:change-end text:change-id="ct236590912"/></text:p>
          </table:table-cell>
        </table:table-row>
        <table:table-row table:style-name="Table140.1">
          <table:table-cell table:style-name="Table140.A2" office:value-type="string">
            <text:p text:style-name="Snippet"><text:change-start text:change-id="ct236591016"/>1 .acos<text:change-end text:change-id="ct236591016"/></text:p>
          </table:table-cell>
          <table:table-cell table:style-name="Table140.B2" office:value-type="string">
            <text:p text:style-name="P2"><text:change-start text:change-id="ct236591120"/>0.0<text:change-end text:change-id="ct236591120"/></text:p>
          </table:table-cell>
        </table:table-row>
        <table:table-row table:style-name="Table140.1">
          <table:table-cell table:style-name="Table140.A2" office:value-type="string">
            <text:p text:style-name="Snippet"><text:change-start text:change-id="ct236591224"/>0 .acos<text:change-end text:change-id="ct236591224"/></text:p>
          </table:table-cell>
          <table:table-cell table:style-name="Table140.B2" office:value-type="string">
            <text:p text:style-name="P2"><text:change-start text:change-id="ct236591328"/>1.5707963267948966<text:change-end text:change-id="ct236591328"/></text:p>
          </table:table-cell>
        </table:table-row>
      </table:table>
      <text:p text:style-name="Text_20_body"><text:change text:change-id="ct23659143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6591744"/>[a_numeric] <text:alphabetical-index-mark-start text:id="IMark152134108"/>.acosh<text:alphabetical-index-mark-end text:id="IMark15213410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3659153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591536"/><text:change-start text:change-id="ct236591640"/>bolic trigonometric functions.<text:change-end text:change-id="ct236591640"/></text:p></text:note-body></text:note>.<text:change-end text:change-id="ct236591744"/></text:p>
          </table:table-cell>
          <table:covered-table-cell/>
        </table:table-row>
        <table:table-row table:style-name="Table141.1">
          <table:table-cell table:style-name="Table141.A2" office:value-type="string">
            <text:p text:style-name="P17"><text:change-start text:change-id="ct236591848"/>Code<text:change-end text:change-id="ct236591848"/></text:p>
          </table:table-cell>
          <table:table-cell table:style-name="Table141.B2" office:value-type="string">
            <text:p text:style-name="P17"><text:change-start text:change-id="ct236591952"/>Result<text:change-end text:change-id="ct2365919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659205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6592160"/>[a_numeric] <text:alphabetical-index-mark-start text:id="IMark152134108"/>.angle<text:alphabetical-index-mark-end text:id="IMark152134108"/> [a_float]</text:h>
            <text:p text:style-name="Text_20_body">Routing:<text:change-end text:change-id="ct236592160"/> TOS<text:change-start text:change-id="ct236592264"/></text:p>
            <text:p text:style-name="P1"><text:change-end text:change-id="ct23659226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36592368"/>Code<text:change-end text:change-id="ct236592368"/></text:p>
          </table:table-cell>
          <table:table-cell table:style-name="Table142.B2" office:value-type="string">
            <text:p text:style-name="P17"><text:change-start text:change-id="ct236592472"/>Result<text:change-end text:change-id="ct2365924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659261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6592720"/>[a_numeric] <text:alphabetical-index-mark-start text:id="IMark152134108"/>.asin<text:alphabetical-index-mark-end text:id="IMark152134108"/> [a_<text:change-end text:change-id="ct236592720"/>float<text:change-start text:change-id="ct236592824"/>]</text:h>
            <text:p text:style-name="Text_20_body">Routing:<text:change-end text:change-id="ct236592824"/> TOS<text:change-start text:change-id="ct236592928"/></text:p>
            <text:p text:style-name="P1"><text:change-end text:change-id="ct236592928"/>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36593032"/>Code<text:change-end text:change-id="ct236593032"/></text:p>
          </table:table-cell>
          <table:table-cell table:style-name="Table143.B2" office:value-type="string">
            <text:p text:style-name="P17"><text:change-start text:change-id="ct236593136"/>Result<text:change-end text:change-id="ct23659313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659324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6593344"/>[a_numeric] <text:alphabetical-index-mark-start text:id="IMark152134108"/>.asinh<text:alphabetical-index-mark-end text:id="IMark152134108"/> [a_<text:change-end text:change-id="ct236593344"/>float<text:change-start text:change-id="ct236593448"/>]</text:h>
            <text:p text:style-name="Text_20_body">Routing:<text:change-end text:change-id="ct236593448"/> TOS<text:change-start text:change-id="ct236593552"/></text:p>
            <text:p text:style-name="P1"><text:change-end text:change-id="ct236593552"/>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36593656"/>Code<text:change-end text:change-id="ct236593656"/></text:p>
          </table:table-cell>
          <table:table-cell table:style-name="Table144.B2" office:value-type="string">
            <text:p text:style-name="P17"><text:change-start text:change-id="ct236593760"/>Result<text:change-end text:change-id="ct23659376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659386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6593968"/>[a_numeric] <text:alphabetical-index-mark-start text:id="IMark152134108"/>.atan<text:alphabetical-index-mark-end text:id="IMark152134108"/> [a_<text:change-end text:change-id="ct236593968"/>float<text:change-start text:change-id="ct236594072"/>]</text:h>
            <text:p text:style-name="Text_20_body">Routing:<text:change-end text:change-id="ct236594072"/> TOS<text:change-start text:change-id="ct236594176"/></text:p>
            <text:p text:style-name="P1"><text:change-end text:change-id="ct236594176"/>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36594280"/>Code<text:change-end text:change-id="ct236594280"/></text:p>
          </table:table-cell>
          <table:table-cell table:style-name="Table145.B2" office:value-type="string">
            <text:p text:style-name="P17"><text:change-start text:change-id="ct236594384"/>Result<text:change-end text:change-id="ct23659438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659448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6594592"/>[a_numeric a_numeric] <text:alphabetical-index-mark-start text:id="IMark152134108"/>.atan2<text:alphabetical-index-mark-end text:id="IMark152134108"/> [a_<text:change-end text:change-id="ct236594592"/>float<text:change-start text:change-id="ct236594696"/>]</text:h>
            <text:p text:style-name="Text_20_body">Routing:<text:change-end text:change-id="ct236594696"/> TOS<text:change-start text:change-id="ct236594800"/></text:p>
            <text:p text:style-name="P1"><text:change-end text:change-id="ct23659480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36594904"/>Code<text:change-end text:change-id="ct236594904"/></text:p>
          </table:table-cell>
          <table:table-cell table:style-name="Table146.B2" office:value-type="string">
            <text:p text:style-name="P17"><text:change-start text:change-id="ct236595008"/>Result<text:change-end text:change-id="ct23659500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6595216"/><text:change text:change-id="ct23659511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6595320"/>[a_numeric] <text:alphabetical-index-mark-start text:id="IMark152134108"/>.atanh<text:alphabetical-index-mark-end text:id="IMark152134108"/> [a_<text:change-end text:change-id="ct236595320"/>float<text:change-start text:change-id="ct236595424"/>]</text:h>
            <text:p text:style-name="Text_20_body">Routing:<text:change-end text:change-id="ct236595424"/> TOS<text:change-start text:change-id="ct236595528"/></text:p>
            <text:p text:style-name="P1"><text:change-end text:change-id="ct236595528"/>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36595632"/>Code<text:change-end text:change-id="ct236595632"/></text:p>
          </table:table-cell>
          <table:table-cell table:style-name="Table147.B2" office:value-type="string">
            <text:p text:style-name="P17"><text:change-start text:change-id="ct236595736"/>Result<text:change-end text:change-id="ct23659573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659584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6595944"/>[a_numeric a_numeric] <text:alphabetical-index-mark-start text:id="IMark152134108"/>.c2p<text:alphabetical-index-mark-end text:id="IMark152134108"/> [a_<text:change-end text:change-id="ct236595944"/>float<text:change-start text:change-id="ct236596048"/> a_<text:change-end text:change-id="ct236596048"/>float<text:change-start text:change-id="ct236596152"/>]</text:h>
            <text:p text:style-name="Text_20_body">Routing: TOS</text:p>
            <text:p text:style-name="P1"><text:change-end text:change-id="ct2365961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36596256"/>Code<text:change-end text:change-id="ct236596256"/></text:p>
          </table:table-cell>
          <table:table-cell table:style-name="Table148.B2" office:value-type="string">
            <text:p text:style-name="P17"><text:change-start text:change-id="ct236596360"/>Result<text:change-end text:change-id="ct2365963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6596568"/><text:change text:change-id="ct2365964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6596712"/>[a_numeric] <text:alphabetical-index-mark-start text:id="IMark152134108"/>.cbrt<text:alphabetical-index-mark-end text:id="IMark152134108"/> [a_<text:change-end text:change-id="ct236596712"/>float<text:change-start text:change-id="ct236596816"/>]</text:h>
            <text:p text:style-name="Text_20_body">Routing:<text:change-end text:change-id="ct236596816"/> TOS<text:change-start text:change-id="ct236596920"/></text:p>
            <text:p text:style-name="P1"><text:change-end text:change-id="ct236596920"/>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36597024"/>Code<text:change-end text:change-id="ct236597024"/></text:p>
          </table:table-cell>
          <table:table-cell table:style-name="Table149.B2" office:value-type="string">
            <text:p text:style-name="P17"><text:change-start text:change-id="ct236597128"/>Result<text:change-end text:change-id="ct2365971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659723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6597336"/>[a_numeric] <text:alphabetical-index-mark-start text:id="IMark152134108"/>.ceil<text:alphabetical-index-mark-end text:id="IMark152134108"/> [a<text:change-end text:change-id="ct236597336"/>n<text:change-start text:change-id="ct236597440"/>_<text:change-end text:change-id="ct236597440"/>integer<text:change-start text:change-id="ct236597544"/>]</text:h>
            <text:p text:style-name="Text_20_body">Routing:<text:change-end text:change-id="ct236597544"/> TOS<text:change-start text:change-id="ct236597648"/></text:p>
            <text:p text:style-name="P1"><text:change-end text:change-id="ct236597648"/>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36597752"/>Code<text:change-end text:change-id="ct236597752"/></text:p>
          </table:table-cell>
          <table:table-cell table:style-name="Table150.B2" office:value-type="string">
            <text:p text:style-name="P17"><text:change-start text:change-id="ct236597856"/>Result<text:change-end text:change-id="ct2365978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659796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6598064"/>[a_numeric] <text:alphabetical-index-mark-start text:id="IMark152134108"/>.conjugate<text:alphabetical-index-mark-end text:id="IMark152134108"/> [a_numeric]</text:h>
            <text:p text:style-name="Text_20_body">Routing:<text:change-end text:change-id="ct236598064"/> TOS<text:change-start text:change-id="ct236598168"/></text:p>
            <text:p text:style-name="P1"><text:change-end text:change-id="ct236598168"/>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36598272"/>Code<text:change-end text:change-id="ct236598272"/></text:p>
          </table:table-cell>
          <table:table-cell table:style-name="Table151.B2" office:value-type="string">
            <text:p text:style-name="P17"><text:change-start text:change-id="ct236598376"/>Result<text:change-end text:change-id="ct2365983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65984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6598584"/>[a_numeric] <text:alphabetical-index-mark-start text:id="IMark152134108"/>.cos<text:alphabetical-index-mark-end text:id="IMark152134108"/> [a_<text:change-end text:change-id="ct236598584"/>float<text:change-start text:change-id="ct236598688"/>]</text:h>
            <text:p text:style-name="Text_20_body">Routing:<text:change-end text:change-id="ct236598688"/> TOS<text:change-start text:change-id="ct236598792"/></text:p>
            <text:p text:style-name="P1"><text:change-end text:change-id="ct23659879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36598896"/>Code<text:change-end text:change-id="ct236598896"/></text:p>
          </table:table-cell>
          <table:table-cell table:style-name="Table152.B2" office:value-type="string">
            <text:p text:style-name="P17"><text:change-start text:change-id="ct236599000"/>Result<text:change-end text:change-id="ct2365990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6599208"/><text:change text:change-id="ct2365991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6599312"/>[a_numeric] <text:alphabetical-index-mark-start text:id="IMark152134108"/>.cosh<text:alphabetical-index-mark-end text:id="IMark152134108"/> [a_<text:change-end text:change-id="ct236599312"/>float<text:change-start text:change-id="ct236599416"/>]</text:h>
            <text:p text:style-name="Text_20_body">Routing:<text:change-end text:change-id="ct236599416"/> TOS<text:change-start text:change-id="ct236599520"/></text:p>
            <text:p text:style-name="P1"><text:change-end text:change-id="ct23659952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36599624"/>Code<text:change-end text:change-id="ct236599624"/></text:p>
          </table:table-cell>
          <table:table-cell table:style-name="Table153.B2" office:value-type="string">
            <text:p text:style-name="P17"><text:change-start text:change-id="ct236599728"/>Result<text:change-end text:change-id="ct2365997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65998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6599936"/>[a_numeric] <text:alphabetical-index-mark-start text:id="IMark152134108"/>.cube<text:alphabetical-index-mark-end text:id="IMark152134108"/> [a_numeric]</text:h>
            <text:p text:style-name="Text_20_body">Routing:<text:change-end text:change-id="ct236599936"/> TOS<text:change-start text:change-id="ct236600040"/></text:p>
            <text:p text:style-name="P1"><text:change-end text:change-id="ct236600040"/>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36600144"/>Code<text:change-end text:change-id="ct236600144"/></text:p>
          </table:table-cell>
          <table:table-cell table:style-name="Table154.B2" office:value-type="string">
            <text:p text:style-name="P17"><text:change-start text:change-id="ct236600248"/>Result<text:change-end text:change-id="ct2366002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66003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6600456"/>[a_numeric] <text:alphabetical-index-mark-start text:id="IMark152134108"/>.d2r<text:alphabetical-index-mark-end text:id="IMark152134108"/> [a_<text:change-end text:change-id="ct236600456"/>float<text:change-start text:change-id="ct236600560"/>]</text:h>
            <text:p text:style-name="Text_20_body">Routing:<text:change-end text:change-id="ct236600560"/> TOS<text:change-start text:change-id="ct236600664"/></text:p>
            <text:p text:style-name="P1"><text:change-end text:change-id="ct236600664"/>This method converts the argument number from degrees to radians.</text:p>
          </table:table-cell>
          <table:covered-table-cell/>
        </table:table-row>
        <table:table-row table:style-name="Table155.1">
          <table:table-cell table:style-name="Table155.A2" office:value-type="string">
            <text:p text:style-name="P17"><text:change-start text:change-id="ct236604816"/>Code<text:change-end text:change-id="ct236604816"/></text:p>
          </table:table-cell>
          <table:table-cell table:style-name="Table155.B2" office:value-type="string">
            <text:p text:style-name="P17"><text:change-start text:change-id="ct236604920"/>Result<text:change-end text:change-id="ct2366049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660502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6605128"/>[a_numeric] <text:alphabetical-index-mark-start text:id="IMark152134108"/>.denominator<text:alphabetical-index-mark-end text:id="IMark152134108"/> [a<text:change-end text:change-id="ct236605128"/>n<text:change-start text:change-id="ct236605232"/>_<text:change-end text:change-id="ct236605232"/>integer<text:change-start text:change-id="ct236605336"/>]</text:h>
            <text:p text:style-name="Text_20_body">Routing:<text:change-end text:change-id="ct236605336"/> TOS<text:change-start text:change-id="ct236605440"/></text:p>
            <text:p text:style-name="P1"><text:change-end text:change-id="ct2366054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36605544"/>Code<text:change-end text:change-id="ct236605544"/></text:p>
          </table:table-cell>
          <table:table-cell table:style-name="Table156.B2" office:value-type="string">
            <text:p text:style-name="P17"><text:change-start text:change-id="ct236605648"/>Result<text:change-end text:change-id="ct2366056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66057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6605856"/>[a_numeric] <text:alphabetical-index-mark-start text:id="IMark152134108"/>.e**<text:alphabetical-index-mark-end text:id="IMark152134108"/> [a_<text:change-end text:change-id="ct236605856"/>float<text:change-start text:change-id="ct236605960"/>]</text:h>
            <text:p text:style-name="Text_20_body">Routing:<text:change-end text:change-id="ct236605960"/> TOS<text:change-start text:change-id="ct236606064"/></text:p>
            <text:p text:style-name="P1"><text:change-end text:change-id="ct23660606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36606168"/>Code<text:change-end text:change-id="ct236606168"/></text:p>
          </table:table-cell>
          <table:table-cell table:style-name="Table157.B2" office:value-type="string">
            <text:p text:style-name="P17"><text:change-start text:change-id="ct236606272"/>Result<text:change-end text:change-id="ct2366062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66063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6606480"/>[a_numeric] <text:alphabetical-index-mark-start text:id="IMark152134108"/>.emit<text:alphabetical-index-mark-end text:id="IMark152134108"/> []</text:h>
            <text:p text:style-name="Text_20_body">Routing:<text:change-end text:change-id="ct236606480"/> TOS<text:change-start text:change-id="ct236606584"/></text:p>
            <text:p text:style-name="P1"><text:change-end text:change-id="ct236606584"/>This method emits a character with the code of numeric argument.</text:p>
          </table:table-cell>
          <table:covered-table-cell/>
        </table:table-row>
        <table:table-row table:style-name="Table158.1">
          <table:table-cell table:style-name="Table158.A2" office:value-type="string">
            <text:p text:style-name="P17"><text:change-start text:change-id="ct236606688"/>Code<text:change-end text:change-id="ct236606688"/></text:p>
          </table:table-cell>
          <table:table-cell table:style-name="Table158.B2" office:value-type="string">
            <text:p text:style-name="P17"><text:change-start text:change-id="ct236606792"/>Result<text:change-end text:change-id="ct2366067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6607000"/><text:change text:change-id="ct2366068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6607104"/>[a_numeric] <text:alphabetical-index-mark-start text:id="IMark152134108"/>.floor<text:alphabetical-index-mark-end text:id="IMark152134108"/> [a<text:change-end text:change-id="ct236607104"/>n<text:change-start text:change-id="ct236607208"/>_<text:change-end text:change-id="ct236607208"/>integer<text:change-start text:change-id="ct236607312"/>]</text:h>
            <text:p text:style-name="Text_20_body">Routing:<text:change-end text:change-id="ct236607312"/> TOS<text:change-start text:change-id="ct236607416"/></text:p>
            <text:p text:style-name="P1"><text:change-end text:change-id="ct23660741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36607520"/>Code<text:change-end text:change-id="ct236607520"/></text:p>
          </table:table-cell>
          <table:table-cell table:style-name="Table159.B2" office:value-type="string">
            <text:p text:style-name="P17"><text:change-start text:change-id="ct236607624"/>Result<text:change-end text:change-id="ct2366076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66077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6607832"/>[a_numeric a_numeric] <text:alphabetical-index-mark-start text:id="IMark152134108"/>.hypot<text:alphabetical-index-mark-end text:id="IMark152134108"/> [a_<text:change-end text:change-id="ct236607832"/>float<text:change-start text:change-id="ct236607936"/>]</text:h>
            <text:p text:style-name="Text_20_body">Routing:<text:change-end text:change-id="ct236607936"/> TOS<text:change-start text:change-id="ct236608040"/></text:p>
            <text:p text:style-name="P1"><text:change-end text:change-id="ct236608040"/>Given two lengths, this method computes the length of the hypotenuse. </text:p>
          </table:table-cell>
          <table:covered-table-cell/>
        </table:table-row>
        <table:table-row table:style-name="Table160.1">
          <table:table-cell table:style-name="Table160.A2" office:value-type="string">
            <text:p text:style-name="P17"><text:change-start text:change-id="ct236608144"/>Code<text:change-end text:change-id="ct236608144"/></text:p>
          </table:table-cell>
          <table:table-cell table:style-name="Table160.B2" office:value-type="string">
            <text:p text:style-name="P17"><text:change-start text:change-id="ct236608248"/>Result<text:change-end text:change-id="ct2366082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66083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6608456"/>[a_numeric] <text:alphabetical-index-mark-start text:id="IMark152134108"/>.imaginary<text:alphabetical-index-mark-end text:id="IMark152134108"/> [a_numeric]</text:h>
            <text:p text:style-name="Text_20_body">Routing:<text:change-end text:change-id="ct236608456"/> TOS<text:change-start text:change-id="ct236608560"/></text:p>
            <text:p text:style-name="P1"><text:change-end text:change-id="ct2366085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36608664"/>Code<text:change-end text:change-id="ct236608664"/></text:p>
          </table:table-cell>
          <table:table-cell table:style-name="Table161.B2" office:value-type="string">
            <text:p text:style-name="P17"><text:change-start text:change-id="ct236608768"/>Result<text:change-end text:change-id="ct2366087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660891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6609016"/>[a_numeric] <text:alphabetical-index-mark-start text:id="IMark152134108"/>.ln<text:alphabetical-index-mark-end text:id="IMark152134108"/> [a_<text:change-end text:change-id="ct236609016"/>float<text:change-start text:change-id="ct236609120"/>]</text:h>
            <text:p text:style-name="Text_20_body">Routing:<text:change-end text:change-id="ct236609120"/> TOS<text:change-start text:change-id="ct236609224"/></text:p>
            <text:p text:style-name="P1"><text:change-end text:change-id="ct23660922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36609328"/>Code<text:change-end text:change-id="ct236609328"/></text:p>
          </table:table-cell>
          <table:table-cell table:style-name="Table162.B2" office:value-type="string">
            <text:p text:style-name="P17"><text:change-start text:change-id="ct236609432"/>Result<text:change-end text:change-id="ct2366094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660953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6609640"/>[a_numeric] <text:alphabetical-index-mark-start text:id="IMark152134108"/>.log10<text:alphabetical-index-mark-end text:id="IMark152134108"/> [a_<text:change-end text:change-id="ct236609640"/>float<text:change-start text:change-id="ct236609744"/>]</text:h>
            <text:p text:style-name="Text_20_body">Routing:<text:change-end text:change-id="ct236609744"/> TOS<text:change-start text:change-id="ct236609848"/></text:p>
            <text:p text:style-name="P1"><text:change-end text:change-id="ct23660984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36609952"/>Code<text:change-end text:change-id="ct236609952"/></text:p>
          </table:table-cell>
          <table:table-cell table:style-name="Table163.B2" office:value-type="string">
            <text:p text:style-name="P17"><text:change-start text:change-id="ct236610056"/>Result<text:change-end text:change-id="ct2366100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66101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6610264"/>[a_numeric] <text:alphabetical-index-mark-start text:id="IMark82972428"/>.log2<text:alphabetical-index-mark-end text:id="IMark82972428"/> [a_<text:change-end text:change-id="ct236610264"/>float<text:change-start text:change-id="ct236610368"/>]</text:h>
            <text:p text:style-name="Text_20_body">Routing:<text:change-end text:change-id="ct236610368"/> TOS<text:change-start text:change-id="ct236610472"/></text:p>
            <text:p text:style-name="P1"><text:change-end text:change-id="ct23661047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36610576"/>Code<text:change-end text:change-id="ct236610576"/></text:p>
          </table:table-cell>
          <table:table-cell table:style-name="Table164.B2" office:value-type="string">
            <text:p text:style-name="P17"><text:change-start text:change-id="ct236610680"/>Result<text:change-end text:change-id="ct2366106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66107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6610888"/>[a_numeric] <text:alphabetical-index-mark-start text:id="IMark82972428"/>.magnitude<text:alphabetical-index-mark-end text:id="IMark82972428"/> [a_numeric]</text:h>
            <text:p text:style-name="Text_20_body">Routing:<text:change-end text:change-id="ct236610888"/> TOS<text:change-start text:change-id="ct236610992"/></text:p>
            <text:p text:style-name="P1"><text:change-end text:change-id="ct2366109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36611096"/>Code<text:change-end text:change-id="ct236611096"/></text:p>
          </table:table-cell>
          <table:table-cell table:style-name="Table165.B2" office:value-type="string">
            <text:p text:style-name="P17"><text:change-start text:change-id="ct236611200"/>Result<text:change-end text:change-id="ct2366112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661130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36611408"/>[a_numeric] <text:alphabetical-index-mark-start text:id="IMark82972428"/>.numerator<text:alphabetical-index-mark-end text:id="IMark82972428"/> [a_numeric]</text:h>
            <text:p text:style-name="Text_20_body">Routing:<text:change-end text:change-id="ct236611408"/> TOS<text:change-start text:change-id="ct236611512"/></text:p>
            <text:p text:style-name="P1"><text:change-end text:change-id="ct2366115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36611616"/>Code<text:change-end text:change-id="ct236611616"/></text:p>
          </table:table-cell>
          <table:table-cell table:style-name="Table166.B2" office:value-type="string">
            <text:p text:style-name="P17"><text:change-start text:change-id="ct236611720"/>Result<text:change-end text:change-id="ct2366117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6611928"/><text:change text:change-id="ct2366118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6612032"/>[a_numeric a_numeric] <text:alphabetical-index-mark-start text:id="IMark82972428"/>.p2c<text:alphabetical-index-mark-end text:id="IMark82972428"/> [a_<text:change-end text:change-id="ct236612032"/>float<text:change-start text:change-id="ct236612136"/> a_<text:change-end text:change-id="ct236612136"/>float<text:change-start text:change-id="ct236612240"/>]</text:h>
            <text:p text:style-name="Text_20_body">Routing:<text:change-end text:change-id="ct236612240"/> TOS<text:change-start text:change-id="ct236612344"/></text:p>
            <text:p text:style-name="P1"><text:change-end text:change-id="ct2366123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36612448"/>Code<text:change-end text:change-id="ct236612448"/></text:p>
          </table:table-cell>
          <table:table-cell table:style-name="Table167.B2" office:value-type="string">
            <text:p text:style-name="P17"><text:change-start text:change-id="ct236612552"/>Result<text:change-end text:change-id="ct2366125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66126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6612760"/>[a_numeric] <text:alphabetical-index-mark-start text:id="IMark82972428"/>.polar<text:alphabetical-index-mark-end text:id="IMark82972428"/> [a_<text:change-end text:change-id="ct236612760"/>float<text:change-start text:change-id="ct236612864"/> a_<text:change-end text:change-id="ct236612864"/>float<text:change-start text:change-id="ct236613008"/>]</text:h>
            <text:p text:style-name="Text_20_body">Routing:<text:change-end text:change-id="ct236613008"/> TOS<text:change-start text:change-id="ct236613112"/></text:p>
            <text:p text:style-name="P1"><text:change-end text:change-id="ct2366131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36613216"/>Code<text:change-end text:change-id="ct236613216"/></text:p>
          </table:table-cell>
          <table:table-cell table:style-name="Table168.B2" office:value-type="string">
            <text:p text:style-name="P17"><text:change-start text:change-id="ct236613320"/>Result<text:change-end text:change-id="ct2366133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66134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6613528"/>[a_numeric] <text:alphabetical-index-mark-start text:id="IMark82972428"/>.r2d<text:alphabetical-index-mark-end text:id="IMark82972428"/> [a_<text:change-end text:change-id="ct236613528"/>float<text:change-start text:change-id="ct236613632"/>]</text:h>
            <text:p text:style-name="Text_20_body">Routing:<text:change-end text:change-id="ct236613632"/> TOS<text:change-start text:change-id="ct236613736"/></text:p>
            <text:p text:style-name="P1"><text:change-end text:change-id="ct236613736"/>Convert a angle value from radians to degrees.</text:p>
          </table:table-cell>
          <table:covered-table-cell/>
        </table:table-row>
        <table:table-row table:style-name="Table169.1">
          <table:table-cell table:style-name="Table169.A2" office:value-type="string">
            <text:p text:style-name="P17"><text:change-start text:change-id="ct236613840"/>Code<text:change-end text:change-id="ct236613840"/></text:p>
          </table:table-cell>
          <table:table-cell table:style-name="Table169.B2" office:value-type="string">
            <text:p text:style-name="P17"><text:change-start text:change-id="ct236613944"/>Result<text:change-end text:change-id="ct2366139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66140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6614152"/>[a_numeric] <text:alphabetical-index-mark-start text:id="IMark82972428"/>.real<text:alphabetical-index-mark-end text:id="IMark82972428"/> [a_numeric]</text:h>
            <text:p text:style-name="Text_20_body">Routing:<text:change-end text:change-id="ct236614152"/> TOS<text:change-start text:change-id="ct236614256"/></text:p>
            <text:p text:style-name="P1"><text:change-end text:change-id="ct2366142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36614360"/>Code<text:change-end text:change-id="ct236614360"/></text:p>
          </table:table-cell>
          <table:table-cell table:style-name="Table170.B2" office:value-type="string">
            <text:p text:style-name="P17"><text:change-start text:change-id="ct236614464"/>Result<text:change-end text:change-id="ct2366144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66145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6614672"/>[a_numeric] <text:alphabetical-index-mark-start text:id="IMark82972428"/>.round<text:alphabetical-index-mark-end text:id="IMark82972428"/> [a<text:change-end text:change-id="ct236614672"/>n<text:change-start text:change-id="ct236614776"/>_<text:change-end text:change-id="ct236614776"/>integer<text:change-start text:change-id="ct236614880"/>]</text:h>
            <text:p text:style-name="Text_20_body">Routing:<text:change-end text:change-id="ct236614880"/> TOS<text:change-start text:change-id="ct236614984"/></text:p>
            <text:p text:style-name="P1"><text:change-end text:change-id="ct236614984"/>This method rounds the argument number to the nearest integer.</text:p>
          </table:table-cell>
          <table:covered-table-cell/>
        </table:table-row>
        <table:table-row table:style-name="Table171.1">
          <table:table-cell table:style-name="Table171.A2" office:value-type="string">
            <text:p text:style-name="P17"><text:change-start text:change-id="ct236615088"/>Code<text:change-end text:change-id="ct236615088"/></text:p>
          </table:table-cell>
          <table:table-cell table:style-name="Table171.B2" office:value-type="string">
            <text:p text:style-name="P17"><text:change-start text:change-id="ct236615192"/>Result<text:change-end text:change-id="ct2366151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66152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6615400"/>[a_numeric] <text:alphabetical-index-mark-start text:id="IMark82972428"/>.sin<text:alphabetical-index-mark-end text:id="IMark82972428"/> [a_<text:change-end text:change-id="ct236615400"/>float<text:change-start text:change-id="ct236615504"/>]</text:h>
            <text:p text:style-name="Text_20_body">Routing:<text:change-end text:change-id="ct236615504"/> TOS<text:change-start text:change-id="ct236615608"/></text:p>
            <text:p text:style-name="P1"><text:change-end text:change-id="ct236615608"/>This method computes the sine of the argument angle in radians.</text:p>
          </table:table-cell>
          <table:covered-table-cell/>
        </table:table-row>
        <table:table-row table:style-name="Table172.1">
          <table:table-cell table:style-name="Table172.A2" office:value-type="string">
            <text:p text:style-name="P17"><text:change-start text:change-id="ct236615712"/>Code<text:change-end text:change-id="ct236615712"/></text:p>
          </table:table-cell>
          <table:table-cell table:style-name="Table172.B2" office:value-type="string">
            <text:p text:style-name="P17"><text:change-start text:change-id="ct236615816"/>Result<text:change-end text:change-id="ct2366158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661592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6616024"/>[a_numeric] <text:alphabetical-index-mark-start text:id="IMark82972428"/>.sinh<text:alphabetical-index-mark-end text:id="IMark82972428"/> [a_<text:change-end text:change-id="ct236616024"/>float<text:change-start text:change-id="ct236616128"/>]</text:h>
            <text:p text:style-name="Text_20_body">Routing:<text:change-end text:change-id="ct236616128"/> TOS<text:change-start text:change-id="ct236616232"/></text:p>
            <text:p text:style-name="P1"><text:change-end text:change-id="ct236616232"/>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36616336"/>Code<text:change-end text:change-id="ct236616336"/></text:p>
          </table:table-cell>
          <table:table-cell table:style-name="Table173.B2" office:value-type="string">
            <text:p text:style-name="P17"><text:change-start text:change-id="ct236616440"/>Result<text:change-end text:change-id="ct2366164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661654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36616648"/>[a_numeric] <text:alphabetical-index-mark-start text:id="IMark82972428"/>.sleep<text:alphabetical-index-mark-end text:id="IMark82972428"/> []</text:h>
            <text:p text:style-name="Text_20_body">Routing:<text:change-end text:change-id="ct236616648"/> TOS<text:change-start text:change-id="ct236616752"/></text:p>
            <text:p text:style-name="P1"><text:change-end text:change-id="ct236616752"/>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36616856"/>Code<text:change-end text:change-id="ct236616856"/></text:p>
          </table:table-cell>
          <table:table-cell table:style-name="Table174.B2" office:value-type="string">
            <text:p text:style-name="P17"><text:change-start text:change-id="ct236616960"/>Result<text:change-end text:change-id="ct23661696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661710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6617208"/>[a_numeric] <text:alphabetical-index-mark-start text:id="IMark82972428"/>.sqr<text:alphabetical-index-mark-end text:id="IMark82972428"/> [a_numeric]</text:h>
            <text:p text:style-name="Text_20_body">Routing:<text:change-end text:change-id="ct236617208"/> TOS<text:change-start text:change-id="ct236617312"/></text:p>
            <text:p text:style-name="P1"><text:change-end text:change-id="ct236617312"/>This method computes the square of the argument value.</text:p>
          </table:table-cell>
          <table:covered-table-cell/>
        </table:table-row>
        <table:table-row table:style-name="Table175.1">
          <table:table-cell table:style-name="Table175.A2" office:value-type="string">
            <text:p text:style-name="P17"><text:change-start text:change-id="ct236617416"/>Code<text:change-end text:change-id="ct236617416"/></text:p>
          </table:table-cell>
          <table:table-cell table:style-name="Table175.B2" office:value-type="string">
            <text:p text:style-name="P17"><text:change-start text:change-id="ct236617520"/>Result<text:change-end text:change-id="ct2366175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661762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36617728"/>[a_numeric] <text:alphabetical-index-mark-start text:id="IMark82972428"/>.sqrt<text:alphabetical-index-mark-end text:id="IMark82972428"/> [a_<text:change-end text:change-id="ct236617728"/>float<text:change-start text:change-id="ct236617832"/>]</text:h>
            <text:p text:style-name="Text_20_body">Routing:<text:change-end text:change-id="ct236617832"/> TOS<text:change-start text:change-id="ct236617936"/></text:p>
            <text:p text:style-name="P1"><text:change-end text:change-id="ct236617936"/>This method computes the square root of the argument value.</text:p>
          </table:table-cell>
          <table:covered-table-cell/>
        </table:table-row>
        <table:table-row table:style-name="Table176.1">
          <table:table-cell table:style-name="Table176.A2" office:value-type="string">
            <text:p text:style-name="P17"><text:change-start text:change-id="ct236618040"/>Code<text:change-end text:change-id="ct236618040"/></text:p>
          </table:table-cell>
          <table:table-cell table:style-name="Table176.B2" office:value-type="string">
            <text:p text:style-name="P17"><text:change-start text:change-id="ct236618144"/>Result<text:change-end text:change-id="ct2366181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66182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6618352"/>[a_numeric] <text:alphabetical-index-mark-start text:id="IMark82972428"/>.tan<text:alphabetical-index-mark-end text:id="IMark82972428"/> [a_<text:change-end text:change-id="ct236618352"/>float<text:change-start text:change-id="ct236618456"/>]</text:h>
            <text:p text:style-name="Text_20_body">Routing:<text:change-end text:change-id="ct236618456"/> TOS<text:change-start text:change-id="ct236618560"/></text:p>
            <text:p text:style-name="P1"><text:change-end text:change-id="ct236618560"/>This method computes the tangent of the argument angle in radians.</text:p>
          </table:table-cell>
          <table:covered-table-cell/>
        </table:table-row>
        <table:table-row table:style-name="Table177.1">
          <table:table-cell table:style-name="Table177.A2" office:value-type="string">
            <text:p text:style-name="P17"><text:change-start text:change-id="ct236618664"/>Code<text:change-end text:change-id="ct236618664"/></text:p>
          </table:table-cell>
          <table:table-cell table:style-name="Table177.B2" office:value-type="string">
            <text:p text:style-name="P17"><text:change-start text:change-id="ct236618768"/>Result<text:change-end text:change-id="ct2366187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66188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6618976"/>[a_numeric] <text:alphabetical-index-mark-start text:id="IMark82972428"/>.tanh<text:alphabetical-index-mark-end text:id="IMark82972428"/> [a_<text:change-end text:change-id="ct236618976"/>float<text:change-start text:change-id="ct236619080"/>]</text:h>
            <text:p text:style-name="Text_20_body">Routing:<text:change-end text:change-id="ct236619080"/> TOS<text:change-start text:change-id="ct236619184"/></text:p>
            <text:p text:style-name="P1"><text:change-end text:change-id="ct23661918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36619288"/>Code<text:change-end text:change-id="ct236619288"/></text:p>
          </table:table-cell>
          <table:table-cell table:style-name="Table178.B2" office:value-type="string">
            <text:p text:style-name="P17"><text:change-start text:change-id="ct236619392"/>Result<text:change-end text:change-id="ct2366193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661949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6619600"/>[a_numeric a_numeric] <text:alphabetical-index-mark-start text:id="IMark82972428"/>/<text:alphabetical-index-mark-end text:id="IMark82972428"/> [a_numeric]</text:h>
            <text:p text:style-name="Text_20_body">Routing:<text:change-end text:change-id="ct236619600"/> NOS<text:change-start text:change-id="ct236619704"/></text:p>
            <text:p text:style-name="P1"><text:change-end text:change-id="ct236619704"/>This method implements the division operator.</text:p>
          </table:table-cell>
          <table:covered-table-cell/>
        </table:table-row>
        <table:table-row table:style-name="Table179.1">
          <table:table-cell table:style-name="Table179.A2" office:value-type="string">
            <text:p text:style-name="P17"><text:change-start text:change-id="ct236619808"/>Code<text:change-end text:change-id="ct236619808"/></text:p>
          </table:table-cell>
          <table:table-cell table:style-name="Table179.B2" office:value-type="string">
            <text:p text:style-name="P17"><text:change-start text:change-id="ct236619912"/>Result<text:change-end text:change-id="ct2366199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66200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6620120"/>[a_numeric] <text:alphabetical-index-mark-start text:id="IMark82972428"/>0&lt;<text:alphabetical-index-mark-end text:id="IMark82972428"/> [a_boolean]</text:h>
            <text:p text:style-name="Text_20_body">Routing:<text:change-end text:change-id="ct236620120"/> TOS<text:change-start text:change-id="ct236620224"/></text:p>
            <text:p text:style-name="P1"><text:change-end text:change-id="ct236620224"/>Is this number less than zero?</text:p>
          </table:table-cell>
          <table:covered-table-cell/>
        </table:table-row>
        <table:table-row table:style-name="Table180.1">
          <table:table-cell table:style-name="Table180.A2" office:value-type="string">
            <text:p text:style-name="P17"><text:change-start text:change-id="ct236620328"/>Code<text:change-end text:change-id="ct236620328"/></text:p>
          </table:table-cell>
          <table:table-cell table:style-name="Table180.B2" office:value-type="string">
            <text:p text:style-name="P17"><text:change-start text:change-id="ct236620432"/>Result<text:change-end text:change-id="ct2366204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66205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6620640"/>[a_numeric] <text:alphabetical-index-mark-start text:id="IMark82972428"/>0&lt;=<text:alphabetical-index-mark-end text:id="IMark82972428"/> [a_boolean]</text:h>
            <text:p text:style-name="Text_20_body">Routing:<text:change-end text:change-id="ct236620640"/> TOS<text:change-start text:change-id="ct236620744"/></text:p>
            <text:p text:style-name="P1"><text:change-end text:change-id="ct236620744"/>Is this number less than or equal to zero?</text:p>
          </table:table-cell>
          <table:covered-table-cell/>
        </table:table-row>
        <table:table-row table:style-name="Table181.1">
          <table:table-cell table:style-name="Table181.A2" office:value-type="string">
            <text:p text:style-name="P17"><text:change-start text:change-id="ct236620848"/>Code<text:change-end text:change-id="ct236620848"/></text:p>
          </table:table-cell>
          <table:table-cell table:style-name="Table181.B2" office:value-type="string">
            <text:p text:style-name="P17"><text:change-start text:change-id="ct236620952"/>Result<text:change-end text:change-id="ct2366209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66210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6535360"/>[a_numeric] <text:alphabetical-index-mark-start text:id="IMark82972428"/>0&lt;=&gt;<text:alphabetical-index-mark-end text:id="IMark82972428"/> [<text:change-end text:change-id="ct236535360"/>1, 0, or -1<text:change-start text:change-id="ct236535464"/>]</text:h>
            <text:p text:style-name="Text_20_body">Routing:<text:change-end text:change-id="ct236535464"/> TOS<text:change-start text:change-id="ct236535568"/></text:p>
            <text:p text:style-name="P1"><text:change-end text:change-id="ct236535568"/>Perform a “three outcome” comparison of the value with zero.</text:p>
          </table:table-cell>
          <table:covered-table-cell/>
        </table:table-row>
        <table:table-row table:style-name="Table182.1">
          <table:table-cell table:style-name="Table182.A2" office:value-type="string">
            <text:p text:style-name="P17"><text:change-start text:change-id="ct236535672"/>Code<text:change-end text:change-id="ct236535672"/></text:p>
          </table:table-cell>
          <table:table-cell table:style-name="Table182.B2" office:value-type="string">
            <text:p text:style-name="P17"><text:change-start text:change-id="ct236535776"/>Result<text:change-end text:change-id="ct2365357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6535984"/><text:change text:change-id="ct2365358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6536088"/>[a_numeric] <text:alphabetical-index-mark-start text:id="IMark82972428"/>0&lt;&gt; <text:alphabetical-index-mark-end text:id="IMark82972428"/>[a_boolean]</text:h>
            <text:p text:style-name="Text_20_body">Routing:<text:change-end text:change-id="ct236536088"/> TOS<text:change-start text:change-id="ct236536192"/></text:p>
            <text:p text:style-name="P1"><text:change-end text:change-id="ct236536192"/>Is the number not equal to zero?</text:p>
          </table:table-cell>
          <table:covered-table-cell/>
        </table:table-row>
        <table:table-row table:style-name="Table183.1">
          <table:table-cell table:style-name="Table183.A2" office:value-type="string">
            <text:p text:style-name="P17"><text:change-start text:change-id="ct236536296"/>Code<text:change-end text:change-id="ct236536296"/></text:p>
          </table:table-cell>
          <table:table-cell table:style-name="Table183.B2" office:value-type="string">
            <text:p text:style-name="P17"><text:change-start text:change-id="ct236536400"/>Result<text:change-end text:change-id="ct2365364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65365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6536608"/>[a_numeric] <text:alphabetical-index-mark-start text:id="IMark82972428"/>0=<text:alphabetical-index-mark-end text:id="IMark82972428"/> [a_boolean]</text:h>
            <text:p text:style-name="Text_20_body">Routing:<text:change-end text:change-id="ct236536608"/> TOS<text:change-start text:change-id="ct236536712"/></text:p>
            <text:p text:style-name="P1"><text:change-end text:change-id="ct236536712"/>Is the number equal to zero?</text:p>
          </table:table-cell>
          <table:covered-table-cell/>
        </table:table-row>
        <table:table-row table:style-name="Table184.1">
          <table:table-cell table:style-name="Table184.A2" office:value-type="string">
            <text:p text:style-name="P17"><text:change-start text:change-id="ct236536816"/>Code<text:change-end text:change-id="ct236536816"/></text:p>
          </table:table-cell>
          <table:table-cell table:style-name="Table184.B2" office:value-type="string">
            <text:p text:style-name="P17"><text:change-start text:change-id="ct236536920"/>Result<text:change-end text:change-id="ct2365369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653702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6537128"/>[a_numeric] <text:alphabetical-index-mark-start text:id="IMark82972428"/>0&gt;<text:alphabetical-index-mark-end text:id="IMark82972428"/> [a_boolean]</text:h>
            <text:p text:style-name="Text_20_body">Routing:<text:change-end text:change-id="ct236537128"/> TOS<text:change-start text:change-id="ct236537232"/></text:p>
            <text:p text:style-name="P1"><text:change-end text:change-id="ct236537232"/>Is the number greater than zero?</text:p>
          </table:table-cell>
          <table:covered-table-cell/>
        </table:table-row>
        <table:table-row table:style-name="Table185.1">
          <table:table-cell table:style-name="Table185.A2" office:value-type="string">
            <text:p text:style-name="P17"><text:change-start text:change-id="ct236537336"/>Code<text:change-end text:change-id="ct236537336"/></text:p>
          </table:table-cell>
          <table:table-cell table:style-name="Table185.B2" office:value-type="string">
            <text:p text:style-name="P17"><text:change-start text:change-id="ct236537440"/>Result<text:change-end text:change-id="ct2365374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653754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6537648"/>[a_numeric] <text:alphabetical-index-mark-start text:id="IMark82972428"/>0&gt;=<text:alphabetical-index-mark-end text:id="IMark82972428"/> [a_boolean]</text:h>
            <text:p text:style-name="Text_20_body">Routing:<text:change-end text:change-id="ct236537648"/> TOS<text:change-start text:change-id="ct236537752"/></text:p>
            <text:p text:style-name="P1"><text:change-end text:change-id="ct236537752"/>Is the number greater than or equal to zero?</text:p>
          </table:table-cell>
          <table:covered-table-cell/>
        </table:table-row>
        <table:table-row table:style-name="Table186.1">
          <table:table-cell table:style-name="Table186.A2" office:value-type="string">
            <text:p text:style-name="P17"><text:change-start text:change-id="ct236537856"/>Code<text:change-end text:change-id="ct236537856"/></text:p>
          </table:table-cell>
          <table:table-cell table:style-name="Table186.B2" office:value-type="string">
            <text:p text:style-name="P17"><text:change-start text:change-id="ct236537960"/>Result<text:change-end text:change-id="ct2365379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65380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6538168"/>[a_numeric] <text:alphabetical-index-mark-start text:id="IMark82972428"/>1+<text:alphabetical-index-mark-end text:id="IMark82972428"/> [a_numeric]</text:h>
            <text:p text:style-name="Text_20_body">Routing:<text:change-end text:change-id="ct236538168"/> TOS<text:change-start text:change-id="ct236538272"/></text:p>
            <text:p text:style-name="P1"><text:change-end text:change-id="ct236538272"/>Add one to the number</text:p>
          </table:table-cell>
          <table:covered-table-cell/>
        </table:table-row>
        <table:table-row table:style-name="Table187.1">
          <table:table-cell table:style-name="Table187.A2" office:value-type="string">
            <text:p text:style-name="P17"><text:change-start text:change-id="ct236538376"/>Code<text:change-end text:change-id="ct236538376"/></text:p>
          </table:table-cell>
          <table:table-cell table:style-name="Table187.B2" office:value-type="string">
            <text:p text:style-name="P17"><text:change-start text:change-id="ct236538480"/>Result<text:change-end text:change-id="ct2365384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65385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6538688"/>[a_numeric] <text:alphabetical-index-mark-start text:id="IMark82972428"/>1-<text:alphabetical-index-mark-end text:id="IMark82972428"/> [a_numeric]</text:h>
            <text:p text:style-name="Text_20_body">Routing:<text:change-end text:change-id="ct236538688"/> TOS<text:change-start text:change-id="ct236538792"/></text:p>
            <text:p text:style-name="P1"><text:change-end text:change-id="ct236538792"/>Subtract ond from the number</text:p>
          </table:table-cell>
          <table:covered-table-cell/>
        </table:table-row>
        <table:table-row table:style-name="Table188.1">
          <table:table-cell table:style-name="Table188.A2" office:value-type="string">
            <text:p text:style-name="P17"><text:change-start text:change-id="ct236538896"/>Code<text:change-end text:change-id="ct236538896"/></text:p>
          </table:table-cell>
          <table:table-cell table:style-name="Table188.B2" office:value-type="string">
            <text:p text:style-name="P17"><text:change-start text:change-id="ct236539000"/>Result<text:change-end text:change-id="ct2365390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653910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6539208"/>[a_numeric] <text:alphabetical-index-mark-start text:id="IMark82972428"/>2*<text:alphabetical-index-mark-end text:id="IMark82972428"/> [a_numeric]</text:h>
            <text:p text:style-name="Text_20_body">Routing:<text:change-end text:change-id="ct236539208"/> TOS<text:change-start text:change-id="ct236539312"/></text:p>
            <text:p text:style-name="P1"><text:change-end text:change-id="ct236539312"/>Multiply the number by two.</text:p>
          </table:table-cell>
          <table:covered-table-cell/>
        </table:table-row>
        <table:table-row table:style-name="Table189.1">
          <table:table-cell table:style-name="Table189.A2" office:value-type="string">
            <text:p text:style-name="P17"><text:change-start text:change-id="ct236539416"/>Code<text:change-end text:change-id="ct236539416"/></text:p>
          </table:table-cell>
          <table:table-cell table:style-name="Table189.B2" office:value-type="string">
            <text:p text:style-name="P17"><text:change-start text:change-id="ct236539520"/>Result<text:change-end text:change-id="ct2365395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653962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6539728"/>[a_numeric] <text:alphabetical-index-mark-start text:id="IMark82972428"/>2+<text:alphabetical-index-mark-end text:id="IMark82972428"/> [a_numeric]</text:h>
            <text:p text:style-name="Text_20_body">Routing:<text:change-end text:change-id="ct236539728"/> TOS<text:change-start text:change-id="ct236539832"/></text:p>
            <text:p text:style-name="P1"><text:change-end text:change-id="ct236539832"/>Add two to the number</text:p>
          </table:table-cell>
          <table:covered-table-cell/>
        </table:table-row>
        <table:table-row table:style-name="Table190.1">
          <table:table-cell table:style-name="Table190.A2" office:value-type="string">
            <text:p text:style-name="P17"><text:change-start text:change-id="ct236539936"/>Code<text:change-end text:change-id="ct236539936"/></text:p>
          </table:table-cell>
          <table:table-cell table:style-name="Table190.B2" office:value-type="string">
            <text:p text:style-name="P17"><text:change-start text:change-id="ct236540040"/>Result<text:change-end text:change-id="ct2365400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65401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6540248"/>[a_numeric] <text:alphabetical-index-mark-start text:id="IMark82972428"/>2-<text:alphabetical-index-mark-end text:id="IMark82972428"/> [a_numeric]</text:h>
            <text:p text:style-name="Text_20_body">Routing:<text:change-end text:change-id="ct236540248"/> TOS<text:change-start text:change-id="ct236540352"/></text:p>
            <text:p text:style-name="P1"><text:change-end text:change-id="ct236540352"/>Subtract two from the number</text:p>
          </table:table-cell>
          <table:covered-table-cell/>
        </table:table-row>
        <table:table-row table:style-name="Table191.1">
          <table:table-cell table:style-name="Table191.A2" office:value-type="string">
            <text:p text:style-name="P17"><text:change-start text:change-id="ct236540456"/>Code<text:change-end text:change-id="ct236540456"/></text:p>
          </table:table-cell>
          <table:table-cell table:style-name="Table191.B2" office:value-type="string">
            <text:p text:style-name="P17"><text:change-start text:change-id="ct236540560"/>Result<text:change-end text:change-id="ct2365405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654066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6540768"/>[a_numeric] <text:alphabetical-index-mark-start text:id="IMark82972428"/>2/<text:alphabetical-index-mark-end text:id="IMark82972428"/> [a_numeric]</text:h>
            <text:p text:style-name="Text_20_body">Routing:<text:change-end text:change-id="ct236540768"/> TOS<text:change-start text:change-id="ct236540872"/></text:p>
            <text:p text:style-name="P1"><text:change-end text:change-id="ct23654087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36540976"/>Code<text:change-end text:change-id="ct236540976"/></text:p>
          </table:table-cell>
          <table:table-cell table:style-name="Table192.B2" office:value-type="string">
            <text:p text:style-name="P17"><text:change-start text:change-id="ct236541080"/>Result<text:change-end text:change-id="ct2365410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65411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6541288"/>[a_numeric<text:change-end text:change-id="ct236541288"/> a_numeric<text:change-start text:change-id="ct236541392"/>] <text:alphabetical-index-mark-start text:id="IMark82972428"/>&lt;<text:alphabetical-index-mark-end text:id="IMark82972428"/> [a_boolean]</text:h>
            <text:p text:style-name="Text_20_body">Routing:<text:change-end text:change-id="ct236541392"/> NOS<text:change-start text:change-id="ct236541496"/></text:p>
            <text:p text:style-name="P1"><text:change-end text:change-id="ct236541496"/>Is the first number less than the second?</text:p>
          </table:table-cell>
          <table:covered-table-cell/>
        </table:table-row>
        <table:table-row table:style-name="Table193.1">
          <table:table-cell table:style-name="Table193.A2" office:value-type="string">
            <text:p text:style-name="P17"><text:change-start text:change-id="ct236541600"/>Code<text:change-end text:change-id="ct236541600"/></text:p>
          </table:table-cell>
          <table:table-cell table:style-name="Table193.B2" office:value-type="string">
            <text:p text:style-name="P17"><text:change-start text:change-id="ct236541704"/>Result<text:change-end text:change-id="ct2365417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65418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6541912"/>[a_numeric<text:change-end text:change-id="ct236541912"/> a_numeric<text:change-start text:change-id="ct236542016"/>] <text:alphabetical-index-mark-start text:id="IMark82972428"/>&lt;=<text:alphabetical-index-mark-end text:id="IMark82972428"/> [a_boolean]</text:h>
            <text:p text:style-name="Text_20_body">Routing:<text:change-end text:change-id="ct236542016"/> NOS<text:change-start text:change-id="ct236542120"/></text:p>
            <text:p text:style-name="P1"><text:change-end text:change-id="ct236542120"/>Is the first number less than or equal to the second?</text:p>
          </table:table-cell>
          <table:covered-table-cell/>
        </table:table-row>
        <table:table-row table:style-name="Table194.1">
          <table:table-cell table:style-name="Table194.A2" office:value-type="string">
            <text:p text:style-name="P17"><text:change-start text:change-id="ct236542224"/>Code<text:change-end text:change-id="ct236542224"/></text:p>
          </table:table-cell>
          <table:table-cell table:style-name="Table194.B2" office:value-type="string">
            <text:p text:style-name="P17"><text:change-start text:change-id="ct236542328"/>Result<text:change-end text:change-id="ct2365423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654243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36542536"/>[a_numeric<text:change-end text:change-id="ct236542536"/> a_numeric<text:change-start text:change-id="ct236542640"/>] <text:alphabetical-index-mark-start text:id="IMark82972428"/>&lt;=&gt;<text:alphabetical-index-mark-end text:id="IMark82972428"/> [-1, 0, or 1]</text:h>
            <text:p text:style-name="Text_20_body">Routing:<text:change-end text:change-id="ct236542640"/> NOS<text:change-start text:change-id="ct236542744"/></text:p>
            <text:p text:style-name="P1"><text:change-end text:change-id="ct23654274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36542848"/>Code<text:change-end text:change-id="ct236542848"/></text:p>
          </table:table-cell>
          <table:table-cell table:style-name="Table195.B2" office:value-type="string">
            <text:p text:style-name="P17"><text:change-start text:change-id="ct236542952"/>Result<text:change-end text:change-id="ct2365429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6543160"/><text:change text:change-id="ct2365430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6543264"/>[a_numeric<text:change-end text:change-id="ct236543264"/> a_numeric<text:change-start text:change-id="ct236543368"/>] <text:alphabetical-index-mark-start text:id="IMark82972428"/>&gt;<text:alphabetical-index-mark-end text:id="IMark82972428"/> [a_boolean]</text:h>
            <text:p text:style-name="Text_20_body">Routing:<text:change-end text:change-id="ct236543368"/> NOS<text:change-start text:change-id="ct236690744"/></text:p>
            <text:p text:style-name="P1"><text:change-end text:change-id="ct236690744"/>Is the first number greater than the second number.</text:p>
          </table:table-cell>
          <table:covered-table-cell/>
        </table:table-row>
        <table:table-row table:style-name="Table196.1">
          <table:table-cell table:style-name="Table196.A2" office:value-type="string">
            <text:p text:style-name="P17"><text:change-start text:change-id="ct236690848"/>Code<text:change-end text:change-id="ct236690848"/></text:p>
          </table:table-cell>
          <table:table-cell table:style-name="Table196.B2" office:value-type="string">
            <text:p text:style-name="P17"><text:change-start text:change-id="ct236690952"/>Result<text:change-end text:change-id="ct2366909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669105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6691160"/>[a_numeric<text:change-end text:change-id="ct236691160"/> a_numeric<text:change-start text:change-id="ct236691264"/>] <text:alphabetical-index-mark-start text:id="IMark82972428"/>&gt;=<text:alphabetical-index-mark-end text:id="IMark82972428"/> [a_boolean]</text:h>
            <text:p text:style-name="Text_20_body">Routing:<text:change-end text:change-id="ct236691264"/> NOS<text:change-start text:change-id="ct236691368"/></text:p>
            <text:p text:style-name="P1"><text:change-end text:change-id="ct236691368"/>Is the first number greater than or equal to the second number.</text:p>
          </table:table-cell>
          <table:covered-table-cell/>
        </table:table-row>
        <table:table-row table:style-name="Table197.1">
          <table:table-cell table:style-name="Table197.A2" office:value-type="string">
            <text:p text:style-name="P17"><text:change-start text:change-id="ct236691472"/>Code<text:change-end text:change-id="ct236691472"/></text:p>
          </table:table-cell>
          <table:table-cell table:style-name="Table197.B2" office:value-type="string">
            <text:p text:style-name="P17"><text:change-start text:change-id="ct236691576"/>Result<text:change-end text:change-id="ct2366915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669168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6691784"/>[a_numeric a_numeric] <text:alphabetical-index-mark-start text:id="IMark82972428"/>mod<text:alphabetical-index-mark-end text:id="IMark82972428"/> [a_numeric]</text:h>
            <text:p text:style-name="Text_20_body">Routing:<text:change-end text:change-id="ct236691784"/> NOS<text:change-start text:change-id="ct236691888"/></text:p>
            <text:p text:style-name="P1"><text:change-end text:change-id="ct236691888"/>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36691992"/>Code<text:change-end text:change-id="ct236691992"/></text:p>
          </table:table-cell>
          <table:table-cell table:style-name="Table198.B2" office:value-type="string">
            <text:p text:style-name="P17"><text:change-start text:change-id="ct236692096"/>Result<text:change-end text:change-id="ct2366920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66922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6692304"/>[a_numeric] <text:alphabetical-index-mark-start text:id="IMark82972428"/>neg<text:alphabetical-index-mark-end text:id="IMark82972428"/> [a_numeric]</text:h>
            <text:p text:style-name="Text_20_body">Routing:<text:change-end text:change-id="ct236692304"/> TOS<text:change-start text:change-id="ct236692408"/></text:p>
            <text:p text:style-name="P1"><text:change-end text:change-id="ct236692408"/>Compute zero minus the number.</text:p>
          </table:table-cell>
          <table:covered-table-cell/>
        </table:table-row>
        <table:table-row table:style-name="Table199.1">
          <table:table-cell table:style-name="Table199.A2" office:value-type="string">
            <text:p text:style-name="P17"><text:change-start text:change-id="ct236692512"/>Code<text:change-end text:change-id="ct236692512"/></text:p>
          </table:table-cell>
          <table:table-cell table:style-name="Table199.B2" office:value-type="string">
            <text:p text:style-name="P17"><text:change-start text:change-id="ct236692616"/>Result<text:change-end text:change-id="ct2366926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2135164"/>Object<text:alphabetical-index-mark-end text:id="IMark15213516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82972428"/>&amp;&amp;<text:alphabetical-index-mark-end text:id="IMark8297242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82972428"/>.<text:alphabetical-index-mark-end text:id="IMark829724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82972428"/>.::<text:alphabetical-index-mark-end text:id="IMark8297242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82972428"/>val:<text:alphabetical-index-mark-end text:id="IMark8297242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82972428"/>var:<text:alphabetical-index-mark-end text:id="IMark8297242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82972428"/>val@:<text:alphabetical-index-mark-end text:id="IMark829724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82972428"/>var@:<text:alphabetical-index-mark-end text:id="IMark829724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82972428"/>super<text:alphabetical-index-mark-end text:id="IMark8297242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82972428"/>;<text:alphabetical-index-mark-end text:id="IMark8297242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82972428"/>.class<text:alphabetical-index-mark-end text:id="IMark8297242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82972428"/>.clone<text:alphabetical-index-mark-end text:id="IMark8297242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82972428"/>.clone_exclude<text:alphabetical-index-mark-end text:id="IMark8297242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82972428"/>.copy<text:alphabetical-index-mark-end text:id="IMark8297242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82972428"/>.init<text:alphabetical-index-mark-end text:id="IMark8297242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82972428"/>.is_class?<text:alphabetical-index-mark-end text:id="IMark829724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82972428"/>.name<text:alphabetical-index-mark-end text:id="IMark8297242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58561604"/>.strlen<text:alphabetical-index-mark-end text:id="IMark2585616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58561604"/>.to_f<text:alphabetical-index-mark-end text:id="IMark25856160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58561604"/>.to_f!<text:alphabetical-index-mark-end text:id="IMark25856160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58561604"/>.to_i<text:alphabetical-index-mark-end text:id="IMark258561604"/>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58561604"/>.to_i!<text:alphabetical-index-mark-end text:id="IMark25856160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58561604"/>.to_n<text:alphabetical-index-mark-end text:id="IMark25856160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58561604"/>.to_n!<text:alphabetical-index-mark-end text:id="IMark25856160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58561604"/>.to_r<text:alphabetical-index-mark-end text:id="IMark25856160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58561604"/>.to_r!<text:alphabetical-index-mark-end text:id="IMark25856160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58561604"/>.to_s<text:alphabetical-index-mark-end text:id="IMark258561604"/>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58561604"/>.to_x<text:alphabetical-index-mark-end text:id="IMark25856160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58561604"/>.to_x!<text:alphabetical-index-mark-end text:id="IMark25856160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58561604"/>&lt;&gt;<text:alphabetical-index-mark-end text:id="IMark2585616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58561604"/>=<text:alphabetical-index-mark-end text:id="IMark2585616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58561604"/>^^<text:alphabetical-index-mark-end text:id="IMark2585616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58561604"/>distinct?<text:alphabetical-index-mark-end text:id="IMark2585616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58561604"/>identical?<text:alphabetical-index-mark-end text:id="IMark2585616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58561604"/>max<text:alphabetical-index-mark-end text:id="IMark2585616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58561604"/>min<text:alphabetical-index-mark-end text:id="IMark2585616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58561604"/>nil&lt;&gt;<text:alphabetical-index-mark-end text:id="IMark2585616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58561604"/>nil=<text:alphabetical-index-mark-end text:id="IMark2585616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58561604"/>not<text:alphabetical-index-mark-end text:id="IMark2585616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58561604"/>||<text:alphabetical-index-mark-end text:id="IMark2585616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58561604"/>)methods<text:alphabetical-index-mark-end text:id="IMark2585616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52135164"/>OutStream<text:alphabetical-index-mark-end text:id="IMark15213516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58561604"/>.append<text:alphabetical-index-mark-end text:id="IMark2585616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58561604"/>.append{<text:alphabetical-index-mark-end text:id="IMark25856160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58561604"/>.create<text:alphabetical-index-mark-end text:id="IMark2585616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58561604"/>.create{<text:alphabetical-index-mark-end text:id="IMark25856160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58561604"/><text:alphabetical-index-mark-start text:id="IMark83009248"/>.<text:alphabetical-index-mark-end text:id="IMark83009248"/><text:alphabetical-index-mark-end text:id="IMark2585616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58561604"/>.close<text:alphabetical-index-mark-end text:id="IMark2585616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58561604"/>.cr<text:alphabetical-index-mark-end text:id="IMark2585616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58561604"/>.emit<text:alphabetical-index-mark-end text:id="IMark2585616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58561604"/>.space<text:alphabetical-index-mark-end text:id="IMark2585616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58561604"/>.spaces<text:alphabetical-index-mark-end text:id="IMark2585616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58561604"/>~<text:alphabetical-index-mark-end text:id="IMark2585616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58561604"/>~"<text:alphabetical-index-mark-end text:id="IMark2585616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58561604"/>~cr<text:alphabetical-index-mark-end text:id="IMark2585616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58561604"/>~emit<text:alphabetical-index-mark-end text:id="IMark2585616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58561604"/>~space<text:alphabetical-index-mark-end text:id="IMark2585616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58561604"/>~spaces<text:alphabetical-index-mark-end text:id="IMark2585616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2135164"/>Procedure<text:alphabetical-index-mark-end text:id="IMark15213516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58561604"/>.call<text:alphabetical-index-mark-end text:id="IMark2585616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58561604"/>.start<text:alphabetical-index-mark-end text:id="IMark25856160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2135164"/>Queue<text:alphabetical-index-mark-end text:id="IMark15213516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58561604"/>.clear<text:alphabetical-index-mark-end text:id="IMark2585616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58561604"/>.empty?<text:alphabetical-index-mark-end text:id="IMark2585616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58561604"/>.length<text:alphabetical-index-mark-end text:id="IMark2585616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58561604"/>.pend<text:alphabetical-index-mark-end text:id="IMark2585616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58561604"/>.pop<text:alphabetical-index-mark-end text:id="IMark2585616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58561604"/>.push<text:alphabetical-index-mark-end text:id="IMark2585616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2135164"/>Rational<text:alphabetical-index-mark-end text:id="IMark15213516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58560068"/>.split<text:alphabetical-index-mark-end text:id="IMark2585600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52196036"/>Stack<text:alphabetical-index-mark-end text:id="IMark15219603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58560068"/>.clear<text:alphabetical-index-mark-end text:id="IMark2585600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58560068"/>.empty?<text:alphabetical-index-mark-end text:id="IMark258560068"/>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58560068"/>.length<text:alphabetical-index-mark-end text:id="IMark2585600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58560068"/>.peek<text:alphabetical-index-mark-end text:id="IMark2585600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58560068"/>.pop<text:alphabetical-index-mark-end text:id="IMark2585600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58560068"/>.push<text:alphabetical-index-mark-end text:id="IMark2585600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2196036"/>String<text:alphabetical-index-mark-end text:id="IMark15219603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58560068"/>*<text:alphabetical-index-mark-end text:id="IMark2585600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58560068"/>+<text:alphabetical-index-mark-end text:id="IMark2585600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58560068"/>."<text:alphabetical-index-mark-end text:id="IMark2585600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58560068"/>.+left<text:alphabetical-index-mark-end text:id="IMark2585600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58560068"/>.+mid<text:alphabetical-index-mark-end text:id="IMark2585600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58560068"/>.+midlr<text:alphabetical-index-mark-end text:id="IMark2585600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58560068"/>.+right<text:alphabetical-index-mark-end text:id="IMark2585600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58560068"/>.-left<text:alphabetical-index-mark-end text:id="IMark2585600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58560068"/>.-mid<text:alphabetical-index-mark-end text:id="IMark2585600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58560068"/>.-midlr<text:alphabetical-index-mark-end text:id="IMark2585600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58560068"/>.-right<text:alphabetical-index-mark-end text:id="IMark2585600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58560068"/>.call<text:alphabetical-index-mark-end text:id="IMark25856006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58560068"/>.cjust<text:alphabetical-index-mark-end text:id="IMark2585600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58560068"/>.contains?<text:alphabetical-index-mark-end text:id="IMark2585600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58560068"/>.emit<text:alphabetical-index-mark-end text:id="IMark2585600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58560068"/>.eval<text:alphabetical-index-mark-end text:id="IMark25856006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58560068"/>.fmt<text:alphabetical-index-mark-end text:id="IMark25856006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58560068"/>.fmt"<text:alphabetical-index-mark-end text:id="IMark25856006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58560068"/>.left<text:alphabetical-index-mark-end text:id="IMark2585600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58560068"/>.left?<text:alphabetical-index-mark-end text:id="IMark2585600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58560068"/>.length<text:alphabetical-index-mark-end text:id="IMark2585600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58560068"/>.lines<text:alphabetical-index-mark-end text:id="IMark2585600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58560068"/>.ljust<text:alphabetical-index-mark-end text:id="IMark2585600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58560068"/>.load<text:alphabetical-index-mark-end text:id="IMark2585600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58560068"/>.lstrip<text:alphabetical-index-mark-end text:id="IMark2585600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58560068"/>.mid<text:alphabetical-index-mark-end text:id="IMark2585600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58560068"/>.mid?<text:alphabetical-index-mark-end text:id="IMark2585600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58560068"/>.midlr<text:alphabetical-index-mark-end text:id="IMark2585600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58560068"/>.posn<text:alphabetical-index-mark-end text:id="IMark2585600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58560068"/>.reverse<text:alphabetical-index-mark-end text:id="IMark2585600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58560068"/>.right<text:alphabetical-index-mark-end text:id="IMark2585600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58560068"/>.right?<text:alphabetical-index-mark-end text:id="IMark2585600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58560068"/>.rjust<text:alphabetical-index-mark-end text:id="IMark2585600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58560068"/>.rstrip<text:alphabetical-index-mark-end text:id="IMark2585600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58560068"/>.split<text:alphabetical-index-mark-end text:id="IMark2585600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58560068"/>.strip<text:alphabetical-index-mark-end text:id="IMark2585600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58560068"/>.throw<text:alphabetical-index-mark-end text:id="IMark25856006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58560068"/>.to_lower<text:alphabetical-index-mark-end text:id="IMark2585600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58560068"/>.to_upper<text:alphabetical-index-mark-end text:id="IMark2585600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58560068"/>&lt;<text:alphabetical-index-mark-end text:id="IMark2585600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58560068"/>&lt;&lt;<text:alphabetical-index-mark-end text:id="IMark2585600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58560068"/>&lt;=<text:alphabetical-index-mark-end text:id="IMark2585600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58560068"/>&lt;=&gt;<text:alphabetical-index-mark-end text:id="IMark2585600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58560068"/>&gt;<text:alphabetical-index-mark-end text:id="IMark2585600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58560068"/>&gt;=<text:alphabetical-index-mark-end text:id="IMark2585600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2196036"/>Thread<text:alphabetical-index-mark-end text:id="IMark15219603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58560068"/>.current<text:alphabetical-index-mark-end text:id="IMark2585600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58560068"/>.list<text:alphabetical-index-mark-end text:id="IMark2585600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58560068"/>.main<text:alphabetical-index-mark-end text:id="IMark2585600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58560068"/>.vm<text:alphabetical-index-mark-end text:id="IMark2585600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52196036"/><text:alphabetical-index-mark-start text:id="IMark152195988"/><text:alphabetical-index-mark-start text:id="IMark152195940"/>TrueClass<text:alphabetical-index-mark-end text:id="IMark152195940"/><text:alphabetical-index-mark-end text:id="IMark152195988"/><text:alphabetical-index-mark-end text:id="IMark15219603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52196036"/>VirtualMachine<text:alphabetical-index-mark-end text:id="IMark152196036"/></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58560068"/>!:<text:alphabetical-index-mark-end text:id="IMark2585600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806554789106648633" text:style-name="L24">
              <text:list-item>
                <text:p text:style-name="P98">There are pretty much no restrictions on the name except that it not contain spaces and any <text:span text:style-name="T9">" signals an embedded string (which is also immediate).</text:span></text:p>
              </text:list-item>
              <text:list-item>
                <text:p text:style-name="P105">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58560068"/>super<text:alphabetical-index-mark-end text:id="IMark25856006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58560068"/>val:<text:alphabetical-index-mark-end text:id="IMark25856006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58560068"/>var:<text:alphabetical-index-mark-end text:id="IMark25856006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58560068"/>val@:<text:alphabetical-index-mark-end text:id="IMark25856006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58560068"/>var@:<text:alphabetical-index-mark-end text:id="IMark25856006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58560068"/>;<text:alphabetical-index-mark-end text:id="IMark258560068"/>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58560068"/>"<text:alphabetical-index-mark-end text:id="IMark2585600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58560068"/>.:<text:alphabetical-index-mark-end text:id="IMark258560068"/>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58560068"/>.::<text:alphabetical-index-mark-end text:id="IMark2585600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58560068"/>.append{<text:alphabetical-index-mark-end text:id="IMark25856006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58560068"/>.create{<text:alphabetical-index-mark-end text:id="IMark25856006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58560068"/>.each{<text:alphabetical-index-mark-end text:id="IMark25856006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58560068"/>.map{<text:alphabetical-index-mark-end text:id="IMark25856006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58560068"/>.new{<text:alphabetical-index-mark-end text:id="IMark25856006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58560068"/>.open{<text:alphabetical-index-mark-end text:id="IMark25856006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258560068"/>.select{<text:alphabetical-index-mark-end text:id="IMark25856006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p text:style-name="P2">[a_virtual_machine] .to_s [after]</text:p>
            <text:p text:style-name="Text_20_body">Routing: TOS</text:p>
            <text:p text:style-name="P1">description</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
          </table:table-cell>
          <table:table-cell table:style-name="Table423.B2" office:value-type="string">
            <text:p text:style-name="P2"/>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p text:style-name="P2">[a_virtual_machine] .start [a_date_time]</text:p>
            <text:p text:style-name="Text_20_body">Routing: TOS</text:p>
            <text:p text:style-name="P1">description</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
          </table:table-cell>
          <table:table-cell table:style-name="Table424.B2" office:value-type="string">
            <text:p text:style-name="P2"/>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58560068"/>.vm_name<text:alphabetical-index-mark-end text:id="IMark2585600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58560068"/>.with{<text:alphabetical-index-mark-end text:id="IMark25856006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58560068"/>:<text:alphabetical-index-mark-end text:id="IMark258560068"/> method_name … ; []</text:h>
            <text:p text:style-name="Text_20_body">Routing: VM</text:p>
            <text:p text:style-name="P1">This method is used to define a method on the virtual machine. These methods execute normally with to the current mode.</text:p>
            <text:p text:style-name="P1">Notes</text:p>
            <text:list xml:id="list34552765" text:continue-numbering="true" text:style-name="L24">
              <text:list-item>
                <text:p text:style-name="P98">There are pretty much no restrictions on the name except that it not contain spaces and any <text:span text:style-name="T9">" signals an embedded string.</text:span></text:p>
              </text:list-item>
              <text:list-item>
                <text:p text:style-name="P105">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83007904"/>super<text:alphabetical-index-mark-end text:id="IMark8300790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83007904"/>val:<text:alphabetical-index-mark-end text:id="IMark8300790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83007904"/>var:<text:alphabetical-index-mark-end text:id="IMark8300790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83007904"/>val@:<text:alphabetical-index-mark-end text:id="IMark830079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83007904"/>var@:<text:alphabetical-index-mark-end text:id="IMark830079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83007904"/>;<text:alphabetical-index-mark-end text:id="IMark83007904"/>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83007904"/>?dup<text:alphabetical-index-mark-end text:id="IMark8300790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83007904"/>[<text:alphabetical-index-mark-end text:id="IMark8300790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83007904"/>accept<text:alphabetical-index-mark-end text:id="IMark8300790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83007904"/>accept"<text:alphabetical-index-mark-end text:id="IMark8300790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83007904"/>begin<text:alphabetical-index-mark-end text:id="IMark830079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83007904"/>while<text:alphabetical-index-mark-end text:id="IMark83007904"/>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83007904"/>until<text:alphabetical-index-mark-end text:id="IMark83007904"/>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83007904"/>again<text:alphabetical-index-mark-end text:id="IMark83007904"/>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83007904"/>repeat<text:alphabetical-index-mark-end text:id="IMark83007904"/>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83007904"/>class:<text:alphabetical-index-mark-end text:id="IMark83007904"/>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83007904"/>clone<text:alphabetical-index-mark-end text:id="IMark8300790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83007904"/>complex<text:alphabetical-index-mark-end text:id="IMark83007904"/>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83007904"/>copy<text:alphabetical-index-mark-end text:id="IMark8300790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83007904"/>cr<text:alphabetical-index-mark-end text:id="IMark830079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83007904"/>do<text:alphabetical-index-mark-end text:id="IMark830079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ext:p text:style-name="Text_20_body"/>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 <text:alphabetical-index-mark-start text:id="IMark83007904"/>i<text:alphabetical-index-mark-end text:id="IMark83007904"/> [iteration_value]</text:h>
            <text:p text:style-name="Text_20_body">Routing:<text:span text:style-name="T13"> Compiler Context.</text:span></text:p>
            <text:p text:style-name="P1">Get the iteration value of the do loop.</text:p>
          </table:table-cell>
          <table:covered-table-cell/>
        </table:table-row>
        <table:table-row table:style-name="Table431.1">
          <table:table-cell table:style-name="Table431.A2" office:value-type="string">
            <text:p text:style-name="P17">Code</text:p>
          </table:table-cell>
          <table:table-cell table:style-name="Table431.B2" office:value-type="string">
            <text:p text:style-name="P17">Result</text:p>
          </table:table-cell>
        </table:table-row>
        <table:table-row table:style-name="Table431.1">
          <table:table-cell table:style-name="Table431.A2" office:value-type="string">
            <text:p text:style-name="Snippet"/>
          </table:table-cell>
          <table:table-cell table:style-name="Table431.B2" office:value-type="string">
            <text:p text:style-name="P2"/>
          </table:table-cell>
        </table:table-row>
      </table:table>
      <text:p text:style-name="Text_20_body"/>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P2">[before] j [after] (h4)</text:p>
            <text:p text:style-name="Text_20_body">Routing:<text:span text:style-name="T13"> Compiler Context.</text:span></text:p>
            <text:p text:style-name="P1">description</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
          </table:table-cell>
          <table:table-cell table:style-name="Table432.B2" office:value-type="string">
            <text:p text:style-name="P2"/>
          </table:table-cell>
        </table:table-row>
      </table:table>
      <text:p text:style-name="Text_20_body"/>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P2">[before] -i [after] (h4)</text:p>
            <text:p text:style-name="Text_20_body">Routing:<text:span text:style-name="T13"> Compiler Context.</text:span></text:p>
            <text:p text:style-name="P1">description</text:p>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
          </table:table-cell>
          <table:table-cell table:style-name="Table433.B2" office:value-type="string">
            <text:p text:style-name="P2"/>
          </table:table-cell>
        </table:table-row>
      </table:table>
      <text:p text:style-name="Text_20_body"/>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P2">[before] -j [after] (h4)</text:p>
            <text:p text:style-name="Text_20_body">Routing:<text:span text:style-name="T13"> Compiler Context.</text:span></text:p>
            <text:p text:style-name="P1">description</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
          </table:table-cell>
          <table:table-cell table:style-name="Table434.B2" office:value-type="string">
            <text:p text:style-name="P2"/>
          </table:table-cell>
        </table:table-row>
      </table:table>
      <text:p text:style-name="Text_20_body"/>
      <table:table table:name="Table435" table:style-name="Table435">
        <table:table-column table:style-name="Table435.A"/>
        <table:table-column table:style-name="Table435.B"/>
        <table:table-row table:style-name="Table435.1">
          <table:table-cell table:style-name="Table435.A1" table:number-columns-spanned="2" office:value-type="string">
            <text:p text:style-name="P2">[before] do … loop [after] (h4)</text:p>
            <text:p text:style-name="Text_20_body">Routing:<text:span text:style-name="T13"> Compiler Context.</text:span></text:p>
            <text:p text:style-name="P1">description</text:p>
          </table:table-cell>
          <table:covered-table-cell/>
        </table:table-row>
        <table:table-row table:style-name="Table435.1">
          <table:table-cell table:style-name="Table435.A2" office:value-type="string">
            <text:p text:style-name="P17">Code</text:p>
          </table:table-cell>
          <table:table-cell table:style-name="Table435.B2" office:value-type="string">
            <text:p text:style-name="P17">Result</text:p>
          </table:table-cell>
        </table:table-row>
        <table:table-row table:style-name="Table435.1">
          <table:table-cell table:style-name="Table435.A2" office:value-type="string">
            <text:p text:style-name="Snippet"/>
          </table:table-cell>
          <table:table-cell table:style-name="Table435.B2" office:value-type="string">
            <text:p text:style-name="P2"/>
          </table:table-cell>
        </table:table-row>
      </table:table>
      <text:p text:style-name="Text_20_body"/>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P2">[before] do … +loop [after] (h4)</text:p>
            <text:p text:style-name="Text_20_body">Routing:<text:span text:style-name="T13"> Compiler Context.</text:span></text:p>
            <text:p text:style-name="P1">description</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
          </table:table-cell>
          <table:table-cell table:style-name="Table436.B2" office:value-type="string">
            <text:p text:style-name="P2"/>
          </table:table-cell>
        </table:table-row>
      </table:table>
      <text:p text:style-name="Standard"/>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ext:soft-page-break/>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 true [true]</text:p>
            <text:p text:style-name="Text_20_body">Routing: VM</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ext:soft-page-break/>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ext:soft-page-break/>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52196036"/>Commands<text:alphabetical-index-mark-end text:id="IMark152196036"/></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ext:soft-page-break/>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ext:soft-page-break/>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ext:soft-page-break/>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ext:soft-page-break/>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52196036"/>)entries<text:alphabetical-index-mark-end text:id="IMark15219603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4">0</text:p>
          <text:p text:style-name="P73">0&lt;<text:tab/>115</text:p>
          <text:p text:style-name="P73">0&lt;=<text:tab/>115</text:p>
          <text:p text:style-name="P73">0&lt;=&gt;<text:tab/>116</text:p>
          <text:p text:style-name="P73">0&lt;&gt; <text:tab/>116</text:p>
          <text:p text:style-name="P73">0=<text:tab/>116</text:p>
          <text:p text:style-name="P73">0&gt;<text:tab/>117</text:p>
          <text:p text:style-name="P73">0&gt;=<text:tab/>117</text:p>
          <text:p text:style-name="P74">1</text:p>
          <text:p text:style-name="P73">1-<text:tab/>117</text:p>
          <text:p text:style-name="P73">1+<text:tab/>117</text:p>
          <text:p text:style-name="P74">2</text:p>
          <text:p text:style-name="P73">2-<text:tab/>118</text:p>
          <text:p text:style-name="P73">2*<text:tab/>93, 118</text:p>
          <text:p text:style-name="P73">2/<text:tab/>93, 119</text:p>
          <text:p text:style-name="P73">2+<text:tab/>118</text:p>
          <text:p text:style-name="P74">A</text:p>
          <text:p text:style-name="P73">accept<text:tab/>176</text:p>
          <text:p text:style-name="P73">accept"<text:tab/>176</text:p>
          <text:p text:style-name="P73">again<text:tab/>24, 177</text:p>
          <text:p text:style-name="P73">and<text:tab/>95</text:p>
          <text:p text:style-name="P73">Archive<text:tab/>11</text:p>
          <text:p text:style-name="P73">Array<text:tab/>61</text:p>
          <text:p text:style-name="P74">B</text:p>
          <text:p text:style-name="P73">begin<text:tab/>24, 177</text:p>
          <text:p text:style-name="P73">Boolean<text:tab/>59</text:p>
          <text:p text:style-name="P73">bounce<text:tab/>35, 37</text:p>
          <text:p text:style-name="P74">C</text:p>
          <text:p text:style-name="P73">catch<text:tab/>34, 37</text:p>
          <text:p text:style-name="P73">Class<text:tab/>74</text:p>
          <text:p text:style-name="P73">class:<text:tab/>178</text:p>
          <text:p text:style-name="P73">Classes<text:tab/>45</text:p>
          <text:p text:style-name="P73">clone<text:tab/>29, 178</text:p>
          <text:p text:style-name="P73">com<text:tab/>95</text:p>
          <text:p text:style-name="P73">Commands<text:tab/>77, 186</text:p>
          <text:p text:style-name="P73">complex<text:tab/>178</text:p>
          <text:p text:style-name="P73">Complex<text:tab/>79</text:p>
          <text:p text:style-name="P73">copy<text:tab/>29, 179</text:p>
          <text:p text:style-name="P73">cr<text:tab/>179</text:p>
          <text:p text:style-name="P74">D</text:p>
          <text:p text:style-name="P73">Declarations<text:tab/>25</text:p>
          <text:p text:style-name="P73">Demo.rb<text:tab/>10</text:p>
          <text:p text:style-name="P73">distinct?<text:tab/>132</text:p>
          <text:p text:style-name="P73">do<text:tab/>22</text:p>
          <text:p text:style-name="P73">do_map_name<text:tab/>55</text:p>
          <text:p text:style-name="P73">dpr<text:tab/>98</text:p>
          <text:p text:style-name="P73">drop<text:tab/>18</text:p>
          <text:p text:style-name="P73">Duck Typing<text:tab/>25</text:p>
          <text:p text:style-name="P73">dup<text:tab/>18, 29</text:p>
          <text:p text:style-name="P74">E</text:p>
          <text:p text:style-name="P73">e<text:tab/>99</text:p>
          <text:p text:style-name="P73">else<text:tab/>20</text:p>
          <text:p text:style-name="P73">epsilon<text:tab/>99</text:p>
          <text:p text:style-name="P74">F</text:p>
          <text:p text:style-name="P73">FalseClass<text:tab/>59, 82</text:p>
          <text:p text:style-name="P73">finally<text:tab/>36, 37</text:p>
          <text:p text:style-name="P73">Float<text:tab/>84</text:p>
          <text:p text:style-name="P74">H</text:p>
          <text:p text:style-name="P73">Hash<text:tab/>85</text:p>
          <text:p text:style-name="P74">I</text:p>
          <text:p text:style-name="P73">i<text:tab/>22</text:p>
          <text:p text:style-name="P73">identical?<text:tab/>132</text:p>
          <text:p text:style-name="P73">if<text:tab/>20</text:p>
          <text:p text:style-name="P73">infinity<text:tab/>99</text:p>
          <text:p text:style-name="P73">Inheritance<text:tab/>46</text:p>
          <text:p text:style-name="P73">InStream<text:tab/>88</text:p>
          <text:p text:style-name="P73">Integer<text:tab/>91</text:p>
          <text:p text:style-name="P74">J</text:p>
          <text:p text:style-name="P73">j<text:tab/>22</text:p>
          <text:p text:style-name="P74">K</text:p>
          <text:p text:style-name="P73">Known Issues<text:tab/>11</text:p>
          <text:p text:style-name="P74">L</text:p>
          <text:p text:style-name="P73">Late Binding<text:tab/>46</text:p>
          <text:p text:style-name="P73">loop<text:tab/>22</text:p>
          <text:p text:style-name="P74">M</text:p>
          <text:p text:style-name="P73">max<text:tab/>132</text:p>
          <text:p text:style-name="P73">max_float<text:tab/>99</text:p>
          <text:p text:style-name="P73">Method Mapping<text:tab/>47</text:p>
          <text:p text:style-name="P73">Methods<text:tab/>46</text:p>
          <text:p text:style-name="P73">min<text:tab/>133</text:p>
          <text:p text:style-name="P73">min_float<text:tab/>100</text:p>
          <text:p text:style-name="P73">mod<text:tab/>121</text:p>
          <text:p text:style-name="P73">Mutation<text:tab/>27</text:p>
          <text:p text:style-name="P74">N</text:p>
          <text:p text:style-name="P73">nan<text:tab/>100</text:p>
          <text:p text:style-name="P73">neg<text:tab/>121</text:p>
          <text:p text:style-name="P73">nil&lt;&gt;<text:tab/>133</text:p>
          <text:p text:style-name="P73">nil=<text:tab/>133</text:p>
          <text:p text:style-name="P73">NilClass<text:tab/>59, 96</text:p>
          <text:p text:style-name="P73">nip<text:tab/>18</text:p>
          <text:p text:style-name="P73">not<text:tab/>134</text:p>
          <text:p text:style-name="P73">Numeric<text:tab/>60, 98</text:p>
          <text:p text:style-name="P74">O</text:p>
          <text:p text:style-name="P73">Object<text:tab/>59, 122</text:p>
          <text:p text:style-name="P73">or<text:tab/>95</text:p>
          <text:p text:style-name="P73">OutStream<text:tab/>136</text:p>
          <text:p text:style-name="P73">over<text:tab/>18</text:p>
          <text:p text:style-name="P74">P</text:p>
          <text:p text:style-name="P73">pi<text:tab/>100</text:p>
          <text:p text:style-name="P73">pick<text:tab/>18</text:p>
          <text:p text:style-name="P73">Polymorphism<text:tab/>46</text:p>
          <text:p text:style-name="P73">Procedure<text:tab/>141</text:p>
          <text:p text:style-name="P73">Prototypes<text:tab/>46</text:p>
          <text:p text:style-name="P74">Q</text:p>
          <text:p text:style-name="P73">Queue<text:tab/>143</text:p>
          <text:p text:style-name="P74">R</text:p>
          <text:p text:style-name="P73">Rake<text:tab/>10</text:p>
          <text:p text:style-name="P73">Rational<text:tab/>145</text:p>
          <text:p text:style-name="P73">Referencing<text:tab/>26</text:p>
          <text:p text:style-name="P73">repeat<text:tab/>24, 178</text:p>
          <text:p text:style-name="P73">Routing<text:tab/>52</text:p>
          <text:p text:style-name="P74">S</text:p>
          <text:p text:style-name="P73">Scoping<text:tab/>25</text:p>
          <text:p text:style-name="P73">self<text:tab/>57</text:p>
          <text:p text:style-name="P73">Stack<text:tab/>146</text:p>
          <text:p text:style-name="P73">String<text:tab/>148</text:p>
          <text:p text:style-name="P73">super<text:tab/>75, 124, 169, 174</text:p>
          <text:p text:style-name="P73">swap<text:tab/>19</text:p>
          <text:p text:style-name="P73">switch<text:tab/>20</text:p>
          <text:p text:style-name="P73">SymbolMap<text:tab/>47</text:p>
          <text:p text:style-name="P74">T</text:p>
          <text:p text:style-name="P73">Testing<text:tab/>10</text:p>
          <text:p text:style-name="P73">Thanks<text:tab/>8</text:p>
          <text:p text:style-name="P73">then<text:tab/>20</text:p>
          <text:p text:style-name="P73">Thread<text:tab/>165</text:p>
          <text:p text:style-name="P73">throw"<text:tab/>38</text:p>
          <text:p text:style-name="P73">TrueClass<text:tab/>59, 167</text:p>
          <text:p text:style-name="P73">try<text:tab/>34, 37</text:p>
          <text:p text:style-name="P73">tuck<text:tab/>19</text:p>
          <text:p text:style-name="P73">Typing<text:tab/>25</text:p>
          <text:p text:style-name="P74">U</text:p>
          <text:p text:style-name="P73">until<text:tab/>24, 177</text:p>
          <text:p text:style-name="P74">V</text:p>
          <text:p text:style-name="P73">v<text:tab/>67, 69</text:p>
          <text:p text:style-name="P73">val:<text:tab/>25, 75, 123, 169, 175</text:p>
          <text:p text:style-name="P73">val@:<text:tab/>26, 75, 123, 170, 175</text:p>
          <text:p text:style-name="P73">val#:<text:tab/>26</text:p>
          <text:p text:style-name="P73">val$:<text:tab/>26</text:p>
          <text:p text:style-name="P73">var:<text:tab/>25, 75, 123, 169, 175</text:p>
          <text:p text:style-name="P73">var@:<text:tab/>26, 76, 124, 170, 175</text:p>
          <text:p text:style-name="P73">var#:<text:tab/>26</text:p>
          <text:p text:style-name="P73">var$:<text:tab/>26</text:p>
          <text:p text:style-name="P73">VirtualMachine<text:tab/>168</text:p>
          <text:p text:style-name="P74">W</text:p>
          <text:p text:style-name="P73">while<text:tab/>177</text:p>
          <text:p text:style-name="P74">X</text:p>
          <text:p text:style-name="P73">x<text:tab/>62, 67, 69</text:p>
          <text:p text:style-name="P73">xor<text:tab/>95</text:p>
          <text:p text:style-name="P74">^</text:p>
          <text:p text:style-name="P73">^^<text:tab/>83, 96, 131</text:p>
          <text:p text:style-name="P74">-</text:p>
          <text:p text:style-name="P73">-<text:tab/>102</text:p>
          <text:p text:style-name="P73">-&gt;<text:tab/>85</text:p>
          <text:p text:style-name="P73">-i<text:tab/>22</text:p>
          <text:p text:style-name="P73">-infinity<text:tab/>98</text:p>
          <text:p text:style-name="P73">-j<text:tab/>22</text:p>
          <text:p text:style-name="P74">;</text:p>
          <text:p text:style-name="P73">;<text:tab/>76, 124, 170, 175</text:p>
          <text:p text:style-name="P74">:</text:p>
          <text:p text:style-name="P73"><text:soft-page-break/>:<text:tab/>54, 174</text:p>
          <text:p text:style-name="P74">!</text:p>
          <text:p text:style-name="P73">!<text:tab/>64</text:p>
          <text:p text:style-name="P73">!:<text:tab/>169</text:p>
          <text:p text:style-name="P74">?</text:p>
          <text:p text:style-name="P73">?"<text:tab/>35, 37</text:p>
          <text:p text:style-name="P73">?dup<text:tab/>176</text:p>
          <text:p text:style-name="P74">.</text:p>
          <text:p text:style-name="P73">.<text:tab/>122, 138</text:p>
          <text:p text:style-name="P73">.-left<text:tab/>65, 154</text:p>
          <text:p text:style-name="P73">.-mid<text:tab/>66, 154</text:p>
          <text:p text:style-name="P73">.-midlr<text:tab/>66, 154</text:p>
          <text:p text:style-name="P73">.-right<text:tab/>66, 155</text:p>
          <text:p text:style-name="P73">.:<text:tab/>54, 74, 170</text:p>
          <text:p text:style-name="P73">.::<text:tab/>54, 123, 171</text:p>
          <text:p text:style-name="P73">."<text:tab/>152</text:p>
          <text:p text:style-name="P73">.[]!<text:tab/>66, 86</text:p>
          <text:p text:style-name="P73">.[]@<text:tab/>67, 86</text:p>
          <text:p text:style-name="P73">.+left<text:tab/>64, 153</text:p>
          <text:p text:style-name="P73">.+mid<text:tab/>65, 153</text:p>
          <text:p text:style-name="P73">.+midlr<text:tab/>65, 153</text:p>
          <text:p text:style-name="P73">.+right<text:tab/>65, 154</text:p>
          <text:p text:style-name="P73">.1/x<text:tab/>102</text:p>
          <text:p text:style-name="P73">.10**<text:tab/>102</text:p>
          <text:p text:style-name="P73">.2**<text:tab/>103</text:p>
          <text:p text:style-name="P73">.abs<text:tab/>103</text:p>
          <text:p text:style-name="P73">.acos<text:tab/>103</text:p>
          <text:p text:style-name="P73">.acosh<text:tab/>104</text:p>
          <text:p text:style-name="P73">.angle<text:tab/>104</text:p>
          <text:p text:style-name="P73">.append<text:tab/>136</text:p>
          <text:p text:style-name="P73">.append{<text:tab/>137, 171</text:p>
          <text:p text:style-name="P73">.asin<text:tab/>104</text:p>
          <text:p text:style-name="P73">.asinh<text:tab/>105</text:p>
          <text:p text:style-name="P73">.atan<text:tab/>105</text:p>
          <text:p text:style-name="P73">.atan2<text:tab/>105</text:p>
          <text:p text:style-name="P73">.atanh<text:tab/>106</text:p>
          <text:p text:style-name="P73">.c2p<text:tab/>106</text:p>
          <text:p text:style-name="P73">.call<text:tab/>141, 155</text:p>
          <text:p text:style-name="P73">.cbrt<text:tab/>80, 106</text:p>
          <text:p text:style-name="P73">.ceil<text:tab/>106</text:p>
          <text:p text:style-name="P73">.cjust<text:tab/>155</text:p>
          <text:p text:style-name="P73">.class<text:tab/>124</text:p>
          <text:p text:style-name="P73">.clear<text:tab/>143, 146</text:p>
          <text:p text:style-name="P73">.clone<text:tab/>29, 125</text:p>
          <text:p text:style-name="P73">.clone_exclude<text:tab/>31, 125</text:p>
          <text:p text:style-name="P73">.close<text:tab/>89, 138</text:p>
          <text:p text:style-name="P73">.conjugate<text:tab/>107</text:p>
          <text:p text:style-name="P73">.contains?<text:tab/>155</text:p>
          <text:p text:style-name="P73">.copy<text:tab/>29, 125</text:p>
          <text:p text:style-name="P73">.cos<text:tab/>107</text:p>
          <text:p text:style-name="P73">.cosh<text:tab/>107</text:p>
          <text:p text:style-name="P73">.cr<text:tab/>138</text:p>
          <text:p text:style-name="P73">.create<text:tab/>137</text:p>
          <text:p text:style-name="P73">.create{<text:tab/>137, 171</text:p>
          <text:p text:style-name="P73">.cube<text:tab/>107</text:p>
          <text:p text:style-name="P73">.current<text:tab/>165</text:p>
          <text:p text:style-name="P73">.d2r<text:tab/>108</text:p>
          <text:p text:style-name="P73">.denominator<text:tab/>108</text:p>
          <text:p text:style-name="P73">.e**<text:tab/>80, 108</text:p>
          <text:p text:style-name="P73">.each{<text:tab/>67, 171</text:p>
          <text:p text:style-name="P73">.emit<text:tab/>108, 138, 156</text:p>
          <text:p text:style-name="P73">.empty?<text:tab/>143, 146</text:p>
          <text:p text:style-name="P73">.eval<text:tab/>156</text:p>
          <text:p text:style-name="P73">.even?<text:tab/>92</text:p>
          <text:p text:style-name="P73">.floor<text:tab/>109</text:p>
          <text:p text:style-name="P73">.fmt<text:tab/>156</text:p>
          <text:p text:style-name="P73">.fmt"<text:tab/>156</text:p>
          <text:p text:style-name="P73">.gcd<text:tab/>92</text:p>
          <text:p text:style-name="P73">.get_all<text:tab/>88</text:p>
          <text:p text:style-name="P73">.getc<text:tab/>90</text:p>
          <text:p text:style-name="P73">.gets<text:tab/>90</text:p>
          <text:p text:style-name="P73">.hypot<text:tab/>109</text:p>
          <text:p text:style-name="P73">.imaginary<text:tab/>109</text:p>
          <text:p text:style-name="P73">.init<text:tab/>26, 126</text:p>
          <text:p text:style-name="P73">.is_class?<text:tab/>76, 126</text:p>
          <text:p text:style-name="P73">.keys<text:tab/>86</text:p>
          <text:p text:style-name="P73">.lcm<text:tab/>92</text:p>
          <text:p text:style-name="P73">.left<text:tab/>68, 157</text:p>
          <text:p text:style-name="P73">.left?<text:tab/>157</text:p>
          <text:p text:style-name="P73">.length<text:tab/>68, 143, 146, 157</text:p>
          <text:p text:style-name="P73">.lines<text:tab/>157</text:p>
          <text:p text:style-name="P73">.list<text:tab/>165</text:p>
          <text:p text:style-name="P73">.ljust<text:tab/>158</text:p>
          <text:p text:style-name="P73">.ln<text:tab/>109</text:p>
          <text:p text:style-name="P73">.load<text:tab/>158</text:p>
          <text:p text:style-name="P73">.log10<text:tab/>110</text:p>
          <text:p text:style-name="P73">.log2<text:tab/>110</text:p>
          <text:p text:style-name="P73">.lstrip<text:tab/>158</text:p>
          <text:p text:style-name="P73">.magnitude<text:tab/>110</text:p>
          <text:p text:style-name="P73">.main<text:tab/>166</text:p>
          <text:p text:style-name="P73">.map{<text:tab/>68, 172</text:p>
          <text:p text:style-name="P73">.max<text:tab/>69</text:p>
          <text:p text:style-name="P73">.mid<text:tab/>70, 158</text:p>
          <text:p text:style-name="P73">.mid?<text:tab/>159</text:p>
          <text:p text:style-name="P73">.midlr<text:tab/>70, 159</text:p>
          <text:p text:style-name="P73">.min<text:tab/>70</text:p>
          <text:p text:style-name="P73">.name<text:tab/>126</text:p>
          <text:p text:style-name="P73">.new<text:tab/>62, 76</text:p>
          <text:p text:style-name="P73">.new_size<text:tab/>63</text:p>
          <text:p text:style-name="P73">.new_value<text:tab/>63</text:p>
          <text:p text:style-name="P73">.new_values<text:tab/>63</text:p>
          <text:p text:style-name="P73">.new{<text:tab/>62, 172</text:p>
          <text:p text:style-name="P73">.numerator<text:tab/>111</text:p>
          <text:p text:style-name="P73">.odd?<text:tab/>92</text:p>
          <text:p text:style-name="P73">.open<text:tab/>89</text:p>
          <text:p text:style-name="P73">.open{<text:tab/>89, 172</text:p>
          <text:p text:style-name="P73">.p2c<text:tab/>111</text:p>
          <text:p text:style-name="P73">.parent_class<text:tab/>77</text:p>
          <text:p text:style-name="P73">.peek<text:tab/>147</text:p>
          <text:p text:style-name="P73">.pend<text:tab/>144</text:p>
          <text:p text:style-name="P73">.polar<text:tab/>111</text:p>
          <text:p text:style-name="P73">.pop<text:tab/>144, 147</text:p>
          <text:p text:style-name="P73">.posn<text:tab/>159</text:p>
          <text:p text:style-name="P73">.pp<text:tab/>71, 87</text:p>
          <text:p text:style-name="P73">.push<text:tab/>144, 147</text:p>
          <text:p text:style-name="P73">.r2d<text:tab/>112</text:p>
          <text:p text:style-name="P73">.real<text:tab/>112</text:p>
          <text:p text:style-name="P73">.reverse<text:tab/>71, 160</text:p>
          <text:p text:style-name="P73">.right<text:tab/>71, 160</text:p>
          <text:p text:style-name="P73">.right?<text:tab/>160</text:p>
          <text:p text:style-name="P73">.rjust<text:tab/>160</text:p>
          <text:p text:style-name="P73">.round<text:tab/>112</text:p>
          <text:p text:style-name="P73">.rstrip<text:tab/>161</text:p>
          <text:p text:style-name="P73">.select{<text:tab/>173</text:p>
          <text:p text:style-name="P73">.shuffle<text:tab/>71</text:p>
          <text:p text:style-name="P73">.sin<text:tab/>112</text:p>
          <text:p text:style-name="P73">.sinh<text:tab/>113</text:p>
          <text:p text:style-name="P73">.sleep<text:tab/>113</text:p>
          <text:p text:style-name="P73">.sort<text:tab/>72</text:p>
          <text:p text:style-name="P73">.space<text:tab/>139</text:p>
          <text:p text:style-name="P73">.spaces<text:tab/>139</text:p>
          <text:p text:style-name="P73">.split<text:tab/>80, 145, 161</text:p>
          <text:p text:style-name="P73">.sqr<text:tab/>113</text:p>
          <text:p text:style-name="P73">.sqrt<text:tab/>80, 114</text:p>
          <text:p text:style-name="P73">.start<text:tab/>142</text:p>
          <text:p text:style-name="P73">.strip<text:tab/>161</text:p>
          <text:p text:style-name="P73">.strlen<text:tab/>127</text:p>
          <text:p text:style-name="P73">.strmax<text:tab/>72</text:p>
          <text:p text:style-name="P73">.strmax2<text:tab/>87</text:p>
          <text:p text:style-name="P73">.subclass:<text:tab/>77</text:p>
          <text:p text:style-name="P73">.tan<text:tab/>114</text:p>
          <text:p text:style-name="P73">.tanh<text:tab/>114</text:p>
          <text:p text:style-name="P73">.throw<text:tab/>38, 161</text:p>
          <text:p text:style-name="P73">.to_f<text:tab/>127</text:p>
          <text:p text:style-name="P73">.to_f!<text:tab/>127</text:p>
          <text:p text:style-name="P73">.to_i<text:tab/>127</text:p>
          <text:p text:style-name="P73">.to_i!<text:tab/>128</text:p>
          <text:p text:style-name="P73">.to_lower<text:tab/>162</text:p>
          <text:p text:style-name="P73">.to_n<text:tab/>128</text:p>
          <text:p text:style-name="P73">.to_n!<text:tab/>128</text:p>
          <text:p text:style-name="P73">.to_r<text:tab/>129</text:p>
          <text:p text:style-name="P73">.to_r!<text:tab/>129</text:p>
          <text:p text:style-name="P73">.to_s<text:tab/>77, 129</text:p>
          <text:p text:style-name="P73">.to_upper<text:tab/>162</text:p>
          <text:p text:style-name="P73">.to_x<text:tab/>130</text:p>
          <text:p text:style-name="P73">.to_x!<text:tab/>130</text:p>
          <text:p text:style-name="P73">.values<text:tab/>87</text:p>
          <text:p text:style-name="P73">.vm<text:tab/>166</text:p>
          <text:p text:style-name="P73">.vm_name<text:tab/>173</text:p>
          <text:p text:style-name="P73">.with{<text:tab/>58, 174</text:p>
          <text:p text:style-name="P74">"</text:p>
          <text:p text:style-name="P73">"<text:tab/>170</text:p>
          <text:p text:style-name="P74">)</text:p>
          <text:p text:style-name="P73">)context<text:tab/>49</text:p>
          <text:p text:style-name="P73">)context!<text:tab/>49</text:p>
          <text:p text:style-name="P73">)entries<text:tab/>192</text:p>
          <text:p text:style-name="P73">)methods<text:tab/>78, 134</text:p>
          <text:p text:style-name="P73">)stubs<text:tab/>78</text:p>
          <text:p text:style-name="P73">)vm<text:tab/>51</text:p>
          <text:p text:style-name="P73">)vm!<text:tab/>51</text:p>
          <text:p text:style-name="P74">[</text:p>
          <text:p text:style-name="P73"><text:soft-page-break/>[<text:tab/>176</text:p>
          <text:p text:style-name="P74">{</text:p>
          <text:p text:style-name="P73">{<text:tab/>85</text:p>
          <text:p text:style-name="P74">}</text:p>
          <text:p text:style-name="P73">}<text:tab/>63, 67, 69, 85</text:p>
          <text:p text:style-name="P74">@</text:p>
          <text:p text:style-name="P73">@<text:tab/>73</text:p>
          <text:p text:style-name="P74">*</text:p>
          <text:p text:style-name="P73">*<text:tab/>101, 152</text:p>
          <text:p text:style-name="P73">**<text:tab/>101</text:p>
          <text:p text:style-name="P74">/</text:p>
          <text:p text:style-name="P73">/<text:tab/>115</text:p>
          <text:p text:style-name="P74">&amp;</text:p>
          <text:p text:style-name="P73">&amp;&amp;<text:tab/>82, 96, 122</text:p>
          <text:p text:style-name="P74">+</text:p>
          <text:p text:style-name="P73">+<text:tab/>64, 101, 152</text:p>
          <text:p text:style-name="P73">+loop<text:tab/>22</text:p>
          <text:p text:style-name="P74">&lt;</text:p>
          <text:p text:style-name="P73">&lt;<text:tab/>119, 162</text:p>
          <text:p text:style-name="P73">&lt;&lt;<text:tab/>72, 94, 163</text:p>
          <text:p text:style-name="P73">&lt;=<text:tab/>119, 163</text:p>
          <text:p text:style-name="P73">&lt;=&gt;<text:tab/>120, 163</text:p>
          <text:p text:style-name="P73">&lt;&gt;<text:tab/>131</text:p>
          <text:p text:style-name="P74">=</text:p>
          <text:p text:style-name="P73">=<text:tab/>131</text:p>
          <text:p text:style-name="P74">&gt;</text:p>
          <text:p text:style-name="P73">&gt;<text:tab/>120, 164</text:p>
          <text:p text:style-name="P73">&gt;=<text:tab/>120, 164</text:p>
          <text:p text:style-name="P73">&gt;&gt;<text:tab/>94</text:p>
          <text:p text:style-name="P74">|</text:p>
          <text:p text:style-name="P73">||<text:tab/>83, 97, 134</text:p>
          <text:p text:style-name="P74">~</text:p>
          <text:p text:style-name="P73">~<text:tab/>139</text:p>
          <text:p text:style-name="P73">~"<text:tab/>139</text:p>
          <text:p text:style-name="P73">~cr<text:tab/>140</text:p>
          <text:p text:style-name="P73">~emit<text:tab/>140</text:p>
          <text:p text:style-name="P73">~getc<text:tab/>90</text:p>
          <text:p text:style-name="P73">~gets<text:tab/>90</text:p>
          <text:p text:style-name="P73">~space<text:tab/>140</text:p>
          <text:p text:style-name="P73">~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6692720"/></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0</text:page-number> of <text:page-count>20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6H17M59S</meta:editing-duration>
    <meta:editing-cycles>2591</meta:editing-cycles>
    <meta:generator>OpenOffice/4.1.1$Win32 OpenOffice.org_project/411m6$Build-9775</meta:generator>
    <dc:date>2015-05-06T14:39:28.52</dc:date>
    <dc:creator>Peter Camilleri</dc:creator>
    <meta:printed-by>Peter Camilleri</meta:printed-by>
    <meta:print-date>2015-05-03T14:38:38.15</meta:print-date>
    <meta:document-statistic meta:table-count="436" meta:image-count="0" meta:object-count="0" meta:page-count="200" meta:paragraph-count="6503" meta:word-count="35551" meta:character-count="205961"/>
    <meta:template xlink:type="simple" xlink:actuate="onRequest" xlink:title="MyDefault" xlink:href="../../../../OpenOffice.org/3/user/template/MyDefault.ott" meta:date="2014-06-26T22:09:00.24"/>
  </office:meta>
</office:document-meta>
</file>